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C178BD6B4A4305A5.jpg" manifest:media-type="image/jpeg"/>
  <manifest:file-entry manifest:full-path="Pictures/10000000000000F10000005849028E7FD4B347B6.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OpenSymbol1" svg:font-family="OpenSymbol, 'Arial Unicode MS'"/>
    <style:font-face style:name="Courier New" svg:font-family="'Courier New'" style:font-family-generic="modern"/>
    <style:font-face style:name="FreeSans1" svg:font-family="FreeSans" style:font-family-generic="swiss"/>
    <style:font-face style:name="Calibri1" svg:font-family="Calibri" style:font-pitch="variable"/>
    <style:font-face style:name="Droid Sans Fallback" svg:font-family="'Droid Sans Fallback'" style:font-pitch="variable"/>
    <style:font-face style:name="Droid Sans Fallback1" svg:font-family="'Droid Sans Fallback', 'MS Mincho'" style:font-pitch="variable"/>
    <style:font-face style:name="FreeSans2" svg:font-family="FreeSans" style:font-pitch="variable"/>
    <style:font-face style:name="FreeSans3" svg:font-family="FreeSans, 'MS Gothic'" style:font-pitch="variable"/>
    <style:font-face style:name="Lucida Sans Unicode" svg:font-family="'Lucida Sans Unicode'" style:font-pitch="variable"/>
    <style:font-face style:name="Mangal" svg:font-family="Mangal" style:font-pitch="variable"/>
    <style:font-face style:name="Microsoft Sans Serif1" svg:font-family="'Microsoft Sans Serif'" style:font-pitch="variable"/>
    <style:font-face style:name="Bitstream Charter" svg:font-family="'Bitstream Charter'"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Nimbus Roman No9 L2" svg:font-family="'Nimbus Roman No9 L'"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Neue" svg:font-family="'Helvetica Neue', Corbe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a4" style:family="table">
      <style:table-properties style:width="13.993cm" fo:margin-left="-0.305cm" fo:margin-right="0.614cm" table:align="margins" style:writing-mode="lr-tb"/>
    </style:style>
    <style:style style:name="Tabla4.A" style:family="table-column">
      <style:table-column-properties style:column-width="1.005cm" style:rel-column-width="4708*"/>
    </style:style>
    <style:style style:name="Tabla4.B" style:family="table-column">
      <style:table-column-properties style:column-width="8.137cm" style:rel-column-width="38108*"/>
    </style:style>
    <style:style style:name="Tabla4.C" style:family="table-column">
      <style:table-column-properties style:column-width="2.265cm" style:rel-column-width="10607*"/>
    </style:style>
    <style:style style:name="Tabla4.D" style:family="table-column">
      <style:table-column-properties style:column-width="2.586cm" style:rel-column-width="12112*"/>
    </style:style>
    <style:style style:name="Tabla4.1" style:family="table-row">
      <style:table-row-properties fo:keep-together="auto"/>
    </style:style>
    <style:style style:name="Tabla4.A1" style:family="table-cell">
      <style:table-cell-properties style:vertical-align="middle" fo:padding-left="0.191cm" fo:padding-right="0.191cm" fo:padding-top="0cm" fo:padding-bottom="0cm" fo:border-left="1pt solid #808080" fo:border-right="none" fo:border-top="1pt solid #808080" fo:border-bottom="1pt solid #808080"/>
    </style:style>
    <style:style style:name="Tabla4.B1" style:family="table-cell">
      <style:table-cell-properties style:vertical-align="middle" fo:padding-left="0.018cm" fo:padding-right="0.018cm" fo:padding-top="0cm" fo:padding-bottom="0cm" fo:border-left="1pt solid #808080" fo:border-right="none" fo:border-top="1pt solid #808080" fo:border-bottom="1pt solid #808080"/>
    </style:style>
    <style:style style:name="Tabla4.D1" style:family="table-cell">
      <style:table-cell-properties style:vertical-align="middle" fo:padding-left="0.018cm" fo:padding-right="0.018cm" fo:padding-top="0cm" fo:padding-bottom="0cm" fo:border="1pt solid #808080"/>
    </style:style>
    <style:style style:name="Tabla5" style:family="table">
      <style:table-properties style:width="15.452cm" fo:margin-left="-0.399cm" table:align="left" style:writing-mode="lr-tb"/>
    </style:style>
    <style:style style:name="Tabla5.A" style:family="table-column">
      <style:table-column-properties style:column-width="0.942cm"/>
    </style:style>
    <style:style style:name="Tabla5.B" style:family="table-column">
      <style:table-column-properties style:column-width="9.042cm"/>
    </style:style>
    <style:style style:name="Tabla5.C" style:family="table-column">
      <style:table-column-properties style:column-width="2.752cm"/>
    </style:style>
    <style:style style:name="Tabla5.D" style:family="table-column">
      <style:table-column-properties style:column-width="2.716cm"/>
    </style:style>
    <style:style style:name="Tabla5.1" style:family="table-row">
      <style:table-row-properties fo:keep-together="auto"/>
    </style:style>
    <style:style style:name="Tabla5.A1" style:family="table-cell">
      <style:table-cell-properties style:vertical-align="middle" fo:padding-left="0.191cm" fo:padding-right="0.191cm" fo:padding-top="0cm" fo:padding-bottom="0cm" fo:border-left="1pt solid #808080" fo:border-right="none" fo:border-top="1pt solid #808080" fo:border-bottom="1pt solid #808080"/>
    </style:style>
    <style:style style:name="Tabla5.B1" style:family="table-cell">
      <style:table-cell-properties style:vertical-align="middle" fo:padding-left="0.018cm" fo:padding-right="0.018cm" fo:padding-top="0cm" fo:padding-bottom="0cm" fo:border-left="1pt solid #808080" fo:border-right="none" fo:border-top="1pt solid #808080" fo:border-bottom="1pt solid #808080"/>
    </style:style>
    <style:style style:name="Tabla5.D1" style:family="table-cell">
      <style:table-cell-properties style:vertical-align="middle" fo:padding-left="0.018cm" fo:padding-right="0.018cm" fo:padding-top="0cm" fo:padding-bottom="0cm" fo:border="1pt solid #808080"/>
    </style:style>
    <style:style style:name="Tabla6" style:family="table">
      <style:table-properties style:width="14.339cm" fo:margin-left="-0.086cm" fo:margin-right="0.049cm" table:align="margins" style:writing-mode="lr-tb"/>
    </style:style>
    <style:style style:name="Tabla6.A" style:family="table-column">
      <style:table-column-properties style:column-width="14.25cm" style:rel-column-width="65134*"/>
    </style:style>
    <style:style style:name="Tabla6.B" style:family="table-column">
      <style:table-column-properties style:column-width="0.088cm" style:rel-column-width="401*"/>
    </style:style>
    <style:style style:name="Tabla6.1" style:family="table-row">
      <style:table-row-properties style:min-row-height="5.477cm" fo:keep-together="auto"/>
    </style:style>
    <style:style style:name="Tabla6.A1" style:family="table-cell">
      <style:table-cell-properties style:vertical-align="middle" fo:background-color="#bfbfbf" fo:padding-left="0.123cm" fo:padding-right="0.123cm" fo:padding-top="0cm" fo:padding-bottom="0cm" fo:border-left="1pt solid #000080" fo:border-right="none" fo:border-top="1pt solid #000080" fo:border-bottom="0.5pt solid #000080">
        <style:background-image/>
      </style:table-cell-properties>
    </style:style>
    <style:style style:name="Tabla6.B1" style:family="table-cell">
      <style:table-cell-properties style:vertical-align="top" fo:padding-left="0.018cm" fo:padding-right="0.018cm" fo:padding-top="0cm" fo:padding-bottom="0cm" fo:border-left="1pt solid #000080" fo:border-right="none" fo:border-top="none" fo:border-bottom="none"/>
    </style:style>
    <style:style style:name="Tabla6.2" style:family="table-row">
      <style:table-row-properties style:min-row-height="1.799cm" fo:keep-together="auto"/>
    </style:style>
    <style:style style:name="Tabla6.A2" style:family="table-cell">
      <style:table-cell-properties style:vertical-align="middle" fo:background-color="#d9d9d9" fo:padding-left="0.123cm" fo:padding-right="0.123cm" fo:padding-top="0cm" fo:padding-bottom="0cm" fo:border-left="1pt solid #000080" fo:border-right="0.5pt solid #000080" fo:border-top="none" fo:border-bottom="0.5pt solid #000080">
        <style:background-image/>
      </style:table-cell-properties>
    </style:style>
    <style:style style:name="Tabla6.3" style:family="table-row">
      <style:table-row-properties style:min-row-height="2.011cm" fo:keep-together="auto"/>
    </style:style>
    <style:style style:name="Tabla6.A3" style:family="table-cell">
      <style:table-cell-properties style:vertical-align="middle" fo:background-color="#ffffff" fo:padding-left="0.123cm" fo:padding-right="0.123cm" fo:padding-top="0cm" fo:padding-bottom="0cm" fo:border-left="1pt solid #000080" fo:border-right="0.5pt solid #000080" fo:border-top="none" fo:border-bottom="0.5pt solid #000080">
        <style:background-image/>
      </style:table-cell-properties>
    </style:style>
    <style:style style:name="Tabla6.A5" style:family="table-cell">
      <style:table-cell-properties style:vertical-align="middle" fo:background-color="#ffffff" fo:padding-left="0.123cm" fo:padding-right="0.123cm" fo:padding-top="0cm" fo:padding-bottom="0cm" fo:border-left="1pt solid #000080" fo:border-right="0.5pt solid #000080" fo:border-top="none" fo:border-bottom="1pt solid #000080">
        <style:background-image/>
      </style:table-cell-properties>
    </style:style>
    <style:style style:name="Tabla7" style:family="table">
      <style:table-properties style:width="14.208cm" fo:margin-left="0.023cm" table:align="left" style:writing-mode="lr-tb"/>
    </style:style>
    <style:style style:name="Tabla7.A" style:family="table-column">
      <style:table-column-properties style:column-width="10.901cm"/>
    </style:style>
    <style:style style:name="Tabla7.B" style:family="table-column">
      <style:table-column-properties style:column-width="3.307cm"/>
    </style:style>
    <style:style style:name="Tabla7.1" style:family="table-row">
      <style:table-row-properties style:min-row-height="1.058cm" fo:keep-together="auto"/>
    </style:style>
    <style:style style:name="Tabla7.A1" style:family="table-cell">
      <style:table-cell-properties style:vertical-align="middle" fo:padding-left="0.109cm" fo:padding-right="0.016cm" fo:padding-top="0.012cm" fo:padding-bottom="0.011cm" fo:border-left="0.05pt solid #000080" fo:border-right="none" fo:border-top="0.05pt solid #000080" fo:border-bottom="0.05pt solid #000080"/>
    </style:style>
    <style:style style:name="Tabla7.B1" style:family="table-cell">
      <style:table-cell-properties style:vertical-align="bottom" fo:padding-left="0.018cm" fo:padding-right="0.018cm" fo:padding-top="0cm" fo:padding-bottom="0cm" fo:border="0.05pt solid #000080"/>
    </style:style>
    <style:style style:name="Tabla7.2" style:family="table-row">
      <style:table-row-properties style:min-row-height="0.889cm" fo:keep-together="auto"/>
    </style:style>
    <style:style style:name="Tabla7.A2" style:family="table-cell">
      <style:table-cell-properties style:vertical-align="top" fo:padding-left="0.109cm" fo:padding-right="0.016cm" fo:padding-top="0.012cm" fo:padding-bottom="0.011cm" fo:border-left="0.05pt solid #000080" fo:border-right="none" fo:border-top="0.05pt solid #000080" fo:border-bottom="0.05pt solid #000080"/>
    </style:style>
    <style:style style:name="Tabla7.B2" style:family="table-cell">
      <style:table-cell-properties style:vertical-align="top" fo:padding-left="0.018cm" fo:padding-right="0.018cm" fo:padding-top="0cm" fo:padding-bottom="0cm" fo:border="0.05pt solid #000080"/>
    </style:style>
    <style:style style:name="Tabla7.3" style:family="table-row">
      <style:table-row-properties style:min-row-height="0.894cm" fo:keep-together="auto"/>
    </style:style>
    <style:style style:name="Tabla7.5" style:family="table-row">
      <style:table-row-properties style:min-row-height="0.896cm" fo:keep-together="auto"/>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text-properties fo:language="es" fo:country="MX"/>
    </style:style>
    <style:style style:name="P3" style:family="paragraph" style:parent-style-name="Standard">
      <style:paragraph-properties fo:margin-left="0cm" fo:margin-right="-0.508cm" fo:text-indent="0cm" style:auto-text-indent="false" style:snap-to-layout-grid="false"/>
    </style:style>
    <style:style style:name="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5" style:family="paragraph" style:parent-style-name="Standard">
      <style:paragraph-properties fo:margin-left="0cm" fo:margin-right="-0.233cm" fo:text-align="center" style:justify-single-word="false" fo:text-indent="0cm" style:auto-text-indent="false"/>
    </style:style>
    <style:style style:name="P6"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size-asian="12pt" style:font-size-complex="12pt"/>
    </style:style>
    <style:style style:name="P7"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size-asian="12pt" style:font-name-complex="Arial" style:font-size-complex="12pt" style:font-weight-complex="bold"/>
    </style:style>
    <style:style style:name="P8"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language="es" fo:country="AR" style:text-underline-style="solid" style:text-underline-width="auto" style:text-underline-color="font-color" officeooo:paragraph-rsid="00070958" fo:background-color="transparent" style:font-size-asian="12pt" style:font-name-complex="Arial" style:font-size-complex="12pt"/>
    </style:style>
    <style:style style:name="P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0.499cm"/>
          <style:tab-stop style:position="0.882cm"/>
          <style:tab-stop style:position="1.499cm"/>
          <style:tab-stop style:position="1.706cm"/>
          <style:tab-stop style:position="1.822cm"/>
          <style:tab-stop style:position="2.117cm"/>
          <style:tab-stop style:position="2.235cm"/>
          <style:tab-stop style:position="3.263cm"/>
          <style:tab-stop style:position="3.881cm"/>
          <style:tab-stop style:position="4.233cm"/>
          <style:tab-stop style:position="5.057cm"/>
          <style:tab-stop style:position="5.468cm"/>
          <style:tab-stop style:position="5.967cm"/>
          <style:tab-stop style:position="6.438cm"/>
          <style:tab-stop style:position="6.791cm"/>
          <style:tab-stop style:position="7.908cm"/>
          <style:tab-stop style:position="7.938cm"/>
          <style:tab-stop style:position="8.585cm"/>
          <style:tab-stop style:position="8.731cm"/>
          <style:tab-stop style:position="8.908cm"/>
          <style:tab-stop style:position="14.698cm"/>
        </style:tab-stops>
      </style:paragraph-properties>
      <style:text-properties style:use-window-font-color="true" style:font-name="Nimbus Roman No9 L2" fo:font-size="12pt" fo:language="es" fo:country="AR" fo:font-style="normal" fo:font-weight="normal" officeooo:paragraph-rsid="00070958" fo:background-color="transparent" style:font-size-asian="12pt" style:font-style-asian="normal" style:font-weight-asian="normal" style:font-name-complex="Bitstream Charter" style:font-size-complex="12pt" style:font-style-complex="normal" style:font-weight-complex="normal"/>
    </style:style>
    <style:style style:name="P10"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language="es" fo:country="AR" officeooo:paragraph-rsid="00070958" fo:background-color="transparent" style:font-size-asian="12pt" style:font-name-complex="Arial" style:font-size-complex="12pt"/>
    </style:style>
    <style:style style:name="P11" style:family="paragraph" style:parent-style-name="Standard_20__28_user_29_">
      <style:paragraph-properties fo:margin-left="0cm" fo:margin-right="0cm" fo:margin-top="0cm" fo:margin-bottom="0cm" loext:contextual-spacing="false" fo:line-height="100%" fo:text-align="center" style:justify-single-word="false" fo:text-indent="0cm" style:auto-text-indent="false"/>
      <style:text-properties style:use-window-font-color="true" style:font-name="Nimbus Roman No9 L2" fo:font-size="12pt" fo:language="es" fo:country="AR" officeooo:paragraph-rsid="00070958" fo:background-color="transparent" style:font-size-asian="12pt" style:font-name-complex="Arial" style:font-size-complex="12pt"/>
    </style:style>
    <style:style style:name="P12"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language="es" fo:country="AR" fo:font-style="italic" officeooo:paragraph-rsid="00070958" fo:background-color="transparent" style:font-name-asian="Helvetica Neue" style:font-size-asian="12pt" style:language-asian="es" style:country-asian="AR" style:font-style-asian="italic" style:font-name-complex="Arial" style:font-size-complex="12pt"/>
    </style:style>
    <style:style style:name="P13"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language="es" fo:country="AR" style:text-underline-style="solid" style:text-underline-width="auto" style:text-underline-color="font-color" officeooo:paragraph-rsid="00070958" fo:background-color="transparent" style:font-size-asian="12pt" style:font-name-complex="Arial" style:font-size-complex="12pt"/>
    </style:style>
    <style:style style:name="P14"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size-asian="12pt" style:font-name-complex="Arial" style:font-size-complex="12pt"/>
    </style:style>
    <style:style style:name="P15"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size-asian="12pt" style:font-name-complex="Arial" style:font-size-complex="12pt" style:font-weight-complex="bold"/>
    </style:style>
    <style:style style:name="P16"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size-asian="12pt" style:font-size-complex="12pt"/>
    </style:style>
    <style:style style:name="P17"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17695c" fo:background-color="transparent" style:font-size-asian="12pt" style:font-size-complex="12pt"/>
    </style:style>
    <style:style style:name="P18" style:family="paragraph" style:parent-style-name="Standard_20__28_user_29_">
      <style:paragraph-properties fo:margin-left="0cm" fo:margin-right="0cm" fo:margin-top="0cm" fo:margin-bottom="0cm" loext:contextual-spacing="false" fo:line-height="100%" fo:text-indent="0cm" style:auto-text-indent="false" style:snap-to-layout-grid="false"/>
      <style:text-properties style:use-window-font-color="true" style:font-name="Nimbus Roman No9 L2" fo:font-size="12pt" officeooo:paragraph-rsid="00070958" fo:background-color="transparent" style:font-size-asian="12pt" style:font-size-complex="12pt"/>
    </style:style>
    <style:style style:name="P19"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name-asian="Arial" style:font-size-asian="12pt" style:font-name-complex="Arial" style:font-size-complex="12pt"/>
    </style:style>
    <style:style style:name="P20"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style:text-underline-style="solid" style:text-underline-width="auto" style:text-underline-color="font-color" officeooo:paragraph-rsid="00070958" fo:background-color="transparent" style:font-size-asian="12pt" style:font-name-complex="Arial" style:font-size-complex="12pt"/>
    </style:style>
    <style:style style:name="P21"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style:text-underline-style="solid" style:text-underline-width="auto" style:text-underline-color="font-color" fo:font-weight="bold" officeooo:paragraph-rsid="00070958" fo:background-color="transparent" style:font-size-asian="12pt" style:font-weight-asian="bold" style:font-name-complex="Arial" style:font-size-complex="12pt" style:font-weight-complex="bold"/>
    </style:style>
    <style:style style:name="P22" style:family="paragraph" style:parent-style-name="Standard_20__28_user_29_">
      <style:paragraph-properties fo:margin-left="0cm" fo:margin-right="0cm" fo:margin-top="0cm" fo:margin-bottom="0cm" loext:contextual-spacing="false" fo:line-height="100%" fo:text-align="center" style:justify-single-word="false" fo:text-indent="0cm" style:auto-text-indent="false"/>
      <style:text-properties style:use-window-font-color="true" style:font-name="Nimbus Roman No9 L2" fo:font-size="12pt" style:text-underline-style="solid" style:text-underline-width="auto" style:text-underline-color="font-color" fo:font-weight="bold" officeooo:paragraph-rsid="00070958" fo:background-color="transparent" style:font-size-asian="12pt" style:font-weight-asian="bold" style:font-name-complex="Arial" style:font-size-complex="12pt" style:font-weight-complex="bold"/>
    </style:style>
    <style:style style:name="P23"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font-weight="bold" officeooo:paragraph-rsid="00070958" fo:background-color="transparent" style:font-size-asian="12pt" style:font-weight-asian="bold" style:font-size-complex="12pt" style:font-weight-complex="bold"/>
    </style:style>
    <style:style style:name="P24"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font-weight="bold" officeooo:paragraph-rsid="0017695c" fo:background-color="transparent" style:font-size-asian="12pt" style:font-weight-asian="bold" style:font-size-complex="12pt" style:font-weight-complex="bold"/>
    </style:style>
    <style:style style:name="P25" style:family="paragraph" style:parent-style-name="Standard_20__28_user_29_">
      <style:paragraph-properties fo:margin-left="0cm" fo:margin-right="0cm" fo:margin-top="0cm" fo:margin-bottom="0cm" loext:contextual-spacing="false" fo:line-height="100%" fo:text-align="center" style:justify-single-word="false" fo:text-indent="0cm" style:auto-text-indent="false"/>
      <style:text-properties style:use-window-font-color="true" style:font-name="Nimbus Roman No9 L2" fo:font-size="12pt" fo:font-weight="bold" officeooo:paragraph-rsid="00070958" fo:background-color="transparent" style:font-size-asian="12pt" style:font-weight-asian="bold" style:font-name-complex="Arial" style:font-size-complex="12pt" style:font-weight-complex="bold"/>
    </style:style>
    <style:style style:name="P26"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font-weight="bold" officeooo:paragraph-rsid="00070958" fo:background-color="transparent" style:font-size-asian="12pt" style:font-weight-asian="bold" style:font-name-complex="Arial" style:font-size-complex="12pt" style:font-weight-complex="bold"/>
    </style:style>
    <style:style style:name="P27"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font-weight="bold" officeooo:paragraph-rsid="00070958" fo:background-color="transparent" style:font-size-asian="12pt" style:font-weight-asian="bold" style:font-name-complex="Arial" style:font-size-complex="12pt"/>
    </style:style>
    <style:style style:name="P28" style:family="paragraph" style:parent-style-name="Standard_20__28_user_29_">
      <style:paragraph-properties fo:margin-left="0cm" fo:margin-right="0cm" fo:margin-top="0cm" fo:margin-bottom="0cm" loext:contextual-spacing="false" fo:line-height="100%" fo:text-align="center" style:justify-single-word="false" fo:text-indent="0cm" style:auto-text-indent="false"/>
      <style:text-properties style:use-window-font-color="true" style:font-name="Nimbus Roman No9 L2" fo:font-size="12pt" fo:font-weight="bold" officeooo:paragraph-rsid="00070958" fo:background-color="transparent" style:font-size-asian="12pt" style:font-weight-asian="bold" style:font-name-complex="Arial" style:font-size-complex="12pt"/>
    </style:style>
    <style:style style:name="P29"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style:text-underline-style="none" fo:font-weight="bold" officeooo:paragraph-rsid="00070958" fo:background-color="transparent" style:font-size-asian="12pt" style:font-weight-asian="bold" style:font-name-complex="Arial" style:font-size-complex="12pt" style:font-weight-complex="bold"/>
    </style:style>
    <style:style style:name="P30" style:family="paragraph" style:parent-style-name="Standard_20__28_user_29_">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font-weight="normal" officeooo:paragraph-rsid="00070958" fo:background-color="transparent" style:font-size-asian="12pt" style:font-weight-asian="normal" style:font-name-complex="Arial" style:font-size-complex="12pt" style:font-weight-complex="normal"/>
    </style:style>
    <style:style style:name="P31" style:family="paragraph" style:parent-style-name="Standard_20__28_user_29_">
      <style:paragraph-properties fo:margin-left="0cm" fo:margin-right="0cm" fo:margin-top="0cm" fo:margin-bottom="0cm" loext:contextual-spacing="false" fo:line-height="100%" fo:text-align="center" style:justify-single-word="false" fo:text-indent="0cm" style:auto-text-indent="false" fo:break-before="page"/>
      <style:text-properties style:use-window-font-color="true" style:font-name="Nimbus Roman No9 L2" fo:font-size="12pt" style:text-underline-style="solid" style:text-underline-width="auto" style:text-underline-color="font-color" fo:font-weight="bold" officeooo:paragraph-rsid="00070958" fo:background-color="transparent" style:font-size-asian="12pt" style:font-weight-asian="bold" style:font-name-complex="Arial" style:font-size-complex="12pt" style:font-weight-complex="bold"/>
    </style:style>
    <style:style style:name="P3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reak-before="page" fo:background-color="transparent" style:text-autospace="ideograph-alpha" style:punctuation-wrap="hanging" style:line-break="strict" style:writing-mode="lr-tb"/>
      <style:text-properties style:use-window-font-color="true" style:font-name="Nimbus Roman No9 L2" fo:font-size="12pt" fo:font-style="normal" officeooo:paragraph-rsid="00070958" fo:background-color="transparent" style:font-size-asian="12pt" style:font-style-asian="normal" style:font-name-complex="Arial" style:font-size-complex="12pt" style:font-style-complex="normal" style:font-weight-complex="normal" fo:hyphenate="false" fo:hyphenation-remain-char-count="2" fo:hyphenation-push-char-count="2"/>
    </style:style>
    <style:style style:name="P33" style:family="paragraph" style:parent-style-name="Cuerpo_20_A">
      <style:paragraph-properties fo:margin-left="0cm" fo:margin-right="0cm" fo:margin-top="0cm" fo:margin-bottom="0cm" loext:contextual-spacing="false" fo:line-height="100%" fo:text-align="justify" style:justify-single-word="false" fo:text-indent="0cm" style:auto-text-indent="false"/>
      <style:text-properties officeooo:paragraph-rsid="00070958"/>
    </style:style>
    <style:style style:name="P34" style:family="paragraph" style:parent-style-name="Párrafo_20_de_20_lista1">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size-asian="12pt" style:font-name-complex="Arial" style:font-size-complex="12pt"/>
    </style:style>
    <style:style style:name="P35" style:family="paragraph" style:parent-style-name="WW-Epígrafe">
      <style:paragraph-properties fo:margin-left="0cm" fo:margin-right="0cm" fo:margin-top="0cm" fo:margin-bottom="0cm" loext:contextual-spacing="false" fo:line-height="115%" fo:text-indent="0cm" style:auto-text-indent="false"/>
      <style:text-properties style:use-window-font-color="true" style:font-name="Nimbus Roman No9 L2" fo:font-size="12pt" fo:font-weight="normal" officeooo:rsid="0015b441" officeooo:paragraph-rsid="00070958" fo:background-color="transparent" style:font-size-asian="12pt" style:font-weight-asian="normal" style:font-name-complex="Nimbus Roman No9 L1" style:font-size-complex="12pt" style:font-weight-complex="normal"/>
    </style:style>
    <style:style style:name="P36" style:family="paragraph" style:parent-style-name="WW-Epígrafe">
      <style:paragraph-properties fo:margin-left="0cm" fo:margin-right="0cm" fo:margin-top="0cm" fo:margin-bottom="0cm" loext:contextual-spacing="false" fo:line-height="115%" fo:text-indent="0cm" style:auto-text-indent="false"/>
      <style:text-properties style:use-window-font-color="true" style:font-name="Nimbus Roman No9 L2" fo:font-size="12pt" officeooo:paragraph-rsid="00070958" fo:background-color="transparent" style:font-size-asian="12pt" style:font-name-complex="Times New Roman" style:font-size-complex="12pt"/>
    </style:style>
    <style:style style:name="P37" style:family="paragraph" style:parent-style-name="WW-Epígrafe" style:master-page-name="">
      <loext:graphic-properties draw:fill="none"/>
      <style:paragraph-properties fo:margin-left="0cm" fo:margin-right="0cm" fo:margin-top="0cm" fo:margin-bottom="0cm" loext:contextual-spacing="false" fo:line-height="200%" fo:text-align="center"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Nimbus Roman No9 L2" fo:font-size="12pt" officeooo:paragraph-rsid="00070958" fo:background-color="transparent" style:font-size-asian="12pt" style:font-name-complex="Times New Roman" style:font-size-complex="12pt" fo:hyphenate="false" fo:hyphenation-remain-char-count="2" fo:hyphenation-push-char-count="2"/>
    </style:style>
    <style:style style:name="P38" style:family="paragraph" style:parent-style-name="Standard" style:master-page-name="">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70958" fo:hyphenate="false" fo:hyphenation-remain-char-count="2" fo:hyphenation-push-char-count="2"/>
    </style:style>
    <style:style style:name="P39" style:family="paragraph" style:parent-style-name="Standard" style:master-page-name="">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page-number="auto" style:text-autospace="ideograph-alpha" style:punctuation-wrap="hanging" style:line-break="strict" style:writing-mode="lr-tb"/>
      <style:text-properties style:use-window-font-color="true" style:font-name="Nimbus Roman No9 L2" fo:font-size="12pt" fo:language="es" fo:country="ES" fo:font-weight="bold" officeooo:paragraph-rsid="00070958" fo:background-color="transparent" style:font-name-asian="Times New Roman1" style:font-size-asian="12pt" style:language-asian="es" style:country-asian="AR" style:font-weight-asian="bold" style:font-name-complex="Times New Roman1" style:font-size-complex="12pt" fo:hyphenate="false" fo:hyphenation-remain-char-count="2" fo:hyphenation-push-char-count="2"/>
    </style:style>
    <style:style style:name="P40" style:family="paragraph" style:parent-style-name="Texto_20_independiente_20_3">
      <style:paragraph-properties fo:margin-left="0cm" fo:margin-right="0cm" fo:margin-top="0cm" fo:margin-bottom="0cm" loext:contextual-spacing="false" fo:line-height="200%" fo:text-align="justify" style:justify-single-word="false" fo:text-indent="0cm" style:auto-text-indent="false"/>
      <style:text-properties style:use-window-font-color="true" style:font-name="Nimbus Roman No9 L2" fo:font-size="12pt" officeooo:paragraph-rsid="00070958" fo:background-color="transparent" style:font-size-asian="12pt" style:font-name-complex="Times New Roman" style:font-size-complex="12pt"/>
    </style:style>
    <style:style style:name="P41" style:family="paragraph" style:parent-style-name="Normal">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language="es" fo:country="AR" style:text-underline-style="none" officeooo:paragraph-rsid="00070958" fo:background-color="transparent" style:font-size-asian="12pt" style:font-name-complex="Arial" style:font-size-complex="12pt"/>
    </style:style>
    <style:style style:name="P42" style:family="paragraph" style:parent-style-name="Normal">
      <style:paragraph-properties fo:margin-left="0cm" fo:margin-right="0cm" fo:margin-top="0cm" fo:margin-bottom="0cm" loext:contextual-spacing="false" fo:line-height="100%" fo:text-align="justify" style:justify-single-word="false" fo:text-indent="0cm" style:auto-text-indent="false"/>
      <style:text-properties officeooo:paragraph-rsid="00070958"/>
    </style:style>
    <style:style style:name="P4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0.617cm"/>
        </style:tab-stops>
      </style:paragraph-properties>
      <style:text-properties officeooo:paragraph-rsid="00070958"/>
    </style:style>
    <style:style style:name="P4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0.617cm"/>
        </style:tab-stops>
      </style:paragraph-properties>
      <style:text-properties officeooo:paragraph-rsid="000e346c"/>
    </style:style>
    <style:style style:name="P4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language="es" fo:country="AR" officeooo:paragraph-rsid="00070958" fo:background-color="transparent" style:font-size-asian="12pt" style:font-name-complex="Arial" style:font-size-complex="12pt"/>
    </style:style>
    <style:style style:name="P4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0.617cm"/>
        </style:tab-stops>
      </style:paragraph-properties>
      <style:text-properties style:use-window-font-color="true" style:font-name="Nimbus Roman No9 L2" fo:font-size="12pt" officeooo:paragraph-rsid="00070958" fo:background-color="transparent" style:font-name-asian="Times New Roman" style:font-size-asian="12pt" style:font-name-complex="Arial" style:font-size-complex="12pt" style:language-complex="ar" style:country-complex="SA"/>
    </style:style>
    <style:style style:name="P47" style:family="paragraph" style:parent-style-name="Text_20_body">
      <style:paragraph-properties fo:margin-left="0cm" fo:margin-right="0cm" fo:margin-top="0cm" fo:margin-bottom="0cm" loext:contextual-spacing="false" fo:line-height="100%" fo:text-align="start" style:justify-single-word="false" fo:orphans="2" fo:widows="2" fo:hyphenation-ladder-count="no-limit" fo:text-indent="0cm" style:auto-text-indent="false" fo:padding="0cm" fo:border="none" style:text-autospace="ideograph-alpha" style:punctuation-wrap="hanging" style:line-break="strict" style:writing-mode="lr-tb"/>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48" style:family="paragraph" style:parent-style-name="Quotations">
      <style:paragraph-properties fo:margin-left="0cm" fo:margin-right="0cm" fo:margin-top="0cm" fo:margin-bottom="0cm" loext:contextual-spacing="false" fo:line-height="100%" fo:text-align="justify" style:justify-single-word="false" fo:orphans="2" fo:widows="2" fo:hyphenation-ladder-count="no-limit" fo:text-indent="0cm" style:auto-text-indent="false" fo:padding="0cm" fo:border="none" style:text-autospace="ideograph-alpha" style:punctuation-wrap="hanging" style:line-break="strict" style:writing-mode="lr-tb"/>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1.905cm"/>
        </style:tab-stops>
      </style:paragraph-properties>
      <style:text-properties style:use-window-font-color="true" style:font-name="Nimbus Roman No9 L2" fo:font-size="12pt" fo:font-weight="bold" officeooo:paragraph-rsid="00070958" fo:background-color="transparent" style:font-size-asian="12pt" style:font-weight-asian="bold" style:font-name-complex="Arial" style:font-size-complex="12pt" style:font-weight-complex="bold"/>
    </style:style>
    <style:style style:name="P5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font-weight="bold" officeooo:paragraph-rsid="00070958" fo:background-color="transparent" style:font-size-asian="12pt" style:font-weight-asian="bold" style:font-name-complex="Arial" style:font-size-complex="12pt" style:font-weight-complex="bold"/>
    </style:style>
    <style:style style:name="P51" style:family="paragraph" style:parent-style-name="Standard">
      <style:paragraph-properties fo:margin-left="0cm" fo:margin-right="0cm" fo:margin-top="0cm" fo:margin-bottom="0cm" loext:contextual-spacing="false" fo:line-height="200%" fo:text-align="center" style:justify-single-word="false" fo:text-indent="0cm" style:auto-text-indent="false"/>
      <style:text-properties style:use-window-font-color="true" style:font-name="Nimbus Roman No9 L2" fo:font-size="12pt" fo:font-weight="bold" officeooo:paragraph-rsid="00070958" fo:background-color="transparent" style:font-size-asian="12pt" style:font-weight-asian="bold" style:font-name-complex="Arial" style:font-size-complex="12pt" style:font-weight-complex="bold"/>
    </style:style>
    <style:style style:name="P5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use-window-font-color="true" style:font-name="Nimbus Roman No9 L2" fo:font-size="12pt" officeooo:paragraph-rsid="00070958" fo:background-color="transparent" style:font-size-asian="12pt" style:font-name-complex="Arial" style:font-size-complex="12pt"/>
    </style:style>
    <style:style style:name="P5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size-asian="12pt" style:font-name-complex="Arial" style:font-size-complex="12pt"/>
    </style:style>
    <style:style style:name="P54" style:family="paragraph" style:parent-style-name="Standard">
      <style:paragraph-properties fo:margin-left="0cm" fo:margin-right="0cm" fo:margin-top="0cm" fo:margin-bottom="0cm" loext:contextual-spacing="false" fo:line-height="200%" fo:text-align="center" style:justify-single-word="false" fo:text-indent="0cm" style:auto-text-indent="false"/>
      <style:text-properties style:use-window-font-color="true" style:font-name="Nimbus Roman No9 L2" fo:font-size="12pt" officeooo:paragraph-rsid="00070958" fo:background-color="transparent" style:font-size-asian="12pt" style:font-name-complex="Arial" style:font-size-complex="12pt"/>
    </style:style>
    <style:style style:name="P5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size-asian="12pt" style:font-size-complex="12pt"/>
    </style:style>
    <style:style style:name="P56"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style:use-window-font-color="true" style:font-name="Nimbus Roman No9 L2" fo:font-size="12pt" officeooo:paragraph-rsid="00070958" fo:background-color="transparent" style:font-size-asian="12pt" style:font-size-complex="12pt"/>
    </style:style>
    <style:style style:name="P5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size-asian="12pt" style:font-name-complex="Times New Roman1" style:font-size-complex="12pt" style:font-weight-complex="bold"/>
    </style:style>
    <style:style style:name="P5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size-asian="12pt" style:font-name-complex="Times New Roman" style:font-size-complex="12pt"/>
    </style:style>
    <style:style style:name="P5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use-window-font-color="true" style:font-name="Nimbus Roman No9 L2" fo:font-size="12pt" style:text-underline-style="solid" style:text-underline-width="auto" style:text-underline-color="font-color" officeooo:paragraph-rsid="00070958" fo:background-color="transparent" style:font-size-asian="12pt" style:font-name-complex="Arial" style:font-size-complex="12pt"/>
    </style:style>
    <style:style style:name="P6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style:text-underline-style="solid" style:text-underline-width="auto" style:text-underline-color="font-color" officeooo:paragraph-rsid="00070958" fo:background-color="transparent" style:font-size-asian="12pt" style:font-size-complex="12pt"/>
    </style:style>
    <style:style style:name="P6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style:text-underline-style="solid" style:text-underline-width="auto" style:text-underline-color="font-color" fo:font-weight="bold" officeooo:paragraph-rsid="00070958" fo:background-color="transparent" style:font-size-asian="12pt" style:font-weight-asian="bold" style:font-name-complex="Arial" style:font-size-complex="12pt"/>
    </style:style>
    <style:style style:name="P6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punctuation-wrap="hanging"/>
      <style:text-properties style:use-window-font-color="true" style:font-name="Nimbus Roman No9 L2" fo:font-size="12pt" fo:language="es" fo:country="ES" officeooo:paragraph-rsid="00070958" fo:background-color="transparent" style:font-name-asian="Times New Roman1" style:font-size-asian="12pt" style:language-asian="es" style:country-asian="AR" style:font-name-complex="Times New Roman1" style:font-size-complex="12pt"/>
    </style:style>
    <style:style style:name="P6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language="es" fo:country="ES" officeooo:paragraph-rsid="00070958" fo:background-color="transparent" style:font-name-asian="Times New Roman1" style:font-size-asian="12pt" style:language-asian="es" style:country-asian="AR" style:font-name-complex="Times New Roman1" style:font-size-complex="12pt"/>
    </style:style>
    <style:style style:name="P6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punctuation-wrap="hanging"/>
      <style:text-properties style:use-window-font-color="true" style:font-name="Nimbus Roman No9 L2" fo:font-size="12pt" fo:language="es" fo:country="ES" officeooo:paragraph-rsid="00070958" fo:background-color="transparent" style:font-name-asian="Calibri1" style:font-size-asian="12pt" style:language-asian="es" style:country-asian="AR" style:font-name-complex="Times New Roman" style:font-size-complex="12pt"/>
    </style:style>
    <style:style style:name="P6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punctuation-wrap="hanging"/>
      <style:text-properties style:use-window-font-color="true" style:font-name="Nimbus Roman No9 L2" fo:font-size="12pt" fo:language="es" fo:country="ES" fo:font-weight="bold" officeooo:paragraph-rsid="00070958" fo:background-color="transparent" style:font-name-asian="Times New Roman1" style:font-size-asian="12pt" style:language-asian="es" style:country-asian="AR" style:font-weight-asian="bold" style:font-name-complex="Times New Roman1" style:font-size-complex="12pt"/>
    </style:style>
    <style:style style:name="P6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text-line-through-style="solid" style:text-line-through-type="single" style:font-name="Nimbus Roman No9 L2" fo:font-size="12pt" style:text-underline-style="solid" style:text-underline-width="auto" style:text-underline-color="font-color" officeooo:paragraph-rsid="00070958" fo:background-color="transparent" style:font-size-asian="12pt" style:font-size-complex="12pt"/>
    </style:style>
    <style:style style:name="P6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070958"/>
    </style:style>
    <style:style style:name="P6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12cc2b"/>
    </style:style>
    <style:style style:name="P6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2bf17b"/>
    </style:style>
    <style:style style:name="P70" style:family="paragraph" style:parent-style-name="Standard_20__28_user_29_">
      <loext:graphic-properties draw:fill="none"/>
      <style:paragraph-properties fo:margin-left="0cm" fo:margin-right="0.101cm" fo:margin-top="0cm" fo:margin-bottom="0cm" loext:contextual-spacing="false" fo:line-height="100%" fo:text-align="justify" style:justify-single-word="false" fo:orphans="0" fo:widows="0" fo:hyphenation-ladder-count="no-limit" fo:text-indent="0cm" style:auto-text-indent="false" fo:background-color="transparent" style:vertical-align="baseline"/>
      <style:text-properties style:use-window-font-color="true" style:font-name="Nimbus Roman No9 L2" fo:font-size="12pt" officeooo:paragraph-rsid="00070958" fo:background-color="transparent" style:font-size-asian="12pt" style:font-size-complex="12pt" fo:hyphenate="false" fo:hyphenation-remain-char-count="2" fo:hyphenation-push-char-count="2"/>
    </style:style>
    <style:style style:name="P71" style:family="paragraph" style:parent-style-name="Standard" style:master-page-name="">
      <loext:graphic-properties draw:fill="none"/>
      <style:paragraph-properties fo:margin-left="0.4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Nimbus Roman No9 L2" fo:font-size="12pt" fo:language="es" fo:country="ES" officeooo:paragraph-rsid="00070958" fo:background-color="transparent" style:font-name-asian="Times New Roman" style:font-size-asian="12pt" style:language-asian="es" style:country-asian="AR" style:font-name-complex="Times New Roman" style:font-size-complex="12pt" fo:hyphenate="false" fo:hyphenation-remain-char-count="2" fo:hyphenation-push-char-count="2"/>
    </style:style>
    <style:style style:name="P72" style:family="paragraph" style:parent-style-name="Standard" style:master-page-name="">
      <loext:graphic-properties draw:fill="none"/>
      <style:paragraph-properties fo:margin-left="0.4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Nimbus Roman No9 L2" fo:font-size="12pt" fo:language="es" fo:country="ES" officeooo:paragraph-rsid="00070958" fo:background-color="transparent" style:font-name-asian="Calibri1" style:font-size-asian="12pt" style:language-asian="es" style:country-asian="AR" style:font-name-complex="Times New Roman" style:font-size-complex="12pt" fo:hyphenate="false" fo:hyphenation-remain-char-count="2" fo:hyphenation-push-char-count="2"/>
    </style:style>
    <style:style style:name="P73" style:family="paragraph" style:parent-style-name="Standard">
      <loext:graphic-properties draw:fill="none"/>
      <style:paragraph-properties fo:margin-left="0.4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74" style:family="paragraph" style:parent-style-name="Standard" style:master-page-name="">
      <loext:graphic-properties draw:fill="none"/>
      <style:paragraph-properties fo:margin-left="0.3cm" fo:margin-right="0cm" fo:margin-top="0cm" fo:margin-bottom="0cm" loext:contextual-spacing="false" fo:line-height="100%" fo:text-align="justify" style:justify-single-word="false"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75" style:family="paragraph" style:parent-style-name="Standard" style:master-page-name="">
      <loext:graphic-properties draw:fill="none"/>
      <style:paragraph-properties fo:margin-left="0.3cm" fo:margin-right="0cm" fo:margin-top="0cm" fo:margin-bottom="0cm" loext:contextual-spacing="false" fo:line-height="100%"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ab-stops>
          <style:tab-stop style:position="0.161cm"/>
        </style:tab-stops>
      </style:paragraph-properties>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76" style:family="paragraph" style:parent-style-name="Standard_20__28_user_29_" style:master-page-name="">
      <loext:graphic-properties draw:fill="none"/>
      <style:paragraph-properties fo:margin-left="0.3cm" fo:margin-right="0cm" fo:margin-top="0cm" fo:margin-bottom="0cm" loext:contextual-spacing="false" fo:line-height="100%" fo:text-align="justify" style:justify-single-word="false" fo:orphans="0" fo:widows="0" fo:hyphenation-ladder-count="no-limit" fo:text-indent="0cm" style:auto-text-indent="false" style:page-number="auto" fo:background-color="transparent" style:vertical-align="baseline"/>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77" style:family="paragraph" style:parent-style-name="Standard">
      <loext:graphic-properties draw:fill="none"/>
      <style:paragraph-properties fo:margin-left="0.3cm" fo:margin-right="0cm" fo:margin-top="0cm" fo:margin-bottom="0cm" loext:contextual-spacing="false" fo:line-height="100%" fo:text-align="justify" style:justify-single-word="false" fo:hyphenation-ladder-count="no-limit" fo:text-indent="0cm" style:auto-text-indent="false" fo:background-color="transparent" style:text-autospace="ideograph-alpha" style:punctuation-wrap="hanging" style:line-break="strict" style:writing-mode="lr-tb"/>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78" style:family="paragraph" style:parent-style-name="Standard_20__28_user_29_">
      <loext:graphic-properties draw:fill="none"/>
      <style:paragraph-properties fo:margin-left="0.3cm" fo:margin-right="0cm" fo:margin-top="0cm" fo:margin-bottom="0cm" loext:contextual-spacing="false" fo:line-height="100%" fo:text-align="justify" style:justify-single-word="false" fo:orphans="0" fo:widows="0" fo:hyphenation-ladder-count="no-limit" fo:text-indent="0cm" style:auto-text-indent="false" fo:background-color="transparent" style:vertical-align="baseline"/>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79" style:family="paragraph" style:parent-style-name="Standard" style:master-page-name="">
      <loext:graphic-properties draw:fill="none"/>
      <style:paragraph-properties fo:margin-left="0.199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80" style:family="paragraph" style:parent-style-name="Standard">
      <loext:graphic-properties draw:fill="none"/>
      <style:paragraph-properties fo:margin-left="0.199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81" style:family="paragraph" style:parent-style-name="Quotations" style:master-page-name="">
      <loext:graphic-properties draw:fill="none"/>
      <style:paragraph-properties fo:margin-left="1.101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fo:padding="0cm" fo:border="none" style:text-autospace="ideograph-alpha" style:punctuation-wrap="hanging" style:line-break="strict" style:writing-mode="lr-tb"/>
      <style:text-properties style:use-window-font-color="true" style:font-name="Nimbus Roman No9 L2" fo:font-size="12pt" fo:language="es" fo:country="AR" fo:font-weight="bold" officeooo:paragraph-rsid="00070958" fo:background-color="transparent" style:font-name-asian="Times New Roman" style:font-size-asian="12pt" style:language-asian="zxx" style:country-asian="none" style:font-weight-asian="bold" style:font-name-complex="Arial" style:font-size-complex="12pt" style:language-complex="ar" style:country-complex="SA" style:font-weight-complex="bold" fo:hyphenate="false" fo:hyphenation-remain-char-count="2" fo:hyphenation-push-char-count="2"/>
    </style:style>
    <style:style style:name="P82" style:family="paragraph" style:parent-style-name="Quotations">
      <loext:graphic-properties draw:fill="none"/>
      <style:paragraph-properties fo:margin-left="1.101cm" fo:margin-right="0cm" fo:margin-top="0cm" fo:margin-bottom="0cm" loext:contextual-spacing="false" fo:line-height="100%" fo:text-align="justify" style:justify-single-word="false" fo:orphans="2" fo:widows="2" fo:hyphenation-ladder-count="no-limit" fo:text-indent="0cm" style:auto-text-indent="false" fo:background-color="transparent" fo:padding="0cm" fo:border="none" style:text-autospace="ideograph-alpha" style:punctuation-wrap="hanging" style:line-break="strict" style:writing-mode="lr-tb"/>
      <style:text-properties style:use-window-font-color="true" style:font-name="Nimbus Roman No9 L2" fo:font-size="12pt" fo:language="es" fo:country="AR" fo:font-weight="bold" officeooo:paragraph-rsid="00070958" fo:background-color="transparent" style:font-name-asian="Times New Roman" style:font-size-asian="12pt" style:language-asian="zxx" style:country-asian="none" style:font-weight-asian="bold" style:font-name-complex="Arial" style:font-size-complex="12pt" style:language-complex="ar" style:country-complex="SA" style:font-weight-complex="bold" fo:hyphenate="false" fo:hyphenation-remain-char-count="2" fo:hyphenation-push-char-count="2"/>
    </style:style>
    <style:style style:name="P83" style:family="paragraph" style:parent-style-name="Quotations" style:master-page-name="">
      <loext:graphic-properties draw:fill="none"/>
      <style:paragraph-properties fo:margin-left="1.401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fo:padding="0cm" fo:border="none" style:text-autospace="ideograph-alpha" style:punctuation-wrap="hanging" style:line-break="strict" style:writing-mode="lr-tb"/>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84" style:family="paragraph" style:parent-style-name="Quotations">
      <loext:graphic-properties draw:fill="none"/>
      <style:paragraph-properties fo:margin-left="1.401cm" fo:margin-right="0cm" fo:margin-top="0cm" fo:margin-bottom="0cm" loext:contextual-spacing="false" fo:line-height="100%" fo:text-align="justify" style:justify-single-word="false" fo:orphans="2" fo:widows="2" fo:hyphenation-ladder-count="no-limit" fo:text-indent="0cm" style:auto-text-indent="false" fo:background-color="transparent" fo:padding="0cm" fo:border="none" style:text-autospace="ideograph-alpha" style:punctuation-wrap="hanging" style:line-break="strict" style:writing-mode="lr-tb"/>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85" style:family="paragraph" style:parent-style-name="Quotations">
      <loext:graphic-properties draw:fill="none"/>
      <style:paragraph-properties fo:margin-left="1.199cm" fo:margin-right="0cm" fo:margin-top="0cm" fo:margin-bottom="0cm" loext:contextual-spacing="false" fo:line-height="100%" fo:text-align="justify" style:justify-single-word="false" fo:orphans="2" fo:widows="2" fo:hyphenation-ladder-count="no-limit" fo:text-indent="0cm" style:auto-text-indent="false" fo:background-color="transparent" fo:padding="0cm" fo:border="none" style:text-autospace="ideograph-alpha" style:punctuation-wrap="hanging" style:line-break="strict" style:writing-mode="lr-tb"/>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86" style:family="paragraph" style:parent-style-name="Quotations">
      <loext:graphic-properties draw:fill="none"/>
      <style:paragraph-properties fo:margin-left="1.199cm" fo:margin-right="0cm" fo:margin-top="0cm" fo:margin-bottom="0cm" loext:contextual-spacing="false" fo:line-height="100%" fo:text-align="justify" style:justify-single-word="false" fo:orphans="2" fo:widows="2" fo:hyphenation-ladder-count="no-limit" fo:text-indent="0cm" style:auto-text-indent="false" fo:background-color="transparent" fo:padding="0cm" fo:border="none" style:text-autospace="ideograph-alpha" style:punctuation-wrap="hanging" style:line-break="strict" style:writing-mode="lr-tb"/>
      <style:text-properties style:use-window-font-color="true" style:font-name="Nimbus Roman No9 L2" fo:font-size="12pt" fo:language="es" fo:country="AR" fo:font-weight="bold" officeooo:paragraph-rsid="00070958" fo:background-color="transparent" style:font-name-asian="Times New Roman" style:font-size-asian="12pt" style:language-asian="zxx" style:country-asian="none" style:font-weight-asian="bold" style:font-name-complex="Arial" style:font-size-complex="12pt" style:language-complex="ar" style:country-complex="SA" style:font-weight-complex="bold" fo:hyphenate="false" fo:hyphenation-remain-char-count="2" fo:hyphenation-push-char-count="2"/>
    </style:style>
    <style:style style:name="P87" style:family="paragraph" style:parent-style-name="Quotations" style:master-page-name="">
      <loext:graphic-properties draw:fill="none"/>
      <style:paragraph-properties fo:margin-left="1.499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fo:padding="0cm" fo:border="none" style:text-autospace="ideograph-alpha" style:punctuation-wrap="hanging" style:line-break="strict" style:writing-mode="lr-tb"/>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88" style:family="paragraph" style:parent-style-name="Quotations">
      <loext:graphic-properties draw:fill="none"/>
      <style:paragraph-properties fo:margin-left="1.499cm" fo:margin-right="0cm" fo:margin-top="0cm" fo:margin-bottom="0cm" loext:contextual-spacing="false" fo:line-height="100%" fo:text-align="justify" style:justify-single-word="false" fo:orphans="2" fo:widows="2" fo:hyphenation-ladder-count="no-limit" fo:text-indent="0cm" style:auto-text-indent="false" fo:background-color="transparent" fo:padding="0cm" fo:border="none" style:text-autospace="ideograph-alpha" style:punctuation-wrap="hanging" style:line-break="strict" style:writing-mode="lr-tb"/>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89" style:family="paragraph" style:parent-style-name="Quotations" style:master-page-name="">
      <loext:graphic-properties draw:fill="none"/>
      <style:paragraph-properties fo:margin-left="1.3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fo:padding="0cm" fo:border="none" style:text-autospace="ideograph-alpha" style:punctuation-wrap="hanging" style:line-break="strict" style:writing-mode="lr-tb"/>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90" style:family="paragraph" style:parent-style-name="Quotations" style:master-page-name="">
      <loext:graphic-properties draw:fill="none"/>
      <style:paragraph-properties fo:margin-left="1.6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fo:padding="0cm" fo:border="none" style:text-autospace="ideograph-alpha" style:punctuation-wrap="hanging" style:line-break="strict" style:writing-mode="lr-tb"/>
      <style:text-properties style:use-window-font-color="true" style:font-name="Nimbus Roman No9 L2" fo:font-size="12pt" officeooo:paragraph-rsid="00070958" fo:background-color="transparent" style:font-size-asian="12pt" style:font-size-complex="12pt" fo:hyphenate="false" fo:hyphenation-remain-char-count="2" fo:hyphenation-push-char-count="2"/>
    </style:style>
    <style:style style:name="P91" style:family="paragraph" style:parent-style-name="Quotations">
      <loext:graphic-properties draw:fill="none"/>
      <style:paragraph-properties fo:margin-left="1.6cm" fo:margin-right="0cm" fo:margin-top="0cm" fo:margin-bottom="0cm" loext:contextual-spacing="false" fo:line-height="100%" fo:text-align="justify" style:justify-single-word="false" fo:orphans="2" fo:widows="2" fo:hyphenation-ladder-count="no-limit" fo:text-indent="0cm" style:auto-text-indent="false" fo:background-color="transparent" fo:padding="0cm" fo:border="none" style:text-autospace="ideograph-alpha" style:punctuation-wrap="hanging" style:line-break="strict" style:writing-mode="lr-tb"/>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92" style:family="paragraph" style:parent-style-name="Standard">
      <style:paragraph-properties fo:margin-left="0cm" fo:margin-right="-0.508cm" fo:text-indent="0cm" style:auto-text-indent="false"/>
    </style:style>
    <style:style style:name="P93" style:family="paragraph" style:parent-style-name="Standard">
      <style:paragraph-properties fo:margin-left="0cm" fo:margin-right="-0.508cm" fo:text-align="center" style:justify-single-word="false" fo:text-indent="0cm" style:auto-text-indent="false"/>
    </style:style>
    <style:style style:name="P94" style:family="paragraph" style:parent-style-name="Standard">
      <style:paragraph-properties fo:margin-left="0cm" fo:margin-right="-0.508cm" fo:text-align="center" style:justify-single-word="false" fo:text-indent="0cm" style:auto-text-indent="false"/>
      <style:text-properties fo:language="es" fo:country="MX"/>
    </style:style>
    <style:style style:name="P95" style:family="paragraph" style:parent-style-name="Standard">
      <style:paragraph-properties fo:margin-left="0cm" fo:margin-right="-0.508cm" fo:text-indent="0cm" style:auto-text-indent="false" style:snap-to-layout-grid="false"/>
    </style:style>
    <style:style style:name="P96"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97" style:family="paragraph" style:parent-style-name="Standard">
      <style:paragraph-properties fo:margin-left="0cm" fo:margin-right="-0.233cm" fo:text-align="center" style:justify-single-word="false" fo:text-indent="0cm" style:auto-text-indent="false"/>
    </style:style>
    <style:style style:name="P98" style:family="paragraph" style:parent-style-name="Standard" style:list-style-name="L1" style:master-page-name="">
      <loext:graphic-properties draw:fill="none"/>
      <style:paragraph-properties fo:margin-left="0.4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00070958" fo:hyphenate="false" fo:hyphenation-remain-char-count="2" fo:hyphenation-push-char-count="2"/>
    </style:style>
    <style:style style:name="P99" style:family="paragraph" style:parent-style-name="Standard" style:list-style-name="WW8Num5">
      <style:paragraph-properties fo:margin-left="0cm" fo:margin-right="0cm" fo:margin-top="0cm" fo:margin-bottom="0cm" loext:contextual-spacing="false" fo:line-height="100%" fo:text-align="justify" style:justify-single-word="false" fo:text-indent="0cm" style:auto-text-indent="false">
        <style:tab-stops>
          <style:tab-stop style:position="0cm"/>
        </style:tab-stops>
      </style:paragraph-properties>
      <style:text-properties style:use-window-font-color="true" style:font-name="Nimbus Roman No9 L2" fo:font-size="12pt" officeooo:paragraph-rsid="00070958" fo:background-color="transparent" style:font-size-asian="12pt" style:font-name-complex="Arial" style:font-size-complex="12pt"/>
    </style:style>
    <style:style style:name="P100" style:family="paragraph" style:parent-style-name="Standard" style:list-style-name="WW8Num6">
      <style:paragraph-properties fo:margin-left="0cm" fo:margin-right="0cm" fo:margin-top="0cm" fo:margin-bottom="0cm" loext:contextual-spacing="false" fo:line-height="100%" fo:text-align="justify" style:justify-single-word="false" fo:text-indent="0cm" style:auto-text-indent="false">
        <style:tab-stops>
          <style:tab-stop style:position="0cm"/>
          <style:tab-stop style:position="1.27cm"/>
        </style:tab-stops>
      </style:paragraph-properties>
      <style:text-properties style:use-window-font-color="true" style:font-name="Nimbus Roman No9 L2" fo:font-size="12pt" officeooo:paragraph-rsid="00070958" fo:background-color="transparent" style:font-size-asian="12pt" style:font-name-complex="Arial" style:font-size-complex="12pt"/>
    </style:style>
    <style:style style:name="P101" style:family="paragraph" style:parent-style-name="Standard" style:list-style-name="WW8Num6">
      <style:paragraph-properties fo:margin-left="0cm" fo:margin-right="0cm" fo:margin-top="0cm" fo:margin-bottom="0cm" loext:contextual-spacing="false" fo:line-height="100%" fo:text-align="justify" style:justify-single-word="false" fo:text-indent="0cm" style:auto-text-indent="false">
        <style:tab-stops>
          <style:tab-stop style:position="0cm"/>
          <style:tab-stop style:position="1.27cm"/>
        </style:tab-stops>
      </style:paragraph-properties>
      <style:text-properties style:use-window-font-color="true" style:font-name="Nimbus Roman No9 L2" fo:font-size="12pt" style:text-underline-style="none" officeooo:paragraph-rsid="00070958" fo:background-color="transparent" style:font-size-asian="12pt" style:font-name-complex="Arial" style:font-size-complex="12pt"/>
    </style:style>
    <style:style style:name="P102" style:family="paragraph" style:parent-style-name="Standard" style:list-style-name="WW8Num2" style:master-page-name="">
      <loext:graphic-properties draw:fill="none"/>
      <style:paragraph-properties fo:margin-left="0.7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fo:padding="0cm" fo:border="none" style:text-autospace="ideograph-alpha" style:punctuation-wrap="hanging" style:line-break="strict" style:writing-mode="lr-tb">
        <style:tab-stops>
          <style:tab-stop style:position="0cm"/>
        </style:tab-stops>
      </style:paragraph-properties>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03" style:family="paragraph" style:parent-style-name="Standard" style:list-style-name="WW8Num8" style:master-page-name="">
      <loext:graphic-properties draw:fill="none"/>
      <style:paragraph-properties fo:margin-left="0.7cm" fo:margin-right="0cm" fo:margin-top="0cm" fo:margin-bottom="0cm" loext:contextual-spacing="false" fo:line-height="100%" fo:text-align="justify" style:justify-single-word="false" fo:hyphenation-ladder-count="no-limit" fo:text-indent="0cm" style:auto-text-indent="false" style:page-number="auto" fo:background-color="transparent" style:text-autospace="ideograph-alpha" style:punctuation-wrap="hanging" style:line-break="strict" style:writing-mode="lr-tb">
        <style:tab-stops>
          <style:tab-stop style:position="0cm"/>
        </style:tab-stops>
      </style:paragraph-properties>
      <style:text-properties officeooo:paragraph-rsid="00070958" fo:hyphenate="false" fo:hyphenation-remain-char-count="2" fo:hyphenation-push-char-count="2"/>
    </style:style>
    <style:style style:name="P104" style:family="paragraph" style:parent-style-name="Standard" style:list-style-name="L2" style:master-page-name="">
      <loext:graphic-properties draw:fill="none"/>
      <style:paragraph-properties fo:margin-left="0.7cm" fo:margin-right="0cm" fo:margin-top="0cm" fo:margin-bottom="0cm" loext:contextual-spacing="false" fo:line-height="100%"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Nimbus Roman No9 L2" fo:font-size="12pt" officeooo:paragraph-rsid="00070958" fo:background-color="transparent" style:font-size-asian="12pt" style:font-size-complex="12pt" fo:hyphenate="false" fo:hyphenation-remain-char-count="2" fo:hyphenation-push-char-count="2"/>
    </style:style>
    <style:style style:name="P105" style:family="paragraph" style:parent-style-name="Standard" style:list-style-name="WW8Num8">
      <loext:graphic-properties draw:fill="none"/>
      <style:paragraph-properties fo:margin-left="0.7cm" fo:margin-right="0cm" fo:margin-top="0cm" fo:margin-bottom="0cm" loext:contextual-spacing="false" fo:line-height="100%" fo:text-align="justify" style:justify-single-word="false" fo:hyphenation-ladder-count="no-limit" fo:text-indent="0cm" style:auto-text-indent="false" fo:background-color="transparent" style:text-autospace="ideograph-alpha" style:punctuation-wrap="hanging" style:line-break="strict" style:writing-mode="lr-tb">
        <style:tab-stops>
          <style:tab-stop style:position="0cm"/>
        </style:tab-stops>
      </style:paragraph-properties>
      <style:text-properties officeooo:paragraph-rsid="00070958" fo:hyphenate="false" fo:hyphenation-remain-char-count="2" fo:hyphenation-push-char-count="2"/>
    </style:style>
    <style:style style:name="P106" style:family="paragraph" style:parent-style-name="Standard" style:list-style-name="WW8Num8">
      <loext:graphic-properties draw:fill="none"/>
      <style:paragraph-properties fo:margin-left="0.7cm" fo:margin-right="0cm" fo:margin-top="0cm" fo:margin-bottom="0cm" loext:contextual-spacing="false" fo:line-height="100%" fo:text-align="justify" style:justify-single-word="false" fo:hyphenation-ladder-count="no-limit" fo:text-indent="0cm" style:auto-text-indent="false" fo:background-color="transparent" style:text-autospace="ideograph-alpha" style:punctuation-wrap="hanging" style:line-break="strict" style:writing-mode="lr-tb">
        <style:tab-stops>
          <style:tab-stop style:position="0cm"/>
        </style:tab-stops>
      </style:paragraph-properties>
      <style:text-properties style:font-name="Nimbus Roman No9 L2" fo:font-size="12pt" officeooo:paragraph-rsid="00070958" fo:background-color="transparent" style:font-size-asian="12pt" style:font-size-complex="12pt" fo:hyphenate="false" fo:hyphenation-remain-char-count="2" fo:hyphenation-push-char-count="2"/>
    </style:style>
    <style:style style:name="P107" style:family="paragraph" style:parent-style-name="Text_20_body" style:list-style-name="WW8Num7" style:master-page-name="">
      <loext:graphic-properties draw:fill="none"/>
      <style:paragraph-properties fo:margin-left="0.199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ab-stops>
          <style:tab-stop style:position="0.67cm"/>
        </style:tab-stops>
      </style:paragraph-properties>
      <style:text-properties officeooo:paragraph-rsid="00070958" fo:hyphenate="false" fo:hyphenation-remain-char-count="2" fo:hyphenation-push-char-count="2"/>
    </style:style>
    <style:style style:name="P108" style:family="paragraph" style:parent-style-name="Text_20_body" style:list-style-name="WW8Num7">
      <style:paragraph-properties fo:margin-left="0cm" fo:margin-right="0cm" fo:margin-top="0cm" fo:margin-bottom="0cm" loext:contextual-spacing="false" fo:line-height="100%" fo:text-align="justify" style:justify-single-word="false" fo:text-indent="0cm" style:auto-text-indent="false">
        <style:tab-stops>
          <style:tab-stop style:position="0.67cm"/>
        </style:tab-stops>
      </style:paragraph-properties>
      <style:text-properties officeooo:paragraph-rsid="00070958"/>
    </style:style>
    <style:style style:name="P109" style:family="paragraph" style:parent-style-name="Standard_20__28_user_29_" style:list-style-name="WW8Num7">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size-asian="12pt" style:font-name-complex="Arial" style:font-size-complex="12pt"/>
    </style:style>
    <style:style style:name="P110" style:family="paragraph" style:parent-style-name="Standard_20__28_user_29_" style:list-style-name="WW8Num4">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officeooo:paragraph-rsid="00070958" fo:background-color="transparent" style:font-name-asian="Arial" style:font-size-asian="12pt" style:font-name-complex="Arial" style:font-size-complex="12pt"/>
    </style:style>
    <style:style style:name="P111" style:family="paragraph" style:parent-style-name="Standard_20__28_user_29_" style:list-style-name="WW8Num1">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language="es" fo:country="AR" fo:font-style="italic" officeooo:paragraph-rsid="00070958" fo:background-color="transparent" style:font-name-asian="Helvetica Neue" style:font-size-asian="12pt" style:language-asian="es" style:country-asian="AR" style:font-style-asian="italic" style:font-name-complex="Arial" style:font-size-complex="12pt"/>
    </style:style>
    <style:style style:name="P112" style:family="paragraph" style:parent-style-name="Standard_20__28_user_29_" style:list-style-name="WW8Num9">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language="es" fo:country="AR" officeooo:paragraph-rsid="00070958" fo:background-color="transparent" style:font-size-asian="12pt" style:font-name-complex="Arial" style:font-size-complex="12pt"/>
    </style:style>
    <style:style style:name="P113" style:family="paragraph" style:parent-style-name="Standard_20__28_user_29_" style:list-style-name="WW8Num7">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language="es" fo:country="AR" officeooo:paragraph-rsid="00070958" fo:background-color="transparent" style:font-size-asian="12pt" style:font-name-complex="Arial" style:font-size-complex="12pt"/>
    </style:style>
    <style:style style:name="P114" style:family="paragraph" style:parent-style-name="Standard_20__28_user_29_" style:list-style-name="L3" style:master-page-name="">
      <loext:graphic-properties draw:fill="none"/>
      <style:paragraph-properties fo:margin-left="0.4cm" fo:margin-right="0cm" fo:margin-top="0cm" fo:margin-bottom="0cm" loext:contextual-spacing="false" fo:line-height="100%" fo:text-align="justify" style:justify-single-word="false" fo:orphans="0" fo:widows="0" fo:hyphenation-ladder-count="no-limit" fo:text-indent="0cm" style:auto-text-indent="false" style:page-number="auto" fo:background-color="transparent" style:vertical-align="baseline"/>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115" style:family="paragraph" style:parent-style-name="Standard_20__28_user_29_" style:list-style-name="L3">
      <loext:graphic-properties draw:fill="none"/>
      <style:paragraph-properties fo:margin-left="0.4cm" fo:margin-right="0cm" fo:margin-top="0cm" fo:margin-bottom="0cm" loext:contextual-spacing="false" fo:line-height="100%" fo:text-align="justify" style:justify-single-word="false" fo:orphans="0" fo:widows="0" fo:hyphenation-ladder-count="no-limit" fo:text-indent="0cm" style:auto-text-indent="false" fo:background-color="transparent" style:vertical-align="baseline"/>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116" style:family="paragraph" style:parent-style-name="Standard_20__28_user_29_" style:list-style-name="L4" style:master-page-name="">
      <loext:graphic-properties draw:fill="none"/>
      <style:paragraph-properties fo:margin-left="0.3cm" fo:margin-right="0cm" fo:margin-top="0cm" fo:margin-bottom="0cm" loext:contextual-spacing="false" fo:line-height="100%" fo:text-align="justify" style:justify-single-word="false" fo:orphans="0" fo:widows="0" fo:hyphenation-ladder-count="no-limit" fo:text-indent="0cm" style:auto-text-indent="false" style:page-number="auto" fo:background-color="transparent" style:vertical-align="baseline"/>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117" style:family="paragraph" style:parent-style-name="Standard_20__28_user_29_" style:list-style-name="L4">
      <loext:graphic-properties draw:fill="none"/>
      <style:paragraph-properties fo:margin-left="0.3cm" fo:margin-right="0cm" fo:margin-top="0cm" fo:margin-bottom="0cm" loext:contextual-spacing="false" fo:line-height="100%" fo:text-align="justify" style:justify-single-word="false" fo:orphans="0" fo:widows="0" fo:hyphenation-ladder-count="no-limit" fo:text-indent="0cm" style:auto-text-indent="false" fo:background-color="transparent" style:vertical-align="baseline"/>
      <style:text-properties style:use-window-font-color="true" style:font-name="Nimbus Roman No9 L2" fo:font-size="12pt" officeooo:paragraph-rsid="00070958" fo:background-color="transparent" style:font-size-asian="12pt" style:font-name-complex="Arial" style:font-size-complex="12pt" fo:hyphenate="false" fo:hyphenation-remain-char-count="2" fo:hyphenation-push-char-count="2"/>
    </style:style>
    <style:style style:name="P118" style:family="paragraph" style:parent-style-name="Standard_20__28_user_29_" style:list-style-name="L4">
      <loext:graphic-properties draw:fill="none"/>
      <style:paragraph-properties fo:margin-left="0.3cm" fo:margin-right="0cm" fo:margin-top="0cm" fo:margin-bottom="0cm" loext:contextual-spacing="false" fo:line-height="100%" fo:text-align="justify" style:justify-single-word="false" fo:orphans="0" fo:widows="0" fo:hyphenation-ladder-count="no-limit" fo:text-indent="0cm" style:auto-text-indent="false" fo:background-color="transparent" style:vertical-align="baseline"/>
      <style:text-properties style:font-name="Nimbus Roman No9 L2" fo:font-size="12pt" officeooo:paragraph-rsid="00070958" fo:background-color="transparent" style:font-size-asian="12pt" style:font-size-complex="12pt" fo:hyphenate="false" fo:hyphenation-remain-char-count="2" fo:hyphenation-push-char-count="2"/>
    </style:style>
    <style:style style:name="P119" style:family="paragraph" style:parent-style-name="WW-Epígrafe" style:master-page-name="Standard">
      <style:paragraph-properties fo:margin-left="0cm" fo:margin-right="0cm" fo:margin-top="0cm" fo:margin-bottom="0cm" loext:contextual-spacing="false" fo:line-height="115%" fo:text-indent="0cm" style:auto-text-indent="false" style:page-number="auto" fo:break-before="page"/>
      <style:text-properties style:use-window-font-color="true" style:font-name="Nimbus Roman No9 L2" fo:font-size="12pt" officeooo:paragraph-rsid="00070958" fo:background-color="transparent" style:font-size-asian="12pt" style:font-name-complex="Times New Roman" style:font-size-complex="12pt"/>
    </style:style>
    <style:style style:name="P120" style:family="paragraph" style:parent-style-name="Heading_20_5">
      <style:paragraph-properties fo:margin-left="0cm" fo:margin-right="0cm" fo:margin-top="0cm" fo:margin-bottom="0cm" loext:contextual-spacing="false" fo:line-height="200%" fo:text-align="center" style:justify-single-word="false" fo:text-indent="0cm" style:auto-text-indent="false"/>
      <style:text-properties style:use-window-font-color="true" style:font-name="Nimbus Roman No9 L2" fo:font-size="12pt" fo:font-style="normal" officeooo:paragraph-rsid="00070958" fo:background-color="transparent" style:font-size-asian="12pt" style:font-style-asian="normal" style:font-name-complex="Arial" style:font-size-complex="12pt" style:font-style-complex="normal"/>
    </style:style>
    <style:style style:name="P121" style:family="paragraph" style:parent-style-name="Heading_20_5">
      <style:paragraph-properties fo:margin-left="0cm" fo:margin-right="0cm" fo:margin-top="0cm" fo:margin-bottom="0cm" loext:contextual-spacing="false" fo:line-height="100%" fo:text-align="center" style:justify-single-word="false" fo:text-indent="0cm" style:auto-text-indent="false"/>
      <style:text-properties style:use-window-font-color="true" style:font-name="Nimbus Roman No9 L2" fo:font-size="12pt" fo:font-style="normal" officeooo:paragraph-rsid="00070958" fo:background-color="transparent" style:font-size-asian="12pt" style:font-style-asian="normal" style:font-name-complex="Arial" style:font-size-complex="12pt" style:font-style-complex="normal" style:font-weight-complex="normal"/>
    </style:style>
    <style:style style:name="P122" style:family="paragraph" style:parent-style-name="Heading_20_5" style:list-style-name="">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use-window-font-color="true" style:font-name="Nimbus Roman No9 L2" fo:font-size="12pt" fo:font-style="normal" officeooo:paragraph-rsid="00070958" fo:background-color="transparent" style:font-size-asian="12pt" style:font-style-asian="normal" style:font-name-complex="Arial" style:font-size-complex="12pt" style:font-style-complex="normal" style:font-weight-complex="normal" fo:hyphenate="false" fo:hyphenation-remain-char-count="2" fo:hyphenation-push-char-count="2"/>
    </style:style>
    <style:style style:name="P123" style:family="paragraph" style:parent-style-name="Heading_20_5" style:master-page-name="">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page-number="auto" fo:break-before="auto" fo:break-after="auto" fo:background-color="transparent" style:text-autospace="ideograph-alpha" style:punctuation-wrap="hanging" style:line-break="strict" style:writing-mode="lr-tb"/>
      <style:text-properties style:use-window-font-color="true" style:font-name="Nimbus Roman No9 L2" fo:font-size="12pt" fo:font-style="normal" officeooo:paragraph-rsid="00070958" fo:background-color="transparent" style:font-size-asian="12pt" style:font-style-asian="normal" style:font-name-complex="Arial" style:font-size-complex="12pt" style:font-style-complex="normal" style:font-weight-complex="normal" fo:hyphenate="false" fo:hyphenation-remain-char-count="2" fo:hyphenation-push-char-count="2"/>
    </style:style>
    <style:style style:name="P124" style:family="paragraph" style:parent-style-name="Texto_20_independiente_20_2" style:list-style-name="WW8Num5">
      <style:paragraph-properties fo:margin-left="0cm" fo:margin-right="0cm" fo:margin-top="0cm" fo:margin-bottom="0cm" loext:contextual-spacing="false" fo:line-height="100%" fo:text-indent="0cm" style:auto-text-indent="false">
        <style:tab-stops>
          <style:tab-stop style:position="0cm"/>
        </style:tab-stops>
      </style:paragraph-properties>
      <style:text-properties style:use-window-font-color="true" style:font-name="Nimbus Roman No9 L2" fo:font-size="12pt" fo:language="es" fo:country="AR" officeooo:paragraph-rsid="00070958" fo:background-color="transparent" style:font-size-asian="12pt" style:font-name-complex="Times New Roman" style:font-size-complex="12pt"/>
    </style:style>
    <style:style style:name="P125" style:family="paragraph" style:parent-style-name="Texto_20_independiente_20_2" style:list-style-name="WW8Num6">
      <style:paragraph-properties fo:margin-left="0cm" fo:margin-right="0cm" fo:margin-top="0cm" fo:margin-bottom="0cm" loext:contextual-spacing="false" fo:line-height="100%" fo:text-indent="0cm" style:auto-text-indent="false">
        <style:tab-stops>
          <style:tab-stop style:position="0cm"/>
        </style:tab-stops>
      </style:paragraph-properties>
      <style:text-properties style:use-window-font-color="true" style:font-name="Nimbus Roman No9 L2" fo:font-size="12pt" officeooo:paragraph-rsid="00070958" fo:background-color="transparent" style:font-size-asian="12pt" style:font-name-complex="Times New Roman" style:font-size-complex="12pt"/>
    </style:style>
    <style:style style:name="P126" style:family="paragraph" style:parent-style-name="Quotations" style:list-style-name="WW8Num2" style:master-page-name="">
      <loext:graphic-properties draw:fill="none"/>
      <style:paragraph-properties fo:margin-left="0.7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fo:padding="0cm" fo:border="none" style:text-autospace="ideograph-alpha" style:punctuation-wrap="hanging" style:line-break="strict" style:writing-mode="lr-tb">
        <style:tab-stops>
          <style:tab-stop style:position="0.635cm"/>
        </style:tab-stops>
      </style:paragraph-properties>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27" style:family="paragraph" style:parent-style-name="Quotations" style:list-style-name="WW8Num2">
      <loext:graphic-properties draw:fill="none"/>
      <style:paragraph-properties fo:margin-left="0.7cm" fo:margin-right="0cm" fo:margin-top="0cm" fo:margin-bottom="0cm" loext:contextual-spacing="false" fo:line-height="100%" fo:text-align="justify" style:justify-single-word="false" fo:orphans="2" fo:widows="2" fo:hyphenation-ladder-count="no-limit" fo:text-indent="0cm" style:auto-text-indent="false" fo:background-color="transparent" fo:padding="0cm" fo:border="none" style:text-autospace="ideograph-alpha" style:punctuation-wrap="hanging" style:line-break="strict" style:writing-mode="lr-tb">
        <style:tab-stops>
          <style:tab-stop style:position="0.635cm"/>
        </style:tab-stops>
      </style:paragraph-properties>
      <style:text-properties style:use-window-font-color="true" style:font-name="Nimbus Roman No9 L2" fo:font-size="12pt" fo:language="es" fo:country="AR" officeooo:paragraph-rsid="00070958" fo:background-color="transparent"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28" style:family="paragraph" style:parent-style-name="Párrafo_20_de_20_lista" style:list-style-name="WW8Num8">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Nimbus Roman No9 L2" fo:font-size="12pt" fo:language="es" fo:country="AR" officeooo:paragraph-rsid="00070958" fo:background-color="transparent" style:font-size-asian="12pt" style:font-name-complex="Arial" style:font-size-complex="12pt"/>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fo:language="es" fo:country="MX" fo:font-weight="normal" style:font-weight-asian="normal" style:font-name-complex="Nimbus Roman No9 L1" style:font-weight-complex="normal"/>
    </style:style>
    <style:style style:name="T4" style:family="text">
      <style:text-properties officeooo:rsid="0015b441"/>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20cd0" style:font-weight-asian="bold" style:font-weight-complex="bold"/>
    </style:style>
    <style:style style:name="T8" style:family="text">
      <style:text-properties fo:font-weight="bold" officeooo:rsid="00124f84" style:font-weight-asian="bold" style:font-weight-complex="bold"/>
    </style:style>
    <style:style style:name="T9" style:family="text">
      <style:text-properties fo:font-weight="bold" officeooo:rsid="0015b441" style:font-weight-asian="bold"/>
    </style:style>
    <style:style style:name="T10" style:family="text">
      <style:text-properties fo:font-weight="bold" style:font-weight-asian="bold" style:font-name-complex="Arial"/>
    </style:style>
    <style:style style:name="T11" style:family="text">
      <style:text-properties fo:font-weight="bold" style:font-weight-asian="bold" style:font-name-complex="Arial" style:font-weight-complex="bold"/>
    </style:style>
    <style:style style:name="T12" style:family="text">
      <style:text-properties fo:font-weight="bold" style:font-weight-asian="bold" style:font-name-complex="Times New Roman"/>
    </style:style>
    <style:style style:name="T13" style:family="text">
      <style:text-properties fo:font-weight="bold" officeooo:rsid="000d7e14" style:font-weight-asian="bold"/>
    </style:style>
    <style:style style:name="T14" style:family="text">
      <style:text-properties style:use-window-font-color="true" style:font-name-complex="Arial"/>
    </style:style>
    <style:style style:name="T15" style:family="text">
      <style:text-properties style:use-window-font-color="true" style:font-name-complex="Arial" style:font-weight-complex="bold"/>
    </style:style>
    <style:style style:name="T16" style:family="text">
      <style:text-properties style:use-window-font-color="true" style:font-name="Nimbus Roman No9 L2" fo:font-size="12pt" fo:language="es" fo:country="ES" style:text-underline-style="none" fo:font-weight="normal" fo:background-color="transparent" loext:char-shading-value="0" style:font-size-asian="12pt" style:font-weight-asian="normal" style:font-name-complex="Arial" style:font-size-complex="12pt"/>
    </style:style>
    <style:style style:name="T17" style:family="text">
      <style:text-properties style:use-window-font-color="true" style:font-name="Nimbus Roman No9 L2" fo:font-size="12pt" fo:language="es" fo:country="ES" style:text-underline-style="none" fo:font-weight="normal" officeooo:rsid="000e346c" fo:background-color="transparent" loext:char-shading-value="0" style:font-size-asian="12pt" style:font-weight-asian="normal" style:font-name-complex="Arial" style:font-size-complex="12pt"/>
    </style:style>
    <style:style style:name="T18" style:family="text">
      <style:text-properties style:use-window-font-color="true" style:font-name="Nimbus Roman No9 L2" fo:font-size="12pt" fo:language="es" fo:country="ES" style:text-underline-style="none" fo:font-weight="normal" fo:background-color="transparent" loext:char-shading-value="0" style:font-name-asian="Times New Roman" style:font-size-asian="12pt" style:language-asian="zh" style:country-asian="CN" style:font-weight-asian="normal" style:font-name-complex="Arial" style:font-size-complex="12pt" style:language-complex="ar" style:country-complex="SA"/>
    </style:style>
    <style:style style:name="T19" style:family="text">
      <style:text-properties style:use-window-font-color="true" style:font-name="Nimbus Roman No9 L2" fo:font-size="12pt" fo:language="es" fo:country="ES" style:text-underline-style="none" fo:font-weight="normal" officeooo:rsid="000e346c" fo:background-color="transparent" loext:char-shading-value="0" style:font-name-asian="Times New Roman" style:font-size-asian="12pt" style:language-asian="zh" style:country-asian="CN" style:font-weight-asian="normal" style:font-name-complex="Arial" style:font-size-complex="12pt" style:language-complex="ar" style:country-complex="SA"/>
    </style:style>
    <style:style style:name="T20" style:family="text">
      <style:text-properties style:use-window-font-color="true" style:font-name="Nimbus Roman No9 L2" fo:font-size="12pt" fo:language="es" fo:country="ES" style:text-underline-style="none" fo:font-weight="normal" fo:background-color="transparent" loext:char-shading-value="0"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21" style:family="text">
      <style:text-properties style:use-window-font-color="true" style:font-name="Nimbus Roman No9 L2" fo:font-size="12pt" fo:language="es" fo:country="AR" style:text-underline-style="none" fo:background-color="transparent" loext:char-shading-value="0" style:font-size-asian="12pt" style:font-name-complex="Arial" style:font-size-complex="12pt"/>
    </style:style>
    <style:style style:name="T22" style:family="text">
      <style:text-properties style:use-window-font-color="true" style:font-name="Nimbus Roman No9 L2" fo:font-size="12pt" fo:language="es" fo:country="AR" style:text-underline-style="none" fo:background-color="transparent" loext:char-shading-value="0" style:font-size-asian="12pt" style:font-name-complex="Times New Roman" style:font-size-complex="12pt"/>
    </style:style>
    <style:style style:name="T23" style:family="text">
      <style:text-properties style:use-window-font-color="true" style:font-name="Nimbus Roman No9 L2" fo:font-size="12pt" fo:language="es" fo:country="AR" style:text-underline-style="none" fo:font-weight="bold" fo:background-color="transparent" loext:char-shading-value="0" style:font-size-asian="12pt" style:font-weight-asian="bold" style:font-name-complex="Arial" style:font-size-complex="12pt" style:font-weight-complex="bold"/>
    </style:style>
    <style:style style:name="T24" style:family="text">
      <style:text-properties style:use-window-font-color="true" style:font-name="Nimbus Roman No9 L2" fo:font-size="12pt" fo:language="es" fo:country="AR" style:text-underline-style="solid" style:text-underline-width="auto" style:text-underline-color="font-color" fo:font-weight="bold" fo:background-color="transparent" loext:char-shading-value="0" style:font-size-asian="12pt" style:font-weight-asian="bold" style:font-size-complex="12pt" style:font-weight-complex="bold"/>
    </style:style>
    <style:style style:name="T25" style:family="text">
      <style:text-properties style:use-window-font-color="true" style:font-name="Nimbus Roman No9 L2" fo:font-size="12pt" fo:language="es" fo:country="AR" style:text-underline-style="solid" style:text-underline-width="auto" style:text-underline-color="font-color" fo:font-weight="bold" fo:background-color="transparent" loext:char-shading-value="0" style:font-size-asian="12pt" style:font-weight-asian="bold" style:font-name-complex="Arial" style:font-size-complex="12pt" style:font-weight-complex="bold"/>
    </style:style>
    <style:style style:name="T26" style:family="text">
      <style:text-properties style:use-window-font-color="true" style:font-name="Nimbus Roman No9 L2" fo:font-size="12pt" fo:language="es" fo:country="AR" fo:font-weight="bold" fo:background-color="transparent" loext:char-shading-value="0" style:font-size-asian="12pt" style:font-weight-asian="bold" style:font-name-complex="Arial" style:font-size-complex="12pt" style:font-weight-complex="bold"/>
    </style:style>
    <style:style style:name="T27" style:family="text">
      <style:text-properties style:use-window-font-color="true" style:font-name="Nimbus Roman No9 L2" fo:font-size="12pt" fo:language="es" fo:country="AR" fo:background-color="transparent" loext:char-shading-value="0" style:font-size-asian="12pt" style:font-name-complex="Arial" style:font-size-complex="12pt"/>
    </style:style>
    <style:style style:name="T28" style:family="text">
      <style:text-properties style:use-window-font-color="true" style:font-name="Nimbus Roman No9 L2" fo:font-size="12pt" fo:language="es" fo:country="AR" officeooo:rsid="000e346c" fo:background-color="transparent" loext:char-shading-value="0" style:font-size-asian="12pt" style:font-name-complex="Arial" style:font-size-complex="12pt"/>
    </style:style>
    <style:style style:name="T29" style:family="text">
      <style:text-properties style:use-window-font-color="true" style:font-name="Nimbus Roman No9 L2" fo:font-size="12pt" fo:language="es" fo:country="AR" officeooo:rsid="0012cc2b" fo:background-color="transparent" loext:char-shading-value="0" style:font-size-asian="12pt" style:font-name-complex="Arial" style:font-size-complex="12pt"/>
    </style:style>
    <style:style style:name="T30" style:family="text">
      <style:text-properties style:use-window-font-color="true" style:font-name="Nimbus Roman No9 L2" fo:font-size="12pt" style:text-underline-style="solid" style:text-underline-width="auto" style:text-underline-color="font-color" fo:font-weight="bold" fo:background-color="transparent" loext:char-shading-value="0" style:font-size-asian="12pt" style:font-weight-asian="bold" style:font-name-complex="Arial" style:font-size-complex="12pt"/>
    </style:style>
    <style:style style:name="T31" style:family="text">
      <style:text-properties style:use-window-font-color="true" style:font-name="Nimbus Roman No9 L2" fo:font-size="12pt" style:text-underline-style="solid" style:text-underline-width="auto" style:text-underline-color="font-color" fo:font-weight="bold" fo:background-color="transparent" loext:char-shading-value="0" style:font-size-asian="12pt" style:font-weight-asian="bold" style:font-name-complex="Arial" style:font-size-complex="12pt" style:font-weight-complex="bold"/>
    </style:style>
    <style:style style:name="T32" style:family="text">
      <style:text-properties style:use-window-font-color="true" style:font-name="Nimbus Roman No9 L2" fo:font-size="12pt" style:text-underline-style="solid" style:text-underline-width="auto" style:text-underline-color="font-color" fo:font-weight="bold" officeooo:rsid="0017695c" fo:background-color="transparent" loext:char-shading-value="0" style:font-size-asian="12pt" style:font-weight-asian="bold" style:font-name-complex="Arial" style:font-size-complex="12pt" style:font-weight-complex="bold"/>
    </style:style>
    <style:style style:name="T33" style:family="text">
      <style:text-properties style:use-window-font-color="true" style:font-name="Nimbus Roman No9 L2" fo:font-size="12pt" style:text-underline-style="solid" style:text-underline-width="auto" style:text-underline-color="font-color" fo:font-weight="bold" officeooo:rsid="0017695c" fo:background-color="transparent" loext:char-shading-value="0" style:font-size-asian="12pt" style:font-weight-asian="bold" style:font-name-complex="Arial" style:font-size-complex="12pt"/>
    </style:style>
    <style:style style:name="T34" style:family="text">
      <style:text-properties style:use-window-font-color="true" style:font-name="Nimbus Roman No9 L2" fo:font-size="12pt" style:text-underline-style="solid" style:text-underline-width="auto" style:text-underline-color="font-color" fo:font-weight="bold" officeooo:rsid="0017dfab" fo:background-color="transparent" loext:char-shading-value="0" style:font-size-asian="12pt" style:font-weight-asian="bold" style:font-name-complex="Arial" style:font-size-complex="12pt"/>
    </style:style>
    <style:style style:name="T35" style:family="text">
      <style:text-properties style:use-window-font-color="true" style:font-name="Nimbus Roman No9 L2" fo:font-size="12pt" style:text-underline-style="solid" style:text-underline-width="auto" style:text-underline-color="font-color" fo:font-weight="bold" officeooo:rsid="0036aa65" fo:background-color="transparent" loext:char-shading-value="0" style:font-size-asian="12pt" style:font-weight-asian="bold" style:font-name-complex="Arial" style:font-size-complex="12pt"/>
    </style:style>
    <style:style style:name="T36" style:family="text">
      <style:text-properties style:use-window-font-color="true" style:font-name="Nimbus Roman No9 L2" fo:font-size="12pt" style:text-underline-style="solid" style:text-underline-width="auto" style:text-underline-color="font-color" fo:background-color="transparent" loext:char-shading-value="0" style:font-size-asian="12pt" style:font-name-complex="Arial" style:font-size-complex="12pt"/>
    </style:style>
    <style:style style:name="T37" style:family="text">
      <style:text-properties style:use-window-font-color="true" style:font-name="Nimbus Roman No9 L2" fo:font-size="12pt" fo:font-weight="bold" fo:background-color="transparent" loext:char-shading-value="0" style:font-size-asian="12pt" style:font-weight-asian="bold" style:font-name-complex="Arial" style:font-size-complex="12pt"/>
    </style:style>
    <style:style style:name="T38" style:family="text">
      <style:text-properties style:use-window-font-color="true" style:font-name="Nimbus Roman No9 L2" fo:font-size="12pt" fo:font-weight="bold" fo:background-color="transparent" loext:char-shading-value="0" style:font-size-asian="12pt" style:font-weight-asian="bold" style:font-name-complex="Arial" style:font-size-complex="12pt" style:font-weight-complex="bold"/>
    </style:style>
    <style:style style:name="T39" style:family="text">
      <style:text-properties style:use-window-font-color="true" style:font-name="Nimbus Roman No9 L2" fo:font-size="12pt" style:text-underline-style="none" fo:font-weight="normal" fo:background-color="transparent" loext:char-shading-value="0" style:font-size-asian="12pt" style:font-weight-asian="normal" style:font-name-complex="Arial" style:font-size-complex="12pt" style:font-weight-complex="normal"/>
    </style:style>
    <style:style style:name="T40" style:family="text">
      <style:text-properties style:use-window-font-color="true" style:font-name="Nimbus Roman No9 L2" fo:font-size="12pt" style:text-underline-style="none" fo:font-weight="normal" officeooo:rsid="000e346c" fo:background-color="transparent" loext:char-shading-value="0" style:font-size-asian="12pt" style:font-weight-asian="normal" style:font-name-complex="Arial" style:font-size-complex="12pt" style:font-weight-complex="normal"/>
    </style:style>
    <style:style style:name="T41" style:family="text">
      <style:text-properties style:use-window-font-color="true" style:font-name="Nimbus Roman No9 L2" fo:font-size="12pt" style:text-underline-style="none" fo:background-color="transparent" loext:char-shading-value="0" style:font-size-asian="12pt" style:font-name-complex="Arial" style:font-size-complex="12pt"/>
    </style:style>
    <style:style style:name="T42" style:family="text">
      <style:text-properties style:use-window-font-color="true" style:font-name="Nimbus Roman No9 L2" fo:font-size="12pt" style:text-underline-style="none" fo:font-weight="bold" fo:background-color="transparent" loext:char-shading-value="0" style:font-size-asian="12pt" style:font-weight-asian="bold" style:font-name-complex="Arial" style:font-size-complex="12pt"/>
    </style:style>
    <style:style style:name="T43" style:family="text">
      <style:text-properties style:use-window-font-color="true" style:font-name="Nimbus Roman No9 L2" fo:font-size="12pt" style:text-underline-style="none" fo:font-weight="bold" fo:background-color="transparent" loext:char-shading-value="0" style:font-size-asian="12pt" style:font-weight-asian="bold" style:font-name-complex="Arial" style:font-size-complex="12pt" style:font-weight-complex="bold"/>
    </style:style>
    <style:style style:name="T44" style:family="text">
      <style:text-properties style:use-window-font-color="true" style:font-name="Nimbus Roman No9 L2" fo:font-size="12pt" fo:background-color="transparent" loext:char-shading-value="0" style:font-size-asian="12pt" style:font-name-complex="Arial" style:font-size-complex="12pt"/>
    </style:style>
    <style:style style:name="T45" style:family="text">
      <style:text-properties style:use-window-font-color="true" style:font-name="Nimbus Roman No9 L2" fo:font-size="12pt" fo:background-color="transparent" loext:char-shading-value="0" style:font-size-asian="12pt" style:font-name-complex="Arial" style:font-size-complex="12pt" style:font-weight-complex="bold"/>
    </style:style>
    <style:style style:name="T46" style:family="text">
      <style:text-properties style:use-window-font-color="true" style:font-name="Nimbus Roman No9 L2" fo:font-size="12pt" officeooo:rsid="000e346c" fo:background-color="transparent" loext:char-shading-value="0" style:font-size-asian="12pt" style:font-name-complex="Arial" style:font-size-complex="12pt"/>
    </style:style>
    <style:style style:name="T47" style:family="text">
      <style:text-properties style:use-window-font-color="true" style:font-name="Nimbus Roman No9 L2" fo:font-size="12pt" officeooo:rsid="000f38a9" fo:background-color="transparent" loext:char-shading-value="0" style:font-size-asian="12pt" style:font-name-complex="Arial" style:font-size-complex="12pt"/>
    </style:style>
    <style:style style:name="T48" style:family="text">
      <style:text-properties style:use-window-font-color="true" style:font-name="Nimbus Roman No9 L2" fo:font-size="12pt" officeooo:rsid="0011a699" fo:background-color="transparent" loext:char-shading-value="0" style:font-size-asian="12pt" style:font-name-complex="Arial" style:font-size-complex="12pt"/>
    </style:style>
    <style:style style:name="T49" style:family="text">
      <style:text-properties style:use-window-font-color="true" style:font-name="Nimbus Roman No9 L2" fo:font-size="12pt" officeooo:rsid="00124f84" fo:background-color="transparent" loext:char-shading-value="0" style:font-size-asian="12pt" style:font-name-complex="Arial" style:font-size-complex="12pt"/>
    </style:style>
    <style:style style:name="T50" style:family="text">
      <style:text-properties style:use-window-font-color="true" style:font-name="Nimbus Roman No9 L2" fo:font-size="12pt" officeooo:rsid="0017dfab" fo:background-color="transparent" loext:char-shading-value="0" style:font-size-asian="12pt" style:font-name-complex="Arial" style:font-size-complex="12pt"/>
    </style:style>
    <style:style style:name="T51" style:family="text">
      <style:text-properties style:use-window-font-color="true" style:font-name="Nimbus Roman No9 L2" fo:font-size="12pt" officeooo:rsid="002f403a" fo:background-color="transparent" loext:char-shading-value="0" style:font-size-asian="12pt" style:font-name-complex="Arial" style:font-size-complex="12pt"/>
    </style:style>
    <style:style style:name="T52" style:family="text">
      <style:text-properties style:use-window-font-color="true" style:font-name="Nimbus Roman No9 L2" fo:font-size="12pt" fo:background-color="transparent" loext:char-shading-value="0" style:font-size-asian="12pt" style:font-size-complex="12pt"/>
    </style:style>
    <style:style style:name="T53" style:family="text">
      <style:text-properties style:use-window-font-color="true" style:font-name="Nimbus Roman No9 L2" fo:font-size="12pt" fo:font-style="italic" fo:background-color="transparent" loext:char-shading-value="0" style:font-size-asian="12pt" style:font-style-asian="italic" style:font-name-complex="Arial" style:font-size-complex="12pt" style:font-style-complex="italic"/>
    </style:style>
    <style:style style:name="T54" style:family="text">
      <style:text-properties style:use-window-font-color="true" style:font-name="Nimbus Roman No9 L2" fo:font-size="12pt" fo:language="pt" fo:country="PT" fo:background-color="transparent" loext:char-shading-value="0" style:font-size-asian="12pt" style:font-name-complex="Arial" style:font-size-complex="12pt"/>
    </style:style>
    <style:style style:name="T55" style:family="text">
      <style:text-properties style:use-window-font-color="true" style:font-name="Nimbus Roman No9 L2" fo:font-size="12pt" fo:language="pt" fo:country="PT" officeooo:rsid="00244b50" fo:background-color="transparent" loext:char-shading-value="0" style:font-size-asian="12pt" style:font-name-complex="Arial" style:font-size-complex="12pt"/>
    </style:style>
    <style:style style:name="T56" style:family="text">
      <style:text-properties style:use-window-font-color="true" style:font-name="Nimbus Roman No9 L2" fo:font-size="12pt" fo:language="fr" fo:country="FR" fo:background-color="transparent" loext:char-shading-value="0" style:font-size-asian="12pt" style:font-name-complex="Arial" style:font-size-complex="12pt"/>
    </style:style>
    <style:style style:name="T57" style:family="text">
      <style:text-properties style:use-window-font-color="true" style:font-name="Nimbus Roman No9 L2" fo:font-size="12pt" fo:language="it" fo:country="IT" fo:background-color="transparent" loext:char-shading-value="0" style:font-size-asian="12pt" style:font-name-complex="Arial" style:font-size-complex="12pt"/>
    </style:style>
    <style:style style:name="T58" style:family="text">
      <style:text-properties style:use-window-font-color="true" fo:language="es" fo:country="ES" style:text-underline-style="solid" style:text-underline-width="auto" style:text-underline-color="font-color" style:font-name-asian="Times New Roman" style:language-asian="es" style:country-asian="AR" style:font-name-complex="Times New Roman"/>
    </style:style>
    <style:style style:name="T59" style:family="text">
      <style:text-properties style:use-window-font-color="true" fo:language="es" fo:country="ES" style:font-name-asian="Times New Roman" style:language-asian="es" style:country-asian="AR" style:font-name-complex="Times New Roman"/>
    </style:style>
    <style:style style:name="T60" style:family="text">
      <style:text-properties style:use-window-font-color="true" fo:language="es" fo:country="ES" officeooo:rsid="00124f84" style:font-name-asian="Times New Roman" style:language-asian="es" style:country-asian="AR" style:font-name-complex="Times New Roman"/>
    </style:style>
    <style:style style:name="T61" style:family="text">
      <style:text-properties style:use-window-font-color="true" fo:language="es" fo:country="ES" style:text-underline-style="none" style:font-name-asian="Times New Roman" style:language-asian="es" style:country-asian="AR" style:font-name-complex="Times New Roman"/>
    </style:style>
    <style:style style:name="T62" style:family="text">
      <style:text-properties style:use-window-font-color="true" style:font-name-asian="Times New Roman" style:language-asian="es" style:country-asian="AR" style:font-name-complex="Times New Roman"/>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style:font-name-complex="Arial"/>
    </style:style>
    <style:style style:name="T65" style:family="text">
      <style:text-properties style:text-underline-style="solid" style:text-underline-width="auto" style:text-underline-color="font-color" officeooo:rsid="0012cc2b" style:font-name-complex="Arial"/>
    </style:style>
    <style:style style:name="T66" style:family="text">
      <style:text-properties style:text-underline-style="solid" style:text-underline-width="auto" style:text-underline-color="font-color" officeooo:rsid="0015c078" style:font-name-complex="Arial"/>
    </style:style>
    <style:style style:name="T67" style:family="text">
      <style:text-properties style:text-underline-style="solid" style:text-underline-width="auto" style:text-underline-color="font-color" officeooo:rsid="0017695c" style:font-name-complex="Arial"/>
    </style:style>
    <style:style style:name="T68" style:family="text">
      <style:text-properties style:text-underline-style="solid" style:text-underline-width="auto" style:text-underline-color="font-color" officeooo:rsid="0017dfab" style:font-name-complex="Arial"/>
    </style:style>
    <style:style style:name="T69" style:family="text">
      <style:text-properties style:text-underline-style="solid" style:text-underline-width="auto" style:text-underline-color="font-color" officeooo:rsid="00192efa" style:font-name-complex="Arial"/>
    </style:style>
    <style:style style:name="T70" style:family="text">
      <style:text-properties style:text-underline-style="solid" style:text-underline-width="auto" style:text-underline-color="font-color" officeooo:rsid="001aaf89" style:font-name-complex="Arial"/>
    </style:style>
    <style:style style:name="T71" style:family="text">
      <style:text-properties style:text-underline-style="solid" style:text-underline-width="auto" style:text-underline-color="font-color" officeooo:rsid="0036aa65" style:font-name-complex="Arial"/>
    </style:style>
    <style:style style:name="T72" style:family="text">
      <style:text-properties style:text-underline-style="solid" style:text-underline-width="auto" style:text-underline-color="font-color" officeooo:rsid="0036f641" style:font-name-complex="Arial"/>
    </style:style>
    <style:style style:name="T73" style:family="text">
      <style:text-properties style:text-underline-style="solid" style:text-underline-width="auto" style:text-underline-color="font-color" fo:font-weight="bold" style:font-weight-asian="bold" style:font-name-complex="Arial" style:font-weight-complex="bold"/>
    </style:style>
    <style:style style:name="T74" style:family="text">
      <style:text-properties style:text-underline-style="solid" style:text-underline-width="auto" style:text-underline-color="font-color" fo:font-weight="bold" officeooo:rsid="0015c078" style:font-weight-asian="bold" style:font-name-complex="Arial" style:font-weight-complex="bold"/>
    </style:style>
    <style:style style:name="T75" style:family="text">
      <style:text-properties style:text-underline-style="solid" style:text-underline-width="auto" style:text-underline-color="font-color" fo:font-weight="bold" officeooo:rsid="0017695c" style:font-weight-asian="bold" style:font-name-complex="Arial" style:font-weight-complex="bold"/>
    </style:style>
    <style:style style:name="T76" style:family="text">
      <style:text-properties style:text-underline-style="solid" style:text-underline-width="auto" style:text-underline-color="font-color" fo:font-weight="bold" officeooo:rsid="0036aa65" style:font-weight-asian="bold" style:font-name-complex="Arial" style:font-weight-complex="bold"/>
    </style:style>
    <style:style style:name="T77" style:family="text">
      <style:text-properties style:text-underline-style="solid" style:text-underline-width="auto" style:text-underline-color="font-color" fo:background-color="#ffffff" loext:char-shading-value="0" style:font-name-complex="Arial"/>
    </style:style>
    <style:style style:name="T78" style:family="text">
      <style:text-properties style:text-underline-style="solid" style:text-underline-width="auto" style:text-underline-color="font-color" officeooo:rsid="0036f641"/>
    </style:style>
    <style:style style:name="T79" style:family="text">
      <style:text-properties style:font-name-complex="Arial"/>
    </style:style>
    <style:style style:name="T80" style:family="text">
      <style:text-properties style:font-name-complex="Arial" style:font-weight-complex="bold"/>
    </style:style>
    <style:style style:name="T81" style:family="text">
      <style:text-properties officeooo:rsid="0017695c" style:font-name-complex="Arial"/>
    </style:style>
    <style:style style:name="T82" style:family="text">
      <style:text-properties officeooo:rsid="001e2412" style:font-name-complex="Arial"/>
    </style:style>
    <style:style style:name="T83" style:family="text">
      <style:text-properties style:text-underline-style="none"/>
    </style:style>
    <style:style style:name="T84" style:family="text">
      <style:text-properties style:text-underline-style="none" style:font-name-complex="Arial"/>
    </style:style>
    <style:style style:name="T85" style:family="text">
      <style:text-properties style:text-underline-style="none" fo:font-weight="bold" style:font-weight-asian="bold" style:font-name-complex="Arial" style:font-weight-complex="bold"/>
    </style:style>
    <style:style style:name="T86" style:family="text">
      <style:text-properties fo:language="es" fo:country="AR" style:font-name-complex="Arial"/>
    </style:style>
    <style:style style:name="T87" style:family="text">
      <style:text-properties fo:language="es" fo:country="AR" style:font-name-asian="Times New Roman" style:language-asian="zxx" style:country-asian="none" style:font-name-complex="Arial" style:language-complex="ar" style:country-complex="SA"/>
    </style:style>
    <style:style style:name="T88" style:family="text">
      <style:text-properties fo:language="es" fo:country="AR" fo:font-weight="normal" style:font-name-asian="Times New Roman" style:language-asian="zxx" style:country-asian="none" style:font-weight-asian="normal" style:font-name-complex="Arial" style:language-complex="ar" style:country-complex="SA" style:font-weight-complex="normal"/>
    </style:style>
    <style:style style:name="T89" style:family="text">
      <style:text-properties fo:language="es" fo:country="AR" fo:font-weight="normal" officeooo:rsid="00124f84" style:font-name-asian="Times New Roman" style:language-asian="zxx" style:country-asian="none" style:font-weight-asian="normal" style:font-name-complex="Arial" style:language-complex="ar" style:country-complex="SA" style:font-weight-complex="normal"/>
    </style:style>
    <style:style style:name="T90" style:family="text">
      <style:text-properties fo:font-weight="normal" style:font-weight-asian="normal" style:font-name-complex="Nimbus Roman No9 L1" style:font-weight-complex="normal"/>
    </style:style>
    <style:style style:name="T91" style:family="text">
      <style:text-properties fo:font-weight="normal" officeooo:rsid="001de3ea" style:font-weight-asian="normal" style:font-name-complex="Nimbus Roman No9 L1" style:font-weight-complex="normal"/>
    </style:style>
    <style:style style:name="T92" style:family="text">
      <style:text-properties fo:language="es" fo:country="ES" style:font-name-asian="Times New Roman1" style:language-asian="es" style:country-asian="AR" style:font-name-complex="Times New Roman1"/>
    </style:style>
    <style:style style:name="T93" style:family="text">
      <style:text-properties fo:language="es" fo:country="ES" officeooo:rsid="00124f84" style:font-name-asian="Times New Roman1" style:language-asian="es" style:country-asian="AR" style:font-name-complex="Times New Roman1"/>
    </style:style>
    <style:style style:name="T94" style:family="text">
      <style:text-properties fo:language="es" fo:country="ES" officeooo:rsid="0012cc2b" style:font-name-asian="Times New Roman1" style:language-asian="es" style:country-asian="AR" style:font-name-complex="Times New Roman1"/>
    </style:style>
    <style:style style:name="T95" style:family="text">
      <style:text-properties style:font-name-complex="Times New Roman1"/>
    </style:style>
    <style:style style:name="T96" style:family="text">
      <style:text-properties style:font-name-complex="Times New Roman"/>
    </style:style>
    <style:style style:name="T97" style:family="text">
      <style:text-properties officeooo:rsid="002f73be" style:font-name-complex="Times New Roman"/>
    </style:style>
    <style:style style:name="T98" style:family="text">
      <style:text-properties officeooo:rsid="0007df80"/>
    </style:style>
    <style:style style:name="T99" style:family="text">
      <style:text-properties officeooo:rsid="000e346c"/>
    </style:style>
    <style:style style:name="T100" style:family="text">
      <style:text-properties officeooo:rsid="000f38a9"/>
    </style:style>
    <style:style style:name="T101" style:family="text">
      <style:text-properties officeooo:rsid="0010a5de"/>
    </style:style>
    <style:style style:name="T102" style:family="text">
      <style:text-properties officeooo:rsid="0011a699"/>
    </style:style>
    <style:style style:name="T103" style:family="text">
      <style:text-properties officeooo:rsid="00120cd0"/>
    </style:style>
    <style:style style:name="T104" style:family="text">
      <style:text-properties officeooo:rsid="0012cc2b"/>
    </style:style>
    <style:style style:name="T105" style:family="text">
      <style:text-properties officeooo:rsid="00141b7e"/>
    </style:style>
    <style:style style:name="T106" style:family="text">
      <style:text-properties officeooo:rsid="0015c078"/>
    </style:style>
    <style:style style:name="T107" style:family="text">
      <style:text-properties officeooo:rsid="0017695c"/>
    </style:style>
    <style:style style:name="T108" style:family="text">
      <style:text-properties officeooo:rsid="0017dfab"/>
    </style:style>
    <style:style style:name="T109" style:family="text">
      <style:text-properties fo:font-style="italic" style:font-style-asian="italic" style:font-style-complex="italic"/>
    </style:style>
    <style:style style:name="T110" style:family="text">
      <style:text-properties officeooo:rsid="00192efa"/>
    </style:style>
    <style:style style:name="T111" style:family="text">
      <style:text-properties officeooo:rsid="001aaf89"/>
    </style:style>
    <style:style style:name="T112" style:family="text">
      <style:text-properties officeooo:rsid="001b4173"/>
    </style:style>
    <style:style style:name="T113" style:family="text">
      <style:text-properties officeooo:rsid="001bb7be"/>
    </style:style>
    <style:style style:name="T114" style:family="text">
      <style:text-properties officeooo:rsid="001e2412"/>
    </style:style>
    <style:style style:name="T115" style:family="text">
      <style:text-properties officeooo:rsid="0021cfd5"/>
    </style:style>
    <style:style style:name="T116" style:family="text">
      <style:text-properties officeooo:rsid="00244b50"/>
    </style:style>
    <style:style style:name="T117" style:family="text">
      <style:text-properties officeooo:rsid="0025f069"/>
    </style:style>
    <style:style style:name="T118" style:family="text">
      <style:text-properties officeooo:rsid="002746f1"/>
    </style:style>
    <style:style style:name="T119" style:family="text">
      <style:text-properties officeooo:rsid="0034214f"/>
    </style:style>
    <style:style style:name="T120" style:family="text">
      <style:text-properties officeooo:rsid="0036aa65"/>
    </style:style>
    <style:style style:name="T121" style:family="text">
      <style:text-properties officeooo:rsid="0036f641"/>
    </style:style>
    <style:style style:name="T122" style:family="text">
      <style:text-properties officeooo:rsid="003af52e"/>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ext:span text:style-name="T3">ORDENANZA</text:span><text:span text:style-name="T90"> N.º </text:span><text:span text:style-name="T91">3037</text:span><text:span text:style-name="T90">-CM-19</text:span></text:p>
      <text:p text:style-name="P35">ANEXO I</text:p>
      <text:p text:style-name="P36"><text:s text:c="8"/></text:p>
      <text:p text:style-name="P37">MUNICIPALIDAD DE SAN CARLOS DE BARILOCH<text:span text:style-name="T4">E </text:span><text:span text:style-name="T6">SUBSECRETARÍA DE TRÁNSITO Y TRANSPORTE</text:span></text:p>
      <text:h text:style-name="P120" text:outline-level="5">LICITACIÓN PÚBLICA Nº <text:s text:c="9"/>-201<text:span text:style-name="T98">9</text:span></text:h>
      <text:p text:style-name="P51"/>
      <text:p text:style-name="P51"/>
      <text:p text:style-name="P51">EXPEDIENTE <text:s text:c="7"/>-1<text:span text:style-name="T98">9</text:span></text:p>
      <text:p text:style-name="P54"/>
      <text:p text:style-name="P40"/>
      <text:p text:style-name="P40">LICITACIÓN PÚBLICA PARA <text:span text:style-name="T5"><text:s/>“</text:span><text:span text:style-name="T9">Concesión</text:span><text:span text:style-name="T5"> para la adquisición de controladores de </text:span><text:span text:style-name="T13">c</text:span><text:span text:style-name="T5">ruce de </text:span><text:span text:style-name="T13">s</text:span><text:span text:style-name="T5">emáforo en rojo y </text:span><text:span text:style-name="T13">c</text:span><text:span text:style-name="T5">inemómetros </text:span><text:span text:style-name="T13">f</text:span><text:span text:style-name="T5">ijos para el control de tránsito en la ciudad de San Carlos de Bariloche”</text:span></text:p>
      <text:p text:style-name="P52"/>
      <text:p text:style-name="P52"/>
      <text:p text:style-name="P52"/>
      <text:h text:style-name="P121" text:outline-level="5"/>
      <text:h text:style-name="P121" text:outline-level="5"/>
      <text:h text:style-name="P121" text:outline-level="5"/>
      <text:h text:style-name="P121" text:outline-level="5"/>
      <text:h text:style-name="P122" text:outline-level="5"><text:soft-page-break/></text:h>
      <text:h text:style-name="P123" text:outline-level="5">I – PLIEGO DE BASES Y CONDICIONES</text:h>
      <text:p text:style-name="P32"/>
      <text:p text:style-name="P52">Pliego de Bases y Condiciones</text:p>
      <text:p text:style-name="P59">TÍTULO I - Condiciones Generales.</text:p>
      <text:p text:style-name="P55"/>
      <text:p text:style-name="P55"/>
      <text:p text:style-name="P67"><text:span text:style-name="Fuente_20_de_20_párrafo_20_predeter."><text:span text:style-name="T30">Artículo 1°:</text:span></text:span><text:span text:style-name="Fuente_20_de_20_párrafo_20_predeter."><text:span text:style-name="T37"> </text:span></text:span><text:span text:style-name="Fuente_20_de_20_párrafo_20_predeter."><text:span text:style-name="T30">LICITANTE</text:span></text:span><text:span text:style-name="Fuente_20_de_20_párrafo_20_predeter."><text:span text:style-name="T42">:</text:span></text:span><text:span text:style-name="Fuente_20_de_20_párrafo_20_predeter."><text:span text:style-name="T37"> </text:span></text:span><text:span text:style-name="Fuente_20_de_20_párrafo_20_predeter."><text:span text:style-name="T44">La Municipalidad de San Carlos de Bariloche, por intermedio de su Departamento de Compras y Suministros, llama a esta </text:span></text:span><text:span text:style-name="Fuente_20_de_20_párrafo_20_predeter."><text:span text:style-name="T46">l</text:span></text:span><text:span text:style-name="Fuente_20_de_20_párrafo_20_predeter."><text:span text:style-name="T44">icitación </text:span></text:span><text:span text:style-name="Fuente_20_de_20_párrafo_20_predeter."><text:span text:style-name="T46">pú</text:span></text:span><text:span text:style-name="Fuente_20_de_20_párrafo_20_predeter."><text:span text:style-name="T44">blica. </text:span></text:span></text:p>
      <text:p text:style-name="P55"/>
      <text:p text:style-name="P67"><text:span text:style-name="Fuente_20_de_20_párrafo_20_predeter."><text:span text:style-name="T30">Artículo 2</text:span></text:span><text:span text:style-name="Fuente_20_de_20_párrafo_20_predeter."><text:span text:style-name="T37">°</text:span></text:span><text:span text:style-name="Fuente_20_de_20_párrafo_20_predeter."><text:span text:style-name="T42">: </text:span></text:span><text:span text:style-name="Fuente_20_de_20_párrafo_20_predeter."><text:span text:style-name="T30">AUTORIDAD DE APLICACIÓN</text:span></text:span><text:span text:style-name="Fuente_20_de_20_párrafo_20_predeter."><text:span text:style-name="T42">: </text:span></text:span><text:span text:style-name="Fuente_20_de_20_párrafo_20_predeter."><text:span text:style-name="T44">El Departamento Ejecutivo Municipal</text:span></text:span><text:span text:style-name="Fuente_20_de_20_párrafo_20_predeter."><text:span text:style-name="T39">, a través de la Jefatura de Gabinete, o la que a futuro la reemplace, será la </text:span></text:span><text:span text:style-name="Fuente_20_de_20_párrafo_20_predeter."><text:span text:style-name="T40">a</text:span></text:span><text:span text:style-name="Fuente_20_de_20_párrafo_20_predeter."><text:span text:style-name="T39">utoridad de </text:span></text:span><text:span text:style-name="Fuente_20_de_20_párrafo_20_predeter."><text:span text:style-name="T40">a</text:span></text:span><text:span text:style-name="Fuente_20_de_20_párrafo_20_predeter."><text:span text:style-name="T39">plicac</text:span></text:span><text:span text:style-name="Fuente_20_de_20_párrafo_20_predeter."><text:span text:style-name="T44">ión de esta licitación.</text:span></text:span></text:p>
      <text:p text:style-name="P53"/>
      <text:p text:style-name="P67"><text:span text:style-name="Fuente_20_de_20_párrafo_20_predeter."><text:span text:style-name="T30">Artículo 3°</text:span></text:span><text:span text:style-name="Fuente_20_de_20_párrafo_20_predeter."><text:span text:style-name="T42">: </text:span></text:span><text:span text:style-name="Fuente_20_de_20_párrafo_20_predeter."><text:span text:style-name="T30">NORMAS APLICABLES</text:span></text:span><text:span text:style-name="Fuente_20_de_20_párrafo_20_predeter."><text:span text:style-name="T42">: </text:span></text:span><text:span text:style-name="Fuente_20_de_20_párrafo_20_predeter."><text:span text:style-name="T27">Todo cuanto se relacione con la presente </text:span></text:span><text:span text:style-name="Fuente_20_de_20_párrafo_20_predeter."><text:span text:style-name="T28">l</text:span></text:span><text:span text:style-name="Fuente_20_de_20_párrafo_20_predeter."><text:span text:style-name="T27">icitación, se regirá por las siguientes normas:</text:span></text:span></text:p>
      <text:p text:style-name="P44"><text:span text:style-name="Fuente_20_de_20_párrafo_20_predeter."><text:span text:style-name="T27">1.- Pliego de Bases y Condiciones, Cláusulas Legales y Especificaciones Técnicas.</text:span></text:span></text:p>
      <text:p text:style-name="P44"><text:span text:style-name="Fuente_20_de_20_párrafo_20_predeter."><text:span text:style-name="T27">2.- Anexo y circulares que a tal efecto se confeccionen</text:span></text:span><text:span text:style-name="Fuente_20_de_20_párrafo_20_predeter."><text:span text:style-name="T21">.</text:span></text:span></text:p>
      <text:p text:style-name="P43"><text:span text:style-name="Fuente_20_de_20_párrafo_20_predeter."><text:span text:style-name="T27">3.- Ordenanza 257-C-89, Régimen de Contrataciones de la Municipalidad de San Carlos de Bariloche.</text:span></text:span></text:p>
      <text:p text:style-name="P43"><text:span text:style-name="Fuente_20_de_20_párrafo_20_predeter."><text:span text:style-name="T27">4.- Ordenanza 669-CM-91, Aprueba el Reglamento de Contabilidad Municipal.</text:span></text:span></text:p>
      <text:p text:style-name="P43"><text:span text:style-name="Fuente_20_de_20_párrafo_20_predeter."><text:span text:style-name="T27">5.- Ley de Contabilidad de la Provincia de Río Negro.</text:span></text:span></text:p>
      <text:p text:style-name="P41"/>
      <text:p text:style-name="P45">La simple presentación a la <text:span text:style-name="T99">c</text:span>ontratación implica la aceptación lisa y llana por parte de los oferentes de todo el régimen legal indicado precedentemente, con la declaración expresa de que las conoce y acepta en todas sus partes.</text:p>
      <text:p text:style-name="P45"/>
      <text:p text:style-name="P46">Cualquier cláusula o condición que consignen los oferentes en la formulación de sus propuestas, que se encuentre en pugna con las Cláusulas establecidas en el Pliego de Condiciones Generales, Particulares y Especificaciones Técnicas, será declarada inadmisible y desestimada.</text:p>
      <text:p text:style-name="P55"/>
      <text:p text:style-name="P55"/>
      <text:p text:style-name="P67"><text:span text:style-name="Fuente_20_de_20_párrafo_20_predeter."><text:span text:style-name="T30">Artículo 4°</text:span></text:span><text:span text:style-name="Fuente_20_de_20_párrafo_20_predeter."><text:span text:style-name="T42">: </text:span></text:span><text:span text:style-name="Fuente_20_de_20_párrafo_20_predeter."><text:span text:style-name="T30">OBJETO</text:span></text:span><text:span text:style-name="Fuente_20_de_20_párrafo_20_predeter."><text:span text:style-name="T42">: </text:span></text:span><text:span text:style-name="Fuente_20_de_20_párrafo_20_predeter."><text:span text:style-name="T16"><text:s/>Este llamado a </text:span></text:span><text:span text:style-name="Fuente_20_de_20_párrafo_20_predeter."><text:span text:style-name="T17">l</text:span></text:span><text:span text:style-name="Fuente_20_de_20_párrafo_20_predeter."><text:span text:style-name="T16">icitación pública tiene por objeto:</text:span></text:span></text:p>
      <text:p text:style-name="P67"><text:span text:style-name="Fuente_20_de_20_párrafo_20_predeter."><text:span text:style-name="T16">- Adquisición de </text:span></text:span><text:span text:style-name="Fuente_20_de_20_párrafo_20_predeter."><text:span text:style-name="T17">c</text:span></text:span><text:span text:style-name="Fuente_20_de_20_párrafo_20_predeter."><text:span text:style-name="T16">ontroladores de </text:span></text:span><text:span text:style-name="Fuente_20_de_20_párrafo_20_predeter."><text:span text:style-name="T17">c</text:span></text:span><text:span text:style-name="Fuente_20_de_20_párrafo_20_predeter."><text:span text:style-name="T16">ruce de </text:span></text:span><text:span text:style-name="Fuente_20_de_20_párrafo_20_predeter."><text:span text:style-name="T17">s</text:span></text:span><text:span text:style-name="Fuente_20_de_20_párrafo_20_predeter."><text:span text:style-name="T16">emáforo en rojo y de </text:span></text:span><text:span text:style-name="Fuente_20_de_20_párrafo_20_predeter."><text:span text:style-name="T17">c</text:span></text:span><text:span text:style-name="Fuente_20_de_20_párrafo_20_predeter."><text:span text:style-name="T16">inemómetros </text:span></text:span><text:span text:style-name="Fuente_20_de_20_párrafo_20_predeter."><text:span text:style-name="T17">f</text:span></text:span><text:span text:style-name="Fuente_20_de_20_párrafo_20_predeter."><text:span text:style-name="T16">ijos.</text:span></text:span></text:p>
      <text:p text:style-name="P67"><text:soft-page-break/><text:span text:style-name="Fuente_20_de_20_párrafo_20_predeter."><text:span text:style-name="T16">- Contratación del servicio de cinemómetros móviles, los cuales incluyen:</text:span></text:span></text:p>
      <text:list xml:id="list7087677321923801348" text:style-name="L1">
        <text:list-item>
          <text:p text:style-name="P98"><text:span text:style-name="Fuente_20_de_20_párrafo_20_predeter."><text:span text:style-name="T16">Vehículos con el montaje, equipos y dispositivos de detección de infracciones (</text:span></text:span><text:span text:style-name="Fuente_20_de_20_párrafo_20_predeter."><text:span text:style-name="T17">m</text:span></text:span><text:span text:style-name="Fuente_20_de_20_párrafo_20_predeter."><text:span text:style-name="T16">óviles de constatación), debidamente identificados y acondicionados para las tareas de </text:span></text:span><text:span text:style-name="Fuente_20_de_20_párrafo_20_predeter."><text:span text:style-name="T17">c</text:span></text:span><text:span text:style-name="Fuente_20_de_20_párrafo_20_predeter."><text:span text:style-name="T16">ontrol, </text:span></text:span><text:span text:style-name="Fuente_20_de_20_párrafo_20_predeter."><text:span text:style-name="T17">d</text:span></text:span><text:span text:style-name="Fuente_20_de_20_párrafo_20_predeter."><text:span text:style-name="T16">etección y </text:span></text:span><text:span text:style-name="Fuente_20_de_20_párrafo_20_predeter."><text:span text:style-name="T17">r</text:span></text:span><text:span text:style-name="Fuente_20_de_20_párrafo_20_predeter."><text:span text:style-name="T16">egistración de </text:span></text:span><text:span text:style-name="Fuente_20_de_20_párrafo_20_predeter."><text:span text:style-name="T17">i</text:span></text:span><text:span text:style-name="Fuente_20_de_20_párrafo_20_predeter."><text:span text:style-name="T16">nfracciones de </text:span></text:span><text:span text:style-name="Fuente_20_de_20_párrafo_20_predeter."><text:span text:style-name="T17">t</text:span></text:span><text:span text:style-name="Fuente_20_de_20_párrafo_20_predeter."><text:span text:style-name="T16">ránsito, de </text:span></text:span><text:span text:style-name="Fuente_20_de_20_párrafo_20_predeter."><text:span text:style-name="T17">v</text:span></text:span><text:span text:style-name="Fuente_20_de_20_párrafo_20_predeter."><text:span text:style-name="T16">ehículos y otras.</text:span></text:span></text:p>
        </text:list-item>
        <text:list-item>
          <text:p text:style-name="P98"><text:span text:style-name="Fuente_20_de_20_párrafo_20_predeter."><text:span text:style-name="T18">Servicios de mantenimiento preventivo y correctivo de todo el equipamiento mencionado. Además de su renovación.</text:span></text:span></text:p>
        </text:list-item>
        <text:list-item>
          <text:p text:style-name="P98"><text:span text:style-name="Fuente_20_de_20_párrafo_20_predeter."><text:span text:style-name="T18">Procesamiento integral de las infracciones de tránsito constatadas con </text:span></text:span><text:span text:style-name="Fuente_20_de_20_párrafo_20_predeter."><text:span text:style-name="T19">d</text:span></text:span><text:span text:style-name="Fuente_20_de_20_párrafo_20_predeter."><text:span text:style-name="T18">ispositivos </text:span></text:span><text:span text:style-name="Fuente_20_de_20_párrafo_20_predeter."><text:span text:style-name="T19">e</text:span></text:span><text:span text:style-name="Fuente_20_de_20_párrafo_20_predeter."><text:span text:style-name="T18">lectrónicos con </text:span></text:span><text:span text:style-name="Fuente_20_de_20_párrafo_20_predeter."><text:span text:style-name="T19">r</text:span></text:span><text:span text:style-name="Fuente_20_de_20_párrafo_20_predeter."><text:span text:style-name="T18">egistro </text:span></text:span><text:span text:style-name="Fuente_20_de_20_párrafo_20_predeter."><text:span text:style-name="T19">g</text:span></text:span><text:span text:style-name="Fuente_20_de_20_párrafo_20_predeter."><text:span text:style-name="T18">ráfico, dentro del territorio competencia del Municipio, así como el acceso a un software específico que permita visualizar la trazabilidad del estado de cada una de las infracciones, según las especificaciones que constituyen las Cláusulas Particulares y Especificaciones Técnicas del presente </text:span></text:span><text:span text:style-name="Fuente_20_de_20_párrafo_20_predeter."><text:span text:style-name="T19">p</text:span></text:span><text:span text:style-name="Fuente_20_de_20_párrafo_20_predeter."><text:span text:style-name="T18">liego</text:span></text:span><text:span text:style-name="Fuente_20_de_20_párrafo_20_predeter."><text:span text:style-name="T20">.</text:span></text:span></text:p>
        </text:list-item>
      </text:list>
      <text:p text:style-name="P56"/>
      <text:p text:style-name="P67"><text:span text:style-name="Fuente_20_de_20_párrafo_20_predeter."><text:span text:style-name="T30">Artículo 5°</text:span></text:span><text:span text:style-name="Fuente_20_de_20_párrafo_20_predeter."><text:span text:style-name="T42">: </text:span></text:span><text:span text:style-name="Fuente_20_de_20_párrafo_20_predeter."><text:span text:style-name="T37">VALOR DEL PLIEGO:</text:span></text:span><text:span text:style-name="Fuente_20_de_20_párrafo_20_predeter."><text:span text:style-name="T44"> SIN </text:span></text:span><text:span text:style-name="Fuente_20_de_20_párrafo_20_predeter."><text:span text:style-name="T39">VALOR</text:span></text:span></text:p>
      <text:p text:style-name="P55"/>
      <text:p text:style-name="P67"><text:span text:style-name="Fuente_20_de_20_párrafo_20_predeter."><text:span text:style-name="T30">Artículo 6°</text:span></text:span><text:span text:style-name="Fuente_20_de_20_párrafo_20_predeter."><text:span text:style-name="T42">: </text:span></text:span><text:span text:style-name="T31">ADQUISICIÓN DE PLIEGOS</text:span><text:span text:style-name="T43">:</text:span><text:span text:style-name="T44"> los pliegos estarán disponibles para su descarga en el sitio web de la Municipalidad de San Carlos de Bariloche, en el siguiente link </text:span><text:a xlink:type="simple" xlink:href="http://www.bariloche.gov.ar/" text:style-name="Internet_20_link" text:visited-style-name="Visited_20_Internet_20_Link"><text:span text:style-name="Internet_20_link"><text:span text:style-name="T52">http://www.bariloche.gov.ar/</text:span></text:span></text:a><text:span text:style-name="Internet_20_link"><text:span text:style-name="T37"> <text:s text:c="12"/></text:span></text:span><text:span text:style-name="Fuente_20_de_20_párrafo_20_predeter."><text:span text:style-name="T44">. Se establece asimismo que quien lo adquiera deberá identificarse e indicar en su caso por quién actúa, y constituir domicilio especial en los términos previstos en el artículo 8°. Cuando dos o más oferentes formulen oferta en forma conjunta, bastará con que uno de ellos haya adquirido el pliego.</text:span></text:span></text:p>
      <text:p text:style-name="P55"/>
      <text:p text:style-name="P38"><text:span text:style-name="Fuente_20_de_20_párrafo_20_predeter."><text:span text:style-name="T30">Artículo 7°</text:span></text:span><text:span text:style-name="Fuente_20_de_20_párrafo_20_predeter."><text:span text:style-name="T42">: </text:span></text:span><text:span text:style-name="Fuente_20_de_20_párrafo_20_predeter."><text:span text:style-name="T30">PLAZOS</text:span></text:span><text:span text:style-name="Fuente_20_de_20_párrafo_20_predeter."><text:span text:style-name="T42">: </text:span></text:span><text:span text:style-name="Fuente_20_de_20_párrafo_20_predeter."><text:span text:style-name="T44">Los plazos se contarán por días hábiles administrativos, salvo expresa mención en contrario en este pliego.</text:span></text:span></text:p>
      <text:p text:style-name="P55"/>
      <text:p text:style-name="P67"><text:span text:style-name="Fuente_20_de_20_párrafo_20_predeter."><text:span text:style-name="T30">Artículo 8°</text:span></text:span><text:span text:style-name="Fuente_20_de_20_párrafo_20_predeter."><text:span text:style-name="T42">: </text:span></text:span><text:span text:style-name="Fuente_20_de_20_párrafo_20_predeter."><text:span text:style-name="T30">DOMICILIO</text:span></text:span><text:span text:style-name="Fuente_20_de_20_párrafo_20_predeter."><text:span text:style-name="T42">: </text:span></text:span><text:span text:style-name="Fuente_20_de_20_párrafo_20_predeter."><text:span text:style-name="T44">Al adquirir el pliego, los interesados deberán constituir un domicilio especial en la </text:span></text:span><text:span text:style-name="Fuente_20_de_20_párrafo_20_predeter."><text:span text:style-name="T46">c</text:span></text:span><text:span text:style-name="Fuente_20_de_20_párrafo_20_predeter."><text:span text:style-name="T44">iudad de San Carlos de Bariloche y denunciar su domicilio real o sede social. Dichos domicilios se considerarán subsistentes mientras no se designen otros en su reemplazo. La comunicación de cambio de domicilio deberá hacerse en forma fehaciente y solo surtirá efecto luego del tercer día hábil subsiguiente a su recepción, salvo que se efectuara mediante presentación en el expediente licitatorio, en cuyo caso el nuevo domicilio regirá a partir del primer día hábil siguiente.</text:span></text:span></text:p>
      <text:p text:style-name="P55"/>
      <text:p text:style-name="P67"><text:soft-page-break/><text:span text:style-name="Fuente_20_de_20_párrafo_20_predeter."><text:span text:style-name="T30">Artículo 9°</text:span></text:span><text:span text:style-name="Fuente_20_de_20_párrafo_20_predeter."><text:span text:style-name="T42">: </text:span></text:span><text:span text:style-name="Fuente_20_de_20_párrafo_20_predeter."><text:span text:style-name="T30">NOTIFICACIONES</text:span></text:span><text:span text:style-name="Fuente_20_de_20_párrafo_20_predeter."><text:span text:style-name="T42">: </text:span></text:span><text:span text:style-name="Fuente_20_de_20_párrafo_20_predeter."><text:span text:style-name="T44">Las notificaciones se efectuarán en alguna de las siguientes formas:</text:span></text:span></text:p>
      <text:p text:style-name="P74">a) Personalmente, en el expediente licitatorio;</text:p>
      <text:p text:style-name="P77">b) Por cédula, que se diligenciará en el domicilio constituido;</text:p>
      <text:p text:style-name="P75">c) Por telegrama colacionado;</text:p>
      <text:p text:style-name="P77">d) Por carta documento.</text:p>
      <text:p text:style-name="P77">e) Vía e-mail</text:p>
      <text:p text:style-name="P53">En el primer supuesto, se entregará al interesado, bajo constancia, copia del acto objeto de la notificación, mientras que en los restantes se acompañará dicha copia o, en su defecto, se transcribirá el acto objeto de la notificación. No obstante el adquirente dentro de los dos días anteriores al de la apertura de las ofertas, constatará en el Departamento Ejecutivo Municipal, si ha sido notificado debidamente de la totalidad de las circulares y aclaratorias. La no concurrencia se entenderá por conocimiento y aceptación de las mismas.</text:p>
      <text:p text:style-name="P55"/>
      <text:p text:style-name="P67"><text:span text:style-name="Fuente_20_de_20_párrafo_20_predeter."><text:span text:style-name="T30">Artículo 10°</text:span></text:span><text:span text:style-name="Fuente_20_de_20_párrafo_20_predeter."><text:span text:style-name="T42">: </text:span></text:span><text:span text:style-name="Fuente_20_de_20_párrafo_20_predeter."><text:span text:style-name="T30">CONSULTAS DE LOS PLIEGOS</text:span></text:span><text:span text:style-name="Fuente_20_de_20_párrafo_20_predeter."><text:span text:style-name="T42">: </text:span></text:span><text:span text:style-name="Fuente_20_de_20_párrafo_20_predeter."><text:span text:style-name="T44">Solamente los adquirentes de este </text:span></text:span><text:span text:style-name="Fuente_20_de_20_párrafo_20_predeter."><text:span text:style-name="T46">p</text:span></text:span><text:span text:style-name="Fuente_20_de_20_párrafo_20_predeter."><text:span text:style-name="T44">liego podrán efectuar consultas o pedir aclaraciones por escrito sobre el mismo. Las presentaciones en tal sentido deberán realizarse ante el Departamento de Compras y Suministros de la Secretaría de Hacienda, </text:span></text:span><text:span text:style-name="Fuente_20_de_20_párrafo_20_predeter."><text:span text:style-name="T41">con domicilio en Mitre 531 has</text:span></text:span><text:span text:style-name="Fuente_20_de_20_párrafo_20_predeter."><text:span text:style-name="T44">ta el quinto día anterior al de la fecha fijada para la apertura de las ofertas, todos los días hábiles en el horario de atención al público de 09:00 a 13:00 hs.</text:span></text:span></text:p>
      <text:p text:style-name="P53">Las aclaraciones correspondientes y las que de oficio pudiera realizar la Municipalidad se encontrarán a disposición de los adquirentes del pliego a partir del tercer día anterior al de la fecha de apertura, en el mismo Departamento de Compras y Suministros. La no concurrencia por parte de los adquirentes del pliego a notificarse de las mismas, se entenderá por conocimiento y aceptación de las aclaraciones realizadas.</text:p>
      <text:p text:style-name="P53">Todas las aclaraciones que se emitan, llevarán numeración correlativa y pasarán a formar parte integrante del pliego.</text:p>
      <text:p text:style-name="P53">Los adquirentes deberán señalar durante el período de consulta, cualquier error u omisión o discrepancias en cantidades, conceptos o anotaciones en general, contenida en la documentación. No formulándose observaciones, se establece que la solución de esos errores que surjan en la documentación, queda a exclusivo criterio de la Municipalidad de Bariloche, quien resolverá de acuerdo al espíritu con que el <text:soft-page-break/>servicio fue proyectado, y el adquirente no tendrá derecho a reclamación alguna por esos conceptos.</text:p>
      <text:p text:style-name="P61"/>
      <text:p text:style-name="P69"><text:span text:style-name="Fuente_20_de_20_párrafo_20_predeter."><text:span text:style-name="T30">Artículo 11°</text:span></text:span><text:span text:style-name="Fuente_20_de_20_párrafo_20_predeter."><text:span text:style-name="T42">: </text:span></text:span><text:span text:style-name="Fuente_20_de_20_párrafo_20_predeter."><text:span text:style-name="T30">CERTIFICACIONES. TRADUCCIONES</text:span></text:span><text:span text:style-name="Fuente_20_de_20_párrafo_20_predeter."><text:span text:style-name="T42">. <text:s/></text:span></text:span><text:span text:style-name="Fuente_20_de_20_párrafo_20_predeter."><text:span text:style-name="T30">LEGALIZACIONES</text:span></text:span><text:span text:style-name="Fuente_20_de_20_párrafo_20_predeter."><text:span text:style-name="T42">: </text:span></text:span><text:span text:style-name="Fuente_20_de_20_párrafo_20_predeter."><text:span text:style-name="T44">Toda vez que este pliego requiera certificación <text:s/>de firmas, est</text:span></text:span><text:span text:style-name="Fuente_20_de_20_párrafo_20_predeter."><text:span text:style-name="T46">a</text:span></text:span><text:span text:style-name="Fuente_20_de_20_párrafo_20_predeter."><text:span text:style-name="T44"> será hecha por notario o autoridad judicial, con exclusión de toda otra, salvo indicación en contrario en este pliego. Si la documentación exigida en la presentación de la oferta estuviera redactada en idioma distinto al español, deberá acompañarse su traducción, efectuada por traductor público matriculado, no quedando exceptuados de este requisito los catálogos, folletos ilustrativos y de especificaciones técnicas. Los documentos que se acompañen podrán presentarse en sus originales o en copia certificada por notario o autoridad judicial, en testimonio expedido por autoridad competente.</text:span></text:span></text:p>
      <text:p text:style-name="P55"/>
      <text:p text:style-name="P67"><text:span text:style-name="Fuente_20_de_20_párrafo_20_predeter."><text:span text:style-name="T30">Artículo 12°</text:span></text:span><text:span text:style-name="Fuente_20_de_20_párrafo_20_predeter."><text:span text:style-name="T42">: </text:span></text:span><text:span text:style-name="Fuente_20_de_20_párrafo_20_predeter."><text:span text:style-name="T30">JURISDICCIÓN</text:span></text:span><text:span text:style-name="Fuente_20_de_20_párrafo_20_predeter."><text:span text:style-name="T42">: </text:span></text:span><text:span text:style-name="Fuente_20_de_20_párrafo_20_predeter."><text:span text:style-name="T44">Las cuestiones que se susciten con motivo de esta licitación se ventilarán por ante la Jurisdicción de los Tribunales Ordinarios de la IIIa. Circunscripción Judicial de la Provincia de Río Negro, con asiento en la </text:span></text:span><text:span text:style-name="Fuente_20_de_20_párrafo_20_predeter."><text:span text:style-name="T47">c</text:span></text:span><text:span text:style-name="Fuente_20_de_20_párrafo_20_predeter."><text:span text:style-name="T44">iudad de San Carlos de Bariloche.</text:span></text:span></text:p>
      <text:p text:style-name="P55"/>
      <text:p text:style-name="P67"><text:span text:style-name="Fuente_20_de_20_párrafo_20_predeter."><text:span text:style-name="T30">Artículo 13°</text:span></text:span><text:span text:style-name="Fuente_20_de_20_párrafo_20_predeter."><text:span text:style-name="T42">: </text:span></text:span><text:span text:style-name="Fuente_20_de_20_párrafo_20_predeter."><text:span text:style-name="T30">DE LOS OFERENTES</text:span></text:span><text:span text:style-name="Fuente_20_de_20_párrafo_20_predeter."><text:span text:style-name="T42">: </text:span></text:span><text:span text:style-name="Fuente_20_de_20_párrafo_20_predeter."><text:span text:style-name="T30">REQUISITOS PARA PRESENTAR OFERTAS</text:span></text:span><text:span text:style-name="Fuente_20_de_20_párrafo_20_predeter."><text:span text:style-name="T42">. </text:span></text:span></text:p>
      <text:list xml:id="list2487914920322603662" text:style-name="WW8Num5">
        <text:list-item>
          <text:p text:style-name="P99"><text:s/>Las personas físicas o jurídicas nacionales o extranjeras (con exclusión, respecto de estas últimas, de las personas jurídicas de derecho público) que tengan capacidad suficiente para adquirir derechos y contraer obligaciones, en el ámbito de la legislación vigente <text:span text:style-name="T100">a</text:span>rgentina, podrán ser oferentes en la presente licitación.</text:p>
        </text:list-item>
        <text:list-item>
          <text:p text:style-name="P99"><text:s/>Tratándose de personas jurídicas, deberán estar constituidas de acuerdo con la legislación vigente aplicable al tipo jurídico correspondiente al lugar de origen, siempre que no contraríen disposiciones legales del régimen jurídico argentino.</text:p>
        </text:list-item>
        <text:list-item>
          <text:p text:style-name="P99"><text:s/>Las sociedades en trámite de formación no serán consideradas como tales hasta su constitución la que deberá cumplir con las disposiciones legales en vigencia. Para estos fines tendrá un plazo de tres (3) meses a partir de la fecha de notificación de la adjudicación.</text:p>
        </text:list-item>
        <text:list-item>
          <text:p text:style-name="P124"><text:s/>Mientras estén en trámite de formación no serán consideradas como tales, hasta su constitución, considerando a los integrantes de la misma como oferentes individuales solidariamente responsables.</text:p>
        </text:list-item>
        <text:list-item>
          <text:p text:style-name="P99"><text:soft-page-break/><text:s/>Estar inscriptos como proveedor del Municipio.</text:p>
        </text:list-item>
      </text:list>
      <text:p text:style-name="P42"><text:span text:style-name="Fuente_20_de_20_párrafo_20_predeter."><text:span text:style-name="T24"/></text:span></text:p>
      <text:p text:style-name="P42"><text:span text:style-name="Fuente_20_de_20_párrafo_20_predeter."><text:span text:style-name="T24">Están inhabilitados para ser oferentes:</text:span></text:span></text:p>
      <text:list xml:id="list8556754024521334400" text:style-name="WW8Num6">
        <text:list-item>
          <text:p text:style-name="P125"><text:s/>Los agentes del Estado y las firmas integradas total o parcialmente por aquellos.</text:p>
        </text:list-item>
        <text:list-item>
          <text:p text:style-name="P100"><text:s/>Las personas físicas o jurídicas que se hallen en estado de convocatoria de acreedores, pedido de quiebra o liquidación.</text:p>
        </text:list-item>
        <text:list-item>
          <text:p text:style-name="P100"><text:s/>Los interdictos judicialmente o que sufran inhibición general de bienes.</text:p>
        </text:list-item>
        <text:list-item>
          <text:p text:style-name="P100"><text:s/>Los representantes a título personal de firmas establecidas en el país cuando no lo hagan en forma vinculante con las mismas.</text:p>
        </text:list-item>
        <text:list-item>
          <text:p text:style-name="P101"><text:s/>Los condenados en causa criminal por delitos dolosos.</text:p>
        </text:list-item>
        <text:list-item>
          <text:p text:style-name="P101"><text:s/>Los condenados a cualquier clase de pena por delito de falsedad, estafa o contra la propiedad.</text:p>
        </text:list-item>
        <text:list-item>
          <text:p text:style-name="P101"><text:s/>Los procesados por los mismos delitos. Esta incapacidad rige hasta <text:s/>el momento de la absolución o sobreseimiento.</text:p>
        </text:list-item>
        <text:list-item>
          <text:p text:style-name="P101"><text:s/>No haber cumplido en contrataciones anteriores.</text:p>
        </text:list-item>
        <text:list-item>
          <text:p text:style-name="P100"><text:s/>Los deudores morosos del <text:span text:style-name="T101">f</text:span>isco.</text:p>
        </text:list-item>
        <text:list-item>
          <text:p text:style-name="P100"><text:s/>Los incapaces para contratar según lo establecido en la legislación común.</text:p>
        </text:list-item>
        <text:list-item>
          <text:p text:style-name="P100"><text:s/>Los que por disposición legal expresa estuvieran inhabilitados para ofertar.</text:p>
        </text:list-item>
      </text:list>
      <text:p text:style-name="P49"/>
      <text:p text:style-name="P67"><text:span text:style-name="Fuente_20_de_20_párrafo_20_predeter."><text:span text:style-name="T30">Artículo 14 °</text:span></text:span><text:span text:style-name="Fuente_20_de_20_párrafo_20_predeter."><text:span text:style-name="T42">:</text:span></text:span><text:span text:style-name="Fuente_20_de_20_párrafo_20_predeter."><text:span text:style-name="T43"> </text:span></text:span><text:span text:style-name="Fuente_20_de_20_párrafo_20_predeter."><text:span text:style-name="T31">DOMICILIO DE LOS OFERENTES</text:span></text:span><text:span text:style-name="Fuente_20_de_20_párrafo_20_predeter."><text:span text:style-name="T38">: </text:span></text:span><text:span text:style-name="Fuente_20_de_20_párrafo_20_predeter."><text:span text:style-name="T44">Para todos los efectos legales, los proponentes deberán constituir domicilio dentro del radio urbano de la ciudad de San Carlos de Bariloche.</text:span></text:span></text:p>
      <text:p text:style-name="P55"/>
      <text:p text:style-name="P67"><text:span text:style-name="Fuente_20_de_20_párrafo_20_predeter."><text:span text:style-name="T30">Artículo 15°</text:span></text:span><text:span text:style-name="Fuente_20_de_20_párrafo_20_predeter."><text:span text:style-name="T42">: </text:span></text:span><text:span text:style-name="Fuente_20_de_20_párrafo_20_predeter."><text:span text:style-name="T30">FORMALIDADES DE LA OFERTA</text:span></text:span><text:span text:style-name="Fuente_20_de_20_párrafo_20_predeter."><text:span text:style-name="T42">: </text:span></text:span><text:span text:style-name="T44">La oferta se hará en idioma español, en forma mecanografiada, impresa o equivalente, salvándose toda raspadura, enmienda o interlineado. Será suscripta por el oferente, representante legal o apoderado, con identificación del firmante, quien rubricará cada una de las hojas que compongan la oferta, las que deberán ser foliadas. Los importes se expresarán en pesos de curso legal en la República Argentina.</text:span></text:p>
      <text:p text:style-name="P53">El original y la copia serán foliados y firmados por quien suscriba la presentación.</text:p>
      <text:p text:style-name="P53">En caso de discrepancia entre ello, prevalecerá el original. Las ofertas contendrán un índice de su contenido y, de estar ella conformada por más de un cuerpo, éstos se identificarán numéricamente y el primero de ellos tendrá un índice general, mientras que los restantes lo tendrán de sus respectivos contenidos.</text:p>
      <text:p text:style-name="P55"/>
      <text:p text:style-name="P67"><text:soft-page-break/><text:span text:style-name="Fuente_20_de_20_párrafo_20_predeter."><text:span text:style-name="T30">Artículo 16°</text:span></text:span><text:span text:style-name="Fuente_20_de_20_párrafo_20_predeter."><text:span text:style-name="T42">: </text:span></text:span><text:span text:style-name="Fuente_20_de_20_párrafo_20_predeter."><text:span text:style-name="T30">PRESENTACIÓN DE LAS PROPUESTAS</text:span></text:span><text:span text:style-name="Fuente_20_de_20_párrafo_20_predeter."><text:span text:style-name="T42">: </text:span></text:span><text:span text:style-name="Fuente_20_de_20_párrafo_20_predeter."><text:span text:style-name="T44">Las ofertas deberán presentarse en el lugar y día fijados </text:span></text:span><text:span text:style-name="Fuente_20_de_20_párrafo_20_predeter."><text:span text:style-name="T41">en la resolución de</text:span></text:span><text:span text:style-name="Fuente_20_de_20_párrafo_20_predeter."><text:span text:style-name="T44"> convocatoria, y se recibirán hasta una (1) hora antes del día y hora establecido por el acto de apertura de la licitación. Las ofertas extemporáneas no serán recibidas.</text:span></text:span></text:p>
      <text:p text:style-name="P55"/>
      <text:p text:style-name="P38"><text:span text:style-name="Fuente_20_de_20_párrafo_20_predeter."><text:span text:style-name="T30">Artículo 17°</text:span></text:span><text:span text:style-name="Fuente_20_de_20_párrafo_20_predeter."><text:span text:style-name="T42">: </text:span></text:span><text:span text:style-name="Fuente_20_de_20_párrafo_20_predeter."><text:span text:style-name="T30">MANTENIMIENTO DE LA OFERTA</text:span></text:span><text:span text:style-name="Fuente_20_de_20_párrafo_20_predeter."><text:span text:style-name="T42">:</text:span></text:span><text:span text:style-name="Fuente_20_de_20_párrafo_20_predeter."><text:span text:style-name="T44"> Los oferentes mantendrán sus ofertas por el término de sesenta (60) días, a contar desde la fecha de apertura del sobre N° 2.</text:span></text:span></text:p>
      <text:p text:style-name="P53">Esta obligación, y su garantía correspondiente, se renovarán automáticamente por igual término, salvo que el oferente hiciera saber su decisión en contrario, en forma fehaciente, con cinco días de anticipación a cada vencimiento.</text:p>
      <text:p text:style-name="P55"/>
      <text:p text:style-name="P67"><text:span text:style-name="Fuente_20_de_20_párrafo_20_predeter."><text:span text:style-name="T30">Artículo 18°</text:span></text:span><text:span text:style-name="Fuente_20_de_20_párrafo_20_predeter."><text:span text:style-name="T42">: </text:span></text:span><text:span text:style-name="Fuente_20_de_20_párrafo_20_predeter."><text:span text:style-name="T30">GARANTÍA DE MANTENIMIENTO DE LA OFERTA</text:span></text:span><text:span text:style-name="Fuente_20_de_20_párrafo_20_predeter."><text:span text:style-name="T42">:</text:span></text:span></text:p>
      <text:p text:style-name="P67"><text:span text:style-name="Fuente_20_de_20_párrafo_20_predeter."><text:span text:style-name="T44">18.1 A los fines de la admisión, bajo el fundamento de que no existe certeza de los </text:span></text:span><text:span text:style-name="Fuente_20_de_20_párrafo_20_predeter."><text:span text:style-name="T48">m</text:span></text:span><text:span text:style-name="Fuente_20_de_20_párrafo_20_predeter."><text:span text:style-name="T44">ontos a </text:span></text:span><text:span text:style-name="Fuente_20_de_20_párrafo_20_predeter."><text:span text:style-name="T48">p</text:span></text:span><text:span text:style-name="Fuente_20_de_20_párrafo_20_predeter."><text:span text:style-name="T44">agar por el Municipio por el </text:span></text:span><text:span text:style-name="Fuente_20_de_20_párrafo_20_predeter."><text:span text:style-name="T48">o</text:span></text:span><text:span text:style-name="Fuente_20_de_20_párrafo_20_predeter."><text:span text:style-name="T44">bjeto </text:span></text:span><text:span text:style-name="Fuente_20_de_20_párrafo_20_predeter."><text:span text:style-name="T48">l</text:span></text:span><text:span text:style-name="Fuente_20_de_20_párrafo_20_predeter."><text:span text:style-name="T44">icitado, los oferentes deberán constituir y presentar junto con su propuesta una garantía de la oferta, por el monto de $ 50.000. La Tesorería del Departamento Ejecutivo Municipal será depositari</text:span></text:span><text:span text:style-name="Fuente_20_de_20_párrafo_20_predeter."><text:span text:style-name="T48">a</text:span></text:span><text:span text:style-name="Fuente_20_de_20_párrafo_20_predeter."><text:span text:style-name="T44"> y encargad</text:span></text:span><text:span text:style-name="Fuente_20_de_20_párrafo_20_predeter."><text:span text:style-name="T48">a</text:span></text:span><text:span text:style-name="Fuente_20_de_20_párrafo_20_predeter."><text:span text:style-name="T44"> del control de las garantías, que constituirán en alguna de las formas que seguidamente se indican. </text:span></text:span></text:p>
      <text:p text:style-name="P55"/>
      <text:p text:style-name="P53">18.2 Seguro de caución. Las pólizas deberán cumplir los siguientes requisitos:</text:p>
      <text:p text:style-name="P79">a) Serán emitidas a favor de la Municipalidad;</text:p>
      <text:p text:style-name="P80">b) En su texto identificarán la licitación de que se trata;</text:p>
      <text:p text:style-name="P80">c) Se sujetarán a las disposiciones en vigencia de la Superintendencia de Seguros de la Nación;</text:p>
      <text:p text:style-name="P80">d) Indicará el período de cobertura, el que no podrá ser inferior al término de mantenimiento de la oferta y sus eventuales prórrogas;</text:p>
      <text:p text:style-name="P80">e) Se acompañará recibo de pago total emitido por la aseguradora, en el que conste que en caso de prórroga del periodo de mantenimiento de oferta, la falta de pago de la prima pertinente no hará caer el seguro.</text:p>
      <text:p text:style-name="P53">18.3<text:tab/>Fianza bancaria. Las fianzas bancarias deberán llenar los siguientes requisitos:</text:p>
      <text:p text:style-name="P79">a) Serán emitidas a favor de la Municipalidad;</text:p>
      <text:p text:style-name="P80">b) En su texto indicarán la licitación de que se trata;</text:p>
      <text:p text:style-name="P80">c) La institución bancaria se constituirá en fiadora lisa, llana y principal pagadora, con renuncia a los beneficios de división <text:span text:style-name="T102">o</text:span> excusión;</text:p>
      <text:p text:style-name="P80"><text:soft-page-break/>d) Las firmas de los funcionarios actuantes estarán certificadas por el Banco Central de la República Argentina;</text:p>
      <text:p text:style-name="P79">e) Indicará el período de cobertura, el que no podrá ser inferior al término de mantenimiento de la oferta y al de sus eventuales prórrogas;</text:p>
      <text:p text:style-name="P80">f) Será condición que el Banco fiador renuncie expresamente a oponer cualquier compensación por crédito que tuviere o pudiera llegar a tener contra la Municipalidad o contra el oferente.</text:p>
      <text:p text:style-name="P53"><text:s/></text:p>
      <text:p text:style-name="P53">18.4 Depósito en efectivo. Mediante depósito que se efectuará en la Tesorería de la Municipalidad, debiendo acreditarse con la presentación del recibo correspondiente.</text:p>
      <text:p text:style-name="P60"/>
      <text:p text:style-name="P67"><text:span text:style-name="Fuente_20_de_20_párrafo_20_predeter."><text:span text:style-name="T22">En el momento de la adjudicación, dicha garantía deberá ampliarse hasta el 10% del monto del contrato.</text:span></text:span></text:p>
      <text:p text:style-name="P55"/>
      <text:p text:style-name="P67"><text:span text:style-name="Fuente_20_de_20_párrafo_20_predeter."><text:span text:style-name="T30">Artículo 19°</text:span></text:span><text:span text:style-name="Fuente_20_de_20_párrafo_20_predeter."><text:span text:style-name="T42">: </text:span></text:span><text:span text:style-name="Fuente_20_de_20_párrafo_20_predeter."><text:span text:style-name="T30">PÉRDIDA DE LA GARANTÍA DE MANTENIMIENTO DE OFERTA</text:span></text:span><text:span text:style-name="Fuente_20_de_20_párrafo_20_predeter."><text:span text:style-name="T42">: </text:span></text:span><text:span text:style-name="Fuente_20_de_20_párrafo_20_predeter."><text:span text:style-name="T44">El desistimiento de la oferta en cualquier etapa del proceso licitatorio, hará exigible la garantía.</text:span></text:span></text:p>
      <text:p text:style-name="P55"/>
      <text:p text:style-name="P67"><text:span text:style-name="Fuente_20_de_20_párrafo_20_predeter."><text:span text:style-name="T30">Artículo 20°</text:span></text:span><text:span text:style-name="Fuente_20_de_20_párrafo_20_predeter."><text:span text:style-name="T42">: </text:span></text:span><text:span text:style-name="Fuente_20_de_20_párrafo_20_predeter."><text:span text:style-name="T30">CONTENIDO DE LA OFERTA</text:span></text:span><text:span text:style-name="Fuente_20_de_20_párrafo_20_predeter."><text:span text:style-name="T42">: </text:span></text:span><text:span text:style-name="Fuente_20_de_20_párrafo_20_predeter."><text:span text:style-name="T44">Las ofertas deberán presentarse en dos</text:span></text:span><text:span text:style-name="Fuente_20_de_20_párrafo_20_predeter."><text:span text:style-name="T45"> (2)</text:span></text:span><text:span text:style-name="Fuente_20_de_20_párrafo_20_predeter."><text:span text:style-name="T44"> sobres cerrados, consignando en su exterior el objeto de la licitación, fecha y hora de la apertura de la licitación.</text:span></text:span></text:p>
      <text:p text:style-name="P67"><text:span text:style-name="Fuente_20_de_20_párrafo_20_predeter."><text:span text:style-name="T44"/></text:span></text:p>
      <text:list xml:id="list5771327837097496820" text:style-name="WW8Num7">
        <text:list-item>
          <text:p text:style-name="P107"><text:span text:style-name="Fuente_20_de_20_párrafo_20_predeter."><text:span text:style-name="T25">El SOBRE Nº 1 contendrá</text:span></text:span><text:span text:style-name="Fuente_20_de_20_párrafo_20_predeter."><text:span text:style-name="T26">:</text:span></text:span></text:p>
        </text:list-item>
      </text:list>
      <text:list xml:id="list2369684447334905866" text:style-name="WW8Num2">
        <text:list-item>
          <text:p text:style-name="P126"><text:s/>Garantía de oferta equivalente al 1% del monto del presupuesto oficial. Si la misma fuera realizada en efectivo, se deberá presentar el recibo emitido por la Tesorería Municipal.</text:p>
        </text:list-item>
        <text:list-item>
          <text:p text:style-name="P102"><text:s/>Carta de presentación.</text:p>
        </text:list-item>
        <text:list-item>
          <text:p text:style-name="P127"><text:s/>El Pliego de Bases y Condiciones debidamente firmado en todas sus fojas por el responsable de la empresa oferente. El pliego debe encontrarse foliado en todas sus hojas.</text:p>
        </text:list-item>
        <text:list-item>
          <text:p text:style-name="P127"><text:s/>Declaración jurada que establezca el domicilio legal en la ciudad de San Carlos de Bariloche, donde serán válidas todas las notificaciones judiciales y extrajudiciales que se practiquen y conste que para cualquier controversia judicial que se pueda suscitar, se acepta la jurisdicción de la Justicia Ordinaria de San Carlos de Bariloche, Provincia de Río Negro.</text:p>
        </text:list-item>
        <text:list-item>
          <text:p text:style-name="P127"><text:soft-page-break/><text:s/>Certificado de libre deuda unificado o <text:span text:style-name="T102">c</text:span>ertificado de deuda no exigible unificado, emitido por la Municipalidad de San Carlos de Bariloche (respecto de la empresa y su representante si correspondiere).</text:p>
        </text:list-item>
        <text:list-item>
          <text:p text:style-name="P127"><text:s/>Constancia de <text:span text:style-name="T102">i</text:span>nscripción como proveedor en el Departamento de Compras y Suministros de la Municipalidad de San Carlos de Bariloche.</text:p>
        </text:list-item>
        <text:list-item>
          <text:p text:style-name="P127">Antecedentes y documentación impositiva:</text:p>
        </text:list-item>
      </text:list>
      <text:p text:style-name="P81"/>
      <text:p text:style-name="P82">Todo tipo de condición de contribuyente:</text:p>
      <text:p text:style-name="P83">a) Constancia de <text:span text:style-name="T102">i</text:span>nscripción ante la AFIP.</text:p>
      <text:p text:style-name="P84">b) Constancia de <text:span text:style-name="T102">i</text:span>nscripción del <text:span text:style-name="T102">I</text:span>mpuesto a los Ingresos Brutos.</text:p>
      <text:p text:style-name="P84">c) En el caso de ser <text:span text:style-name="T102">e</text:span>mpleador, últimas 6 (seis) declaraciones juradas mensuales Sistema Único de Seguridad Social F.931, con sus respectivas constancias de presentación y pago o informe de consulta de deuda proveedores del estado s/Art. 5 Res 4164/2017 AFIP donde figure que NO registra incumplimientos NI deuda por los conceptos y periodos mencionados.</text:p>
      <text:p text:style-name="P84">d) Impuesto a los Ingresos Brutos, últimas 6 (seis) declaraciones juradas mensuales, con sus respectivas constancias de presentación y pago (tanto para contribuyentes directos como para inscriptos en el <text:span text:style-name="T103">c</text:span>onvenio multilateral).</text:p>
      <text:p text:style-name="P84">e) Declaración <text:span text:style-name="T103">j</text:span>urada anual de Ingresos Brutos o <text:span text:style-name="T103">c</text:span>onvenio <text:span text:style-name="T103">m</text:span>ultilateral correspondiente al último ejercicio económico.</text:p>
      <text:p text:style-name="P86"/>
      <text:p text:style-name="P85"><text:span text:style-name="T6">En el caso de </text:span><text:span text:style-name="T7">p</text:span><text:span text:style-name="T6">ersonas </text:span><text:span text:style-name="T7">f</text:span><text:span text:style-name="T6">ísicas:</text:span></text:p>
      <text:p text:style-name="P83"/>
      <text:p text:style-name="P84">I. Responsables <text:span text:style-name="T103">i</text:span>nscriptos:</text:p>
      <text:p text:style-name="P87">a) Declaración jurada del <text:span text:style-name="T103">i</text:span>mpuesto a las Ganancias, correspondiente <text:span text:style-name="T103">a</text:span>l último ejercicio fiscal y últimas 6 (seis) declaraciones juradas mensuales del <text:span text:style-name="T103">I</text:span>mpuesto al Valor Agregado, todas ellas con sus respectivas constancias de presentación y pago o informe de Consulta de Deuda proveedores del Estado s/art. 5 Res. 4164/2017 AFIP donde figure que NO registra incumplimientos NI deuda por los conceptos y periodos mencionados (la fecha del informe no deberá ser mayor a 7 días corridos a la fecha de inicio del acto licitatorio).</text:p>
      <text:p text:style-name="P87">b) Declaración jurada de Bienes Personales correspondiente al último ejercicio fiscal con su respectiva constancia de presentación y pago o <text:soft-page-break/>Manifestación de Bienes y Deudas (emitida con antigüedad no mayor a 90 días) certificado por Contador Público y legalizada por el Consejo Profesional de Ciencias Económicas que correspondiere.</text:p>
      <text:p text:style-name="P48"/>
      <text:p text:style-name="P83">II. Régimen Simplificado para pequeños Contribuyentes (Monotributo): </text:p>
      <text:p text:style-name="P87">a) Últimos 6 pagos del impuesto correspondiente (Monotributo) o informe de Consulta de Deuda proveedores del Estado s/art. 5 Res. 4164/2017 AFIP donde figure que NO registra incumplimientos NI deuda por los conceptos y periodos mencionados (la fecha del informe no deberá ser mayor a 7 días corridos a la fecha de inicio del acto licitatorio).</text:p>
      <text:p text:style-name="P88">b) Declaración jurada de Bienes Personales correspondiente al último ejercicio fiscal con su respectiva constancia de presentación y pago o Manifestación de Bienes y Deudas (emitida con antigüedad no mayor a 90 días) certificado por Contador Público y legalizada por el Consejo Profesional de Ciencias Económicas que correspondiere.</text:p>
      <text:p text:style-name="P48"/>
      <text:p text:style-name="P89"><text:span text:style-name="T6">En el caso de </text:span><text:span text:style-name="T8">p</text:span><text:span text:style-name="T6">ersonas </text:span><text:span text:style-name="T8">j</text:span><text:span text:style-name="T6">urídicas:</text:span></text:p>
      <text:p text:style-name="P48"/>
      <text:p text:style-name="P87">III. Responsables Inscriptos: </text:p>
      <text:p text:style-name="P90"><text:span text:style-name="T87">a) Declaración</text:span><text:span text:style-name="T88"> jurada del Impuesto a las Ganancias, declaración jurada de Ganancia Mínima Presunta, declaración jurada de impuest</text:span><text:span text:style-name="T89">o</text:span><text:span text:style-name="T88"> a los </text:span><text:span text:style-name="T89">B</text:span><text:span text:style-name="T88">ienes </text:span><text:span text:style-name="T89">P</text:span><text:span text:style-name="T88">ersonales y Participaciones Societarias correspondiente </text:span><text:span text:style-name="T89">a</text:span><text:span text:style-name="T88">l último ejercicio fiscal y últimas 6 (seis) declaraciones juradas mensuales del </text:span><text:span text:style-name="T89">I</text:span><text:span text:style-name="T88">mpuesto al Valor Agregado, todas ellas con sus respectivas constancias de presentación y pago o informe de Consulta de Deuda proveedores del Estado s/art. 5 Res. 4164/2017 AFIP donde figure que NO registra incumplimientos NI deuda por los conceptos y periodos mencionados (la fecha del informe no deberá ser mayor a 7 días corridos a la fecha de inicio del acto licitatorio).</text:span></text:p>
      <text:p text:style-name="P91">b) Estados Contables correspondientes al último ejercicio económico, certificado por Contador Público y legalizado por el Consejo Profesional de Ciencias Económicas de la provincia que correspondiere.</text:p>
      <text:p text:style-name="P90"><text:span text:style-name="T87">En caso de que el oferente sea una cooperativa, asociación y/o fundación, deberán presentar todos los certificados de exenciones correspondientes a los requisitos solicitados.</text:span><text:span text:style-name="T79"> <text:s/></text:span></text:p>
      <text:p text:style-name="P47"><text:soft-page-break/></text:p>
      <text:list xml:id="list111409155669576" text:continue-list="list5771327837097496820" text:style-name="WW8Num7">
        <text:list-item text:start-value="1">
          <text:p text:style-name="P108"><text:span text:style-name="Fuente_20_de_20_párrafo_20_predeter."><text:span text:style-name="T25">El SOBRE Nº 2</text:span></text:span><text:span text:style-name="Fuente_20_de_20_párrafo_20_predeter."><text:span text:style-name="T23">: </text:span></text:span></text:p>
        </text:list-item>
      </text:list>
      <text:p text:style-name="P53"/>
      <text:list xml:id="list7557101256135145438" text:style-name="WW8Num8">
        <text:list-item>
          <text:p text:style-name="P103"><text:span text:style-name="Fuente_20_de_20_párrafo_20_predeter."><text:span text:style-name="T44"><text:s/>La oferta firmada en cada hoja por el oferente, la cual deberá contener presupuesto discriminado en todos sus ítems, precio unitario de corresponder y precios totales.</text:span></text:span></text:p>
        </text:list-item>
        <text:list-item>
          <text:p text:style-name="P105"><text:span text:style-name="T44"><text:s/></text:span><text:span text:style-name="Fuente_20_de_20_párrafo_20_predeter."><text:span text:style-name="T44">Sólo se reconocerá la oferta formulada en moneda nacional (pesos), excepto lo previsto artí</text:span></text:span><text:span text:style-name="Fuente_20_de_20_párrafo_20_predeter."><text:span text:style-name="T51">culo</text:span></text:span><text:span text:style-name="Fuente_20_de_20_párrafo_20_predeter."><text:span text:style-name="T44"> 30 de la </text:span></text:span><text:span text:style-name="Fuente_20_de_20_párrafo_20_predeter."><text:span text:style-name="T49">ordenanza </text:span></text:span><text:span text:style-name="Fuente_20_de_20_párrafo_20_predeter."><text:span text:style-name="T44">257-C-89, IVA incluido. En los casos que correspondiere deberá respetar el formato entregado por el Municipio</text:span></text:span></text:p>
        </text:list-item>
        <text:list-item>
          <text:p text:style-name="P106"><text:span text:style-name="T61"><text:s/></text:span><text:span text:style-name="T58">Planilla de cotización con propuesta económica</text:span><text:span text:style-name="T59">, en la que el </text:span><text:span text:style-name="T60">o</text:span><text:span text:style-name="T59">ferente deberá cotizar el valor de los servicios propuestos</text:span><text:span text:style-name="T62">:</text:span></text:p>
        </text:list-item>
      </text:list>
      <text:list xml:id="list5217140453785135722" text:style-name="L2">
        <text:list-item>
          <text:p text:style-name="P104"><text:span text:style-name="T92">Costo </text:span><text:span text:style-name="T93">u</text:span><text:span text:style-name="T92">nitario </text:span><text:span text:style-name="T93">m</text:span><text:span text:style-name="T92">ensual por </text:span><text:span text:style-name="T93">a</text:span><text:span text:style-name="T92">lquiler y </text:span><text:span text:style-name="T93">m</text:span><text:span text:style-name="T92">antenimiento </text:span><text:span text:style-name="T93">p</text:span><text:span text:style-name="T92">reventivo y </text:span><text:span text:style-name="T93">c</text:span><text:span text:style-name="T92">orrectivo de 1 (un) vehículo con el montaje de 1 (un) cinemómetro y demás equipos y dispositivos de detección de infracciones (</text:span><text:span text:style-name="T93">m</text:span><text:span text:style-name="T92">óviles de constatación) <text:s/>debidamente identificados y acondicionados para las tareas de </text:span><text:span text:style-name="T93">c</text:span><text:span text:style-name="T92">ontrol, </text:span><text:span text:style-name="T93">d</text:span><text:span text:style-name="T92">etección y </text:span><text:span text:style-name="T93">r</text:span><text:span text:style-name="T92">egistración de </text:span><text:span text:style-name="T93">i</text:span><text:span text:style-name="T92">nfracciones de </text:span><text:span text:style-name="T93">t</text:span><text:span text:style-name="T92">ránsito, de </text:span><text:span text:style-name="T93">v</text:span><text:span text:style-name="T92">ehículos y otras, conforme determinan el Código de Faltas y las </text:span><text:span text:style-name="T93">o</text:span><text:span text:style-name="T92">rdenanzas </text:span><text:span text:style-name="T93">m</text:span><text:span text:style-name="T92">unicipales dentro del Municipio de </text:span><text:span text:style-name="T95">San Carlos de Bariloche</text:span><text:span text:style-name="T92">. Precio: **** U.F.</text:span></text:p>
        </text:list-item>
        <text:list-item>
          <text:p text:style-name="P104"><text:span text:style-name="T92">Costo </text:span><text:span text:style-name="T94">u</text:span><text:span text:style-name="T92">nitario </text:span><text:span text:style-name="T94">m</text:span><text:span text:style-name="T92">ensual por </text:span><text:span text:style-name="T94">a</text:span><text:span text:style-name="T92">lquiler y </text:span><text:span text:style-name="T94">m</text:span><text:span text:style-name="T92">antenimiento </text:span><text:span text:style-name="T94">p</text:span><text:span text:style-name="T92">reventivo y </text:span><text:span text:style-name="T94">c</text:span><text:span text:style-name="T92">orrectivo de 1 (un) cinemómetro fijo y demás equipos y dispositivos, debidamente identificados y acondicionados para las tareas de </text:span><text:span text:style-name="T94">c</text:span><text:span text:style-name="T92">ontrol, </text:span><text:span text:style-name="T94">d</text:span><text:span text:style-name="T92">etección y </text:span><text:span text:style-name="T94">r</text:span><text:span text:style-name="T92">egistración de </text:span><text:span text:style-name="T94">i</text:span><text:span text:style-name="T92">nfracciones de </text:span><text:span text:style-name="T94">t</text:span><text:span text:style-name="T92">ránsito, de </text:span><text:span text:style-name="T94">v</text:span><text:span text:style-name="T92">ehículos y otras, conforme determinan el Código de Faltas y las </text:span><text:span text:style-name="T94">o</text:span><text:span text:style-name="T92">rdenanzas </text:span><text:span text:style-name="T94">m</text:span><text:span text:style-name="T92">unicipales dentro del Municipio de </text:span><text:span text:style-name="T95">San Carlos de Bariloche</text:span><text:span text:style-name="T92">. Precio: **** U.F.</text:span></text:p>
        </text:list-item>
        <text:list-item>
          <text:p text:style-name="P104"><text:span text:style-name="T92">Costo </text:span><text:span text:style-name="T94">u</text:span><text:span text:style-name="T92">nitario mensual por </text:span><text:span text:style-name="T94">a</text:span><text:span text:style-name="T92">lquiler y </text:span><text:span text:style-name="T94">m</text:span><text:span text:style-name="T92">antenimiento </text:span><text:span text:style-name="T94">p</text:span><text:span text:style-name="T92">reventivo y </text:span><text:span text:style-name="T94">c</text:span><text:span text:style-name="T92">orrectivo de 1 (un) </text:span><text:span text:style-name="T94">c</text:span><text:span text:style-name="T92">ontrolador de </text:span><text:span text:style-name="T94">c</text:span><text:span text:style-name="T92">ruce de </text:span><text:span text:style-name="T94">s</text:span><text:span text:style-name="T92">emáforo en </text:span><text:span text:style-name="T94">r</text:span><text:span text:style-name="T92">ojo y demás equipos y dispositivos, debidamente identificados y acondicionados para las tareas de </text:span><text:span text:style-name="T94">c</text:span><text:span text:style-name="T92">ontrol, </text:span><text:span text:style-name="T94">d</text:span><text:span text:style-name="T92">etección y </text:span><text:span text:style-name="T94">r</text:span><text:span text:style-name="T92">egistración de </text:span><text:span text:style-name="T94">i</text:span><text:span text:style-name="T92">nfracciones de </text:span><text:span text:style-name="T94">t</text:span><text:span text:style-name="T92">ránsito, de </text:span><text:span text:style-name="T94">v</text:span><text:span text:style-name="T92">ehículos y otras, conforme determinan el </text:span><text:span text:style-name="T94">C</text:span><text:span text:style-name="T92">ódigo de </text:span><text:span text:style-name="T94">F</text:span><text:span text:style-name="T92">altas y las </text:span><text:span text:style-name="T94">o</text:span><text:span text:style-name="T92">rdenanzas </text:span><text:span text:style-name="T94">m</text:span><text:span text:style-name="T92">unicipales dentro del Municipio de </text:span><text:span text:style-name="T95">San Carlos de Bariloche</text:span><text:span text:style-name="T92">. Precio: **** U.F.</text:span></text:p>
        </text:list-item>
      </text:list>
      <text:p text:style-name="P62"/>
      <text:p text:style-name="P39">La cantidad y variedad de cinemómetros y <text:span text:style-name="T104">d</text:span>ispositivos de <text:span text:style-name="T104">c</text:span>ontrol de <text:span text:style-name="T104">c</text:span>ruce de <text:span text:style-name="T104">s</text:span>emáforo en <text:span text:style-name="T104">r</text:span>ojo que dispondrá adquirir la Municipalidad podrá variar, según las necesidades evaluadas por el Departamento Ejecutivo. </text:p>
      <text:p text:style-name="P65"/>
      <text:p text:style-name="P63"><text:soft-page-break/>El <text:span text:style-name="T104">o</text:span>ferente deberá cotizar el valor de los servicios en UF (UF: igual a un litro de nafta especial, según lo informado por el Automóvil Club Argentino para las estaciones del territorio de San Carlos de Bariloche), valor que el Departamento Ejecutivo tomará como referencia para automatizar las actualizaciones del <text:span text:style-name="T104">c</text:span>osto de <text:span text:style-name="T104">a</text:span>lquiler y <text:span text:style-name="T104">m</text:span>antenimiento que abonará en el equivalente en pesos. </text:p>
      <text:p text:style-name="P57">Se deberá expresar si el mismo incluye o no el I.V.A. a los efectos de hacerla procedente y válida.</text:p>
      <text:p text:style-name="P58"/>
      <text:p text:style-name="P55"><text:span text:style-name="T96">Deberá expresar su </text:span><text:span text:style-name="T97">of</text:span><text:span text:style-name="T96">erta en la Planilla de Cotización del </text:span><text:span text:style-name="T12">Anexo I</text:span><text:span text:style-name="T96"> del presente Pliego.</text:span></text:p>
      <text:p text:style-name="P64">La mencionada <text:span text:style-name="T104">c</text:span>otización deberá estar firmada y sellada de conformidad. </text:p>
      <text:p text:style-name="P72">5. Oferta Técnica,<text:span text:style-name="T6"> ANEXO II</text:span>.</text:p>
      <text:p text:style-name="P71">6. Cualquier información técnica adicional que el <text:span text:style-name="T104">o</text:span>ferente considere pertinente. Folletos técnicos y/o manuales necesarios para una adecuada evaluación de los bienes y servicios ofrecidos. </text:p>
      <text:p text:style-name="P73">7.- Sellado de <text:span text:style-name="T104">l</text:span>ey correspondiente a la oferta, emitido por la Agencia de Recaudación Tributaria, ex DGR.</text:p>
      <text:p text:style-name="P73">8.- Dirección de correo electrónico y teléfono.</text:p>
      <text:p text:style-name="P73">9.- Otros requisitos exigidos por el área de competencia municipal.</text:p>
      <text:p text:style-name="P53"/>
      <text:p text:style-name="P67"><text:span text:style-name="Fuente_20_de_20_párrafo_20_predeter."><text:span text:style-name="T30">Artículo 21°</text:span></text:span><text:span text:style-name="Fuente_20_de_20_párrafo_20_predeter."><text:span text:style-name="T42">:</text:span></text:span><text:span text:style-name="Fuente_20_de_20_párrafo_20_predeter."><text:span text:style-name="T44"> La omisión de lo requerido en los incisos 1) y 2) del Sobre N.º 1 será causal de rechazo automático de la oferta, no dando lugar a la apertura del Sobre Nº 2. El resto de los requisitos solicitados en el Sobre Nº 1 y que no hayan sido presentados al momento de la apertura, podrán hacerlo dentro del plazo de las setenta y dos (72) horas posteriores a la apertura de la licitación.</text:span></text:span></text:p>
      <text:p text:style-name="P53">La omisión de los requisitos exigidos en el Sobre Nº 2 será causal de rechazo automático de la oferta, a excepción del ítem 2, que podrá ser presentado dentro de las cuarenta y ocho (48) horas posteriores a la apertura de la licitación, según Ley de Sellos, ley 847 y Código Fiscal.</text:p>
      <text:p text:style-name="P50">Transcurrido el plazo, y ante la falta de presentación de la documentación mencionada en los párrafos anteriores, se desestimará la oferta.</text:p>
      <text:p text:style-name="P55"/>
      <text:p text:style-name="P67"><text:span text:style-name="Fuente_20_de_20_párrafo_20_predeter."><text:span text:style-name="T30">Artículo 22°</text:span></text:span><text:span text:style-name="Fuente_20_de_20_párrafo_20_predeter."><text:span text:style-name="T42">:</text:span></text:span><text:span text:style-name="Fuente_20_de_20_párrafo_20_predeter."><text:span text:style-name="T41"> </text:span></text:span><text:span text:style-name="Fuente_20_de_20_párrafo_20_predeter."><text:span text:style-name="T37">APERTURA DE LAS OFERTAS</text:span></text:span></text:p>
      <text:p text:style-name="P55"/>
      <text:p text:style-name="P53"><text:soft-page-break/>22.1<text:tab/>La apertura de la OFERTA y del SOBRE Nº 1 se realizará en el Departamento de Compras y Suministros de la Secretaría de Hacienda, Mitre 531, San Carlos de Bariloche, en el día y a la hora que fije el decreto de convocatoria.</text:p>
      <text:p text:style-name="P55"/>
      <text:p text:style-name="P53">22.2<text:tab/>Se labrará acta en la que se dejará constancia de las ofertas recibidas, del nombre o designación de sus representantes y del número de orden asignado a cada una de ellas.</text:p>
      <text:p text:style-name="P55"/>
      <text:p text:style-name="P53">22.3<text:tab/>Se procederá a la apertura del Sobre I, dejándose constancia de la cantidad de ejemplares presentados y del número de fojas de cada uno de ellos.</text:p>
      <text:p text:style-name="P55"/>
      <text:p text:style-name="P67"><text:span text:style-name="Fuente_20_de_20_párrafo_20_predeter."><text:span text:style-name="T44">22.4<text:tab/></text:span></text:span><text:span text:style-name="Fuente_20_de_20_párrafo_20_predeter."><text:span text:style-name="T41">Toda oferta presentada en término será estimada en el acto de apertura. </text:span></text:span></text:p>
      <text:p text:style-name="P55"/>
      <text:p text:style-name="P53">22.5<text:tab/>El ejemplar original quedará en el expediente licitatorio; el ejemplar duplicado en el depósito ante la Autoridad de Aplicación, a disposición de los oferentes en el Departamento de Compras y Suministros por el término de tres días hábiles, a contar del día hábil posterior al del acto de apertura, en el horario de 09 a 13 horas, durante el cual se podrán impugnar las ofertas.</text:p>
      <text:p text:style-name="P53"><text:s/></text:p>
      <text:p text:style-name="P53">22.6<text:tab/>El acta que se labre será rubricada por el funcionario que presida el acto y por los oferentes que deseen hacerlo, quienes podrán formular las manifestaciones que estimen pertinente en cuanto a los aspectos formales del acto.</text:p>
      <text:p text:style-name="P55"/>
      <text:p text:style-name="P67"><text:span text:style-name="Fuente_20_de_20_párrafo_20_predeter."><text:span text:style-name="T30">Artículo 23°</text:span></text:span><text:span text:style-name="Fuente_20_de_20_párrafo_20_predeter."><text:span text:style-name="T42">: </text:span></text:span><text:span text:style-name="Fuente_20_de_20_párrafo_20_predeter."><text:span text:style-name="T30">APERTURA DEL SOBRE N° 2</text:span></text:span><text:span text:style-name="Fuente_20_de_20_párrafo_20_predeter."><text:span text:style-name="T42">: </text:span></text:span></text:p>
      <text:p text:style-name="P67"><text:span text:style-name="Fuente_20_de_20_párrafo_20_predeter."><text:span text:style-name="T41">El sobre 2 OFERTA será depositado, sin abrir, en la Tesorería Municipal.</text:span></text:span></text:p>
      <text:p text:style-name="P67"><text:span text:style-name="Fuente_20_de_20_párrafo_20_predeter."><text:span text:style-name="T44">Efectuado el análisis y evaluación del SOBRE N° 1, la autoridad de aplicación convocará a los oferentes cuyas ofertas hayan sido declaradas admisibles al acto de apertura del SOBRE N° 2, fijando al efecto, día, hora y lugar.</text:span></text:span></text:p>
      <text:p text:style-name="P53">Se procederá, en lo compatible, en la forma prevista en el Art. 19 y en tal acto se procederá a la reserva de los SOBRES N° 2, correspondientes a ofertas desestimadas, los que quedaran a disposición de los interesados.</text:p>
      <text:p text:style-name="P55"/>
      <text:p text:style-name="P67"><text:span text:style-name="Fuente_20_de_20_párrafo_20_predeter."><text:span text:style-name="T30">Artículo 24°</text:span></text:span><text:span text:style-name="Fuente_20_de_20_párrafo_20_predeter."><text:span text:style-name="T42">: </text:span></text:span><text:span text:style-name="Fuente_20_de_20_párrafo_20_predeter."><text:span text:style-name="T30">MEJORA DE OFERTA</text:span></text:span><text:span text:style-name="Fuente_20_de_20_párrafo_20_predeter."><text:span text:style-name="T42">:</text:span></text:span><text:span text:style-name="Fuente_20_de_20_párrafo_20_predeter."><text:span text:style-name="T37"> </text:span></text:span><text:span text:style-name="Fuente_20_de_20_párrafo_20_predeter."><text:span text:style-name="T44">De existir - </text:span></text:span><text:span text:style-name="Fuente_20_de_20_párrafo_20_predeter."><text:span text:style-name="T53">a criterio de la autoridad de aplicación </text:span></text:span><text:span text:style-name="Fuente_20_de_20_párrafo_20_predeter."><text:span text:style-name="T44">- ofertas equivalentes en cuanto a su conveniencia, (cantidades, calidades de los elementos, cotización, canon ofrecido, elementos adicionales de mobiliario, </text:span></text:span><text:soft-page-break/><text:span text:style-name="Fuente_20_de_20_párrafo_20_predeter."><text:span text:style-name="T44">etc) o cuando la diferencia entre ellos no es significativa, podrá llamar a mejora de dichas ofertas, para que así se haga dentro <text:s/>del término que fije al efecto.</text:span></text:span></text:p>
      <text:p text:style-name="P55"/>
      <text:p text:style-name="P55"/>
      <text:p text:style-name="P68"><text:span text:style-name="Fuente_20_de_20_párrafo_20_predeter."><text:span text:style-name="T30">Artículo 25°</text:span></text:span><text:span text:style-name="Fuente_20_de_20_párrafo_20_predeter."><text:span text:style-name="T42">: </text:span></text:span><text:span text:style-name="Fuente_20_de_20_párrafo_20_predeter."><text:span text:style-name="T30">CONSULTAS e IMPUGNACIONES</text:span></text:span><text:span text:style-name="Fuente_20_de_20_párrafo_20_predeter."><text:span text:style-name="T42">: </text:span></text:span><text:span text:style-name="Fuente_20_de_20_párrafo_20_predeter."><text:span text:style-name="T27">Una vez realizada la apertura de la </text:span></text:span><text:span text:style-name="Fuente_20_de_20_párrafo_20_predeter."><text:span text:style-name="T29">l</text:span></text:span><text:span text:style-name="Fuente_20_de_20_párrafo_20_predeter."><text:span text:style-name="T27">icitación, los oferentes tendrán tres (3) días hábiles para dar vista al </text:span></text:span><text:span text:style-name="Fuente_20_de_20_párrafo_20_predeter."><text:span text:style-name="T29">e</text:span></text:span><text:span text:style-name="Fuente_20_de_20_párrafo_20_predeter."><text:span text:style-name="T27">xpediente y formular las impugnaciones que correspondieran. Luego de realizada, publicada y comunicada fehacientemente la </text:span></text:span><text:span text:style-name="Fuente_20_de_20_párrafo_20_predeter."><text:span text:style-name="T29">p</text:span></text:span><text:span text:style-name="Fuente_20_de_20_párrafo_20_predeter."><text:span text:style-name="T27">re-adjudicación por parte del Departamento de Compras y Suministros al oferente en el domicilio legal declarado en la presentación de la propuesta, los demás oferentes tendrán 24 horas para impugnar la misma.</text:span></text:span></text:p>
      <text:p text:style-name="P68"><text:span text:style-name="Fuente_20_de_20_párrafo_20_predeter."><text:span text:style-name="T27">Las impugnaciones se deberán hacer por escrito y ser presentada</text:span></text:span><text:span text:style-name="Fuente_20_de_20_párrafo_20_predeter."><text:span text:style-name="T29">s</text:span></text:span><text:span text:style-name="Fuente_20_de_20_párrafo_20_predeter."><text:span text:style-name="T27"> en la Dirección de Compras y Suministros.</text:span></text:span></text:p>
      <text:p text:style-name="P67"><text:span text:style-name="Fuente_20_de_20_párrafo_20_predeter."><text:span text:style-name="T27">En todos los casos, las impugnaciones serán resueltas <text:s/>de acuerdo al procedimiento establecido en el artículo 42º de la </text:span></text:span><text:span text:style-name="Fuente_20_de_20_párrafo_20_predeter."><text:span text:style-name="T29">o</text:span></text:span><text:span text:style-name="Fuente_20_de_20_párrafo_20_predeter."><text:span text:style-name="T27">rdenanza 257-C-89.</text:span></text:span></text:p>
      <text:p text:style-name="P55"/>
      <text:p text:style-name="P67"><text:span text:style-name="Fuente_20_de_20_párrafo_20_predeter."><text:span text:style-name="T30">Artículo 26</text:span></text:span><text:span text:style-name="Fuente_20_de_20_párrafo_20_predeter."><text:span text:style-name="T35">º</text:span></text:span><text:span text:style-name="Fuente_20_de_20_párrafo_20_predeter."><text:span text:style-name="T30">:</text:span></text:span><text:span text:style-name="Fuente_20_de_20_párrafo_20_predeter."><text:span text:style-name="T37"> </text:span></text:span><text:span text:style-name="Fuente_20_de_20_párrafo_20_predeter."><text:span text:style-name="T30">MÉTODO DE EVALUACIÓN</text:span></text:span><text:span text:style-name="Fuente_20_de_20_párrafo_20_predeter."><text:span text:style-name="T37">:</text:span></text:span></text:p>
      <text:p text:style-name="P14">Se deberá<text:span text:style-name="T104">n</text:span> evaluar las <text:span text:style-name="T104">o</text:span>fertas presentadas y emitir un Dictamen de Evaluación fundado que determine con precisión:</text:p>
      <text:p text:style-name="P14">Las <text:span text:style-name="T104">o</text:span>fertas inadmisibles que deben ser rechazadas.</text:p>
      <text:p text:style-name="P14">Las <text:span text:style-name="T104">o</text:span>fertas admisibles.</text:p>
      <text:p text:style-name="P14">La <text:span text:style-name="T104">o</text:span>ferta admisible más ventajosa y conveniente.</text:p>
      <text:p text:style-name="P20"/>
      <text:p text:style-name="P23"><text:span text:style-name="T65">Artículo</text:span><text:span text:style-name="T64"> 27</text:span><text:span text:style-name="T71">º</text:span><text:span text:style-name="T84">: </text:span><text:span text:style-name="T64">DE LAS OFERTAS INADMISIBLES Y SU RECHAZO</text:span></text:p>
      <text:p text:style-name="P14">Las <text:span text:style-name="T104">o</text:span>fertas sólo podrán ser rechazadas si se encontraren en alguna de las siguientes situaciones:</text:p>
      <text:p text:style-name="P14">Que hubieran sido presentadas por una <text:span text:style-name="T104">o</text:span>ferente impedida, según el presente <text:span text:style-name="T104">p</text:span>liego.</text:p>
      <text:p text:style-name="P14">Que no presenten el <text:span text:style-name="T104">c</text:span>ontenido de la <text:span text:style-name="T104">o</text:span>ferta, según el presente <text:span text:style-name="T104">p</text:span>liego.</text:p>
      <text:p text:style-name="P14">Que se encuentren condicionadas o se aparten de las Bases y Condiciones del <text:span text:style-name="T105">p</text:span>liego.</text:p>
      <text:p text:style-name="P14">Que el <text:span text:style-name="T105">o</text:span>ferente no cumpliere con la corrección de defectos de forma, omisiones, pedidos de informes y/o aclaraciones, etc., dentro del plazo que se establezca en su requerimiento.</text:p>
      <text:p text:style-name="P14">Que de los litigios pendientes surja riesgo en la situación económico-financiera de la oferente, que pudiere afectar la normal ejecución del contrato.</text:p>
      <text:p text:style-name="P14"><text:soft-page-break/>Que no cumplan los requisitos establecidos en este <text:span text:style-name="T105">p</text:span>liego.</text:p>
      <text:p text:style-name="P15">El rechazo de la <text:span text:style-name="T105">o</text:span>ferta importará la pérdida de la Garantía de Mantenimiento de la Oferta, sin perjuicio de las demás responsabilidades que pudieren corresponder al <text:span text:style-name="T105">o</text:span>ferente.</text:p>
      <text:p text:style-name="P14">En caso de duda, deberá estarse por la admisibilidad de la <text:span text:style-name="T106">o</text:span>ferta. No serán rechazadas las ofertas que contengan defectos de forma que no afecten la esencia de las mismas ni impidan su comparación con las demás propuestas.</text:p>
      <text:p text:style-name="P20"/>
      <text:p text:style-name="P16"><text:span text:style-name="T74">Artículo</text:span><text:span text:style-name="T73"> 28</text:span><text:span text:style-name="T76">º</text:span><text:span text:style-name="T85">: </text:span><text:span text:style-name="T73">DE LAS OFERTAS ADMISIBLES Y LA OFERTA MÁS VENTAJOSA Y CONVENIENTE</text:span></text:p>
      <text:p text:style-name="P14">Las <text:span text:style-name="T106">o</text:span>fertas que no se consideren <text:span text:style-name="T106">i</text:span>nadmisibles se considerarán <text:span text:style-name="T106">a</text:span>dmisibles.</text:p>
      <text:p text:style-name="P14">El Cuadro Comparativo, la Evaluación, orden de mérito y la determinación de la <text:span text:style-name="T106">o</text:span>ferta más ventajosa y conveniente se realizarán teniendo en cuenta los parámetros del presente <text:span text:style-name="T106">p</text:span>liego. <text:s/></text:p>
      <text:p text:style-name="P14"/>
      <text:p text:style-name="P23"><text:span text:style-name="T66">Artículo</text:span><text:span text:style-name="T64"> 29</text:span><text:span text:style-name="T71">º</text:span><text:span text:style-name="T64">:</text:span><text:span text:style-name="T79"> </text:span><text:span text:style-name="T66">DE LA ADJUDICACIÓN</text:span></text:p>
      <text:p text:style-name="P14">Corresponde al Departamento Ejecutivo Municipal la resolución final sobre la adjudicación de los servicios licitados, previa evaluación e informe de la Comisión de Adjudicación.</text:p>
      <text:p text:style-name="P14"/>
      <text:p text:style-name="P23"><text:span text:style-name="T67">Artículo</text:span><text:span text:style-name="T64"> 30</text:span><text:span text:style-name="T71">º</text:span><text:span text:style-name="T84">:</text:span><text:span text:style-name="T79"> </text:span><text:span text:style-name="T67">BASE METODOLÓGICA DE ADJUDICACIÓN</text:span></text:p>
      <text:p text:style-name="P14">La adjudicación del servicio objeto de la presente licitación se resolverá aplicando los siguientes factores:</text:p>
      <text:p text:style-name="P14"/>
      <text:p text:style-name="P14"/>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5"> </text:p>
          </table:table-cell>
          <table:table-cell table:style-name="Tabla4.B1" office:value-type="string">
            <text:p text:style-name="P25">Concepto</text:p>
          </table:table-cell>
          <table:table-cell table:style-name="Tabla4.B1" office:value-type="string">
            <text:p text:style-name="P25">Puntaje</text:p>
            <text:p text:style-name="P25">Máximo</text:p>
          </table:table-cell>
          <table:table-cell table:style-name="Tabla4.D1" office:value-type="string">
            <text:p text:style-name="P25">Puntaje</text:p>
            <text:p text:style-name="P25">Mínimo</text:p>
          </table:table-cell>
        </table:table-row>
        <table:table-row table:style-name="Tabla4.1">
          <table:table-cell table:style-name="Tabla4.A1" office:value-type="string">
            <text:p text:style-name="P14">I</text:p>
          </table:table-cell>
          <table:table-cell table:style-name="Tabla4.B1" office:value-type="string">
            <text:p text:style-name="P16"><text:span text:style-name="T79">Lo producido por las </text:span><text:span text:style-name="T81">m</text:span><text:span text:style-name="T79">ultas efectivamente cobradas en cualquiera de todas las instancias, (</text:span><text:span text:style-name="T81">a</text:span><text:span text:style-name="T79">dministrativa, </text:span><text:span text:style-name="T81">p</text:span><text:span text:style-name="T79">rejudicial y </text:span><text:span text:style-name="T81">j</text:span><text:span text:style-name="T79">udicial), conformará el Ingreso Bruto Total por Multas, luego se deducirá un </text:span><text:span text:style-name="T81">m</text:span><text:span text:style-name="T79">onto denominado Fondo Asignado a Notificación de Infracciones, el mencionado Fondo será igual al </text:span><text:span text:style-name="T81">i</text:span><text:span text:style-name="T79">mporte que resulte por darle el valor de una (1) UF, a cada </text:span><text:soft-page-break/><text:span text:style-name="T79">Acta o Resolución Notificada en el mes, una vez restado lo adjudicado al Fondo Asignado a Notificación de Infracciones, se asignará un cinco por ciento (5 %) a un Fondo de Seguridad y Educación Vial, el que se adjudicará para productos y acciones relacionadas al tema, el monto resultante será considerado el </text:span><text:span text:style-name="T10">Monto Neto</text:span><text:span text:style-name="T79"> a distribuir entre “LAS PARTES”.</text:span></text:p>
            <text:p text:style-name="P14">1.<text:tab/>El Porcentaje del Monto Neto que percibirá LA MUNICIPALIDAD por concesionar el servicio.</text:p>
            <text:p text:style-name="P14">2.<text:tab/>EL Porcentaje del Monto Neto que percibirá EL CONCESIONARIO en concepto de canon por la prestación de los servicios.</text:p>
            <text:p text:style-name="P14">3.<text:tab/>El Porcentaje del Monto Neto que se adjudicará al pago del equipamiento, su renovación <text:s/>y su mantenimiento preventivo y correctivo.</text:p>
          </table:table-cell>
          <table:table-cell table:style-name="Tabla4.B1" office:value-type="string">
            <text:p text:style-name="P14">40 (cuarenta)</text:p>
          </table:table-cell>
          <table:table-cell table:style-name="Tabla4.D1" office:value-type="string">
            <text:p text:style-name="P14">10 (diez)</text:p>
          </table:table-cell>
        </table:table-row>
        <table:table-row table:style-name="Tabla4.1">
          <table:table-cell table:style-name="Tabla4.A1" office:value-type="string">
            <text:p text:style-name="P14">II</text:p>
          </table:table-cell>
          <table:table-cell table:style-name="Tabla4.B1" office:value-type="string">
            <text:p text:style-name="P27">Solvencia Técnica</text:p>
          </table:table-cell>
          <table:table-cell table:style-name="Tabla4.B1" office:value-type="string">
            <text:p text:style-name="P14">30 (treinta)</text:p>
          </table:table-cell>
          <table:table-cell table:style-name="Tabla4.D1" office:value-type="string">
            <text:p text:style-name="P14">6 (seis)</text:p>
          </table:table-cell>
        </table:table-row>
        <table:table-row table:style-name="Tabla4.1">
          <table:table-cell table:style-name="Tabla4.A1" office:value-type="string">
            <text:p text:style-name="P14">III</text:p>
          </table:table-cell>
          <table:table-cell table:style-name="Tabla4.B1" office:value-type="string">
            <text:p text:style-name="P27">Solvencia Financiera</text:p>
          </table:table-cell>
          <table:table-cell table:style-name="Tabla4.B1" office:value-type="string">
            <text:p text:style-name="P14">10 (diez)</text:p>
          </table:table-cell>
          <table:table-cell table:style-name="Tabla4.D1" office:value-type="string">
            <text:p text:style-name="P14"><text:span text:style-name="T107">3 </text:span>(tres)</text:p>
          </table:table-cell>
        </table:table-row>
        <table:table-row table:style-name="Tabla4.1">
          <table:table-cell table:style-name="Tabla4.A1" office:value-type="string">
            <text:p text:style-name="P14">IV</text:p>
          </table:table-cell>
          <table:table-cell table:style-name="Tabla4.B1" office:value-type="string">
            <text:p text:style-name="P27">Antecedentes</text:p>
          </table:table-cell>
          <table:table-cell table:style-name="Tabla4.B1" office:value-type="string">
            <text:p text:style-name="P14">20 (veinte)</text:p>
          </table:table-cell>
          <table:table-cell table:style-name="Tabla4.D1" office:value-type="string">
            <text:p text:style-name="P14">1 (uno)</text:p>
          </table:table-cell>
        </table:table-row>
        <table:table-row table:style-name="Tabla4.1">
          <table:table-cell table:style-name="Tabla4.A1" office:value-type="string">
            <text:p text:style-name="P15"> </text:p>
          </table:table-cell>
          <table:table-cell table:style-name="Tabla4.B1" office:value-type="string">
            <text:p text:style-name="P15">TOTAL</text:p>
          </table:table-cell>
          <table:table-cell table:style-name="Tabla4.B1" office:value-type="string">
            <text:p text:style-name="P15">100 (cien)</text:p>
          </table:table-cell>
          <table:table-cell table:style-name="Tabla4.D1" office:value-type="string">
            <text:p text:style-name="P15">20 (veinte)</text:p>
          </table:table-cell>
        </table:table-row>
      </table:table>
      <text:p text:style-name="P14"/>
      <text:p text:style-name="P67"><text:span text:style-name="Fuente_20_de_20_párrafo_20_predeter."><text:span text:style-name="T33">Artículo</text:span></text:span><text:span text:style-name="Fuente_20_de_20_párrafo_20_predeter."><text:span text:style-name="T30"> 31</text:span></text:span><text:span text:style-name="Fuente_20_de_20_párrafo_20_predeter."><text:span text:style-name="T35">º</text:span></text:span><text:span text:style-name="Fuente_20_de_20_párrafo_20_predeter."><text:span text:style-name="T42">:</text:span></text:span><text:span text:style-name="Fuente_20_de_20_párrafo_20_predeter."><text:span text:style-name="T37"> </text:span></text:span><text:span text:style-name="Fuente_20_de_20_párrafo_20_predeter."><text:span text:style-name="T33">DE LA ADJUDICACIÓN</text:span></text:span><text:span text:style-name="Fuente_20_de_20_párrafo_20_predeter."><text:span text:style-name="T30"> Y</text:span></text:span><text:span text:style-name="Fuente_20_de_20_párrafo_20_predeter."><text:span text:style-name="T36"> </text:span></text:span><text:span text:style-name="Fuente_20_de_20_párrafo_20_predeter."><text:span text:style-name="T31">DE LA </text:span></text:span><text:span text:style-name="Fuente_20_de_20_párrafo_20_predeter."><text:span text:style-name="T32">EVALUACIÓN</text:span></text:span></text:p>
      <text:p text:style-name="P14">Se deberá<text:span text:style-name="T107">n</text:span> evaluar las <text:span text:style-name="T107">o</text:span>fertas presentadas y emitir un Dictamen de Evaluación fundado que determine con precisión:</text:p>
      <text:p text:style-name="P14">Las <text:span text:style-name="T107">o</text:span>fertas inadmisibles que deben ser rechazadas.</text:p>
      <text:p text:style-name="P14">Las <text:span text:style-name="T107">o</text:span>fertas admisibles.</text:p>
      <text:p text:style-name="P14">La <text:span text:style-name="T107">o</text:span>ferta admisible más ventajosa y conveniente.</text:p>
      <text:p text:style-name="P20"/>
      <text:p text:style-name="P23"><text:span text:style-name="T67">Artículo</text:span><text:span text:style-name="T64"> 32</text:span><text:span text:style-name="T71">º</text:span><text:span text:style-name="T84">:</text:span><text:span text:style-name="T79"> </text:span><text:span text:style-name="T64">DE LAS OFERTAS INADMISIBLES Y SU RECHAZO</text:span></text:p>
      <text:p text:style-name="P14">Las <text:span text:style-name="T107">o</text:span>fertas s<text:span text:style-name="T107">ó</text:span>lo podrán ser rechazadas si se encontraren en alguna de las siguientes situaciones:</text:p>
      <text:p text:style-name="P14"><text:soft-page-break/>Que hubieran sido presentadas por una <text:span text:style-name="T107">o</text:span>ferente impedida, según el presente <text:span text:style-name="T107">p</text:span>liego.</text:p>
      <text:p text:style-name="P14">Que no presenten el contenido de la oferta, según el presente <text:span text:style-name="T107">p</text:span>liego.</text:p>
      <text:p text:style-name="P14">Que se encuentren condicionadas o se aparten de las Bases y Condiciones del pliego.</text:p>
      <text:p text:style-name="P14">Que el oferente no cumpliere con la corrección de defectos de forma, omisiones, pedidos de informes y/o aclaraciones, etc., dentro del plazo que se establezca en su requerimiento.</text:p>
      <text:p text:style-name="P14">Que de los litigios pendientes surja riesgo en la situación económico-financiera de la oferente, que pudiere afectar la normal ejecución del contrato.</text:p>
      <text:p text:style-name="P14">Que no cumplan los requisitos establecidos en este pliego.</text:p>
      <text:p text:style-name="P15">El rechazo de la <text:span text:style-name="T107">o</text:span>ferta importará la p<text:span text:style-name="T107">é</text:span>rdida de la Garantía de Mantenimiento de la Oferta, sin perjuicio de las demás responsabilidades que pudieren corresponder al <text:span text:style-name="T107">o</text:span>ferente.</text:p>
      <text:p text:style-name="P14">En caso de duda, deberá estarse por la admisibilidad de la <text:span text:style-name="T107">o</text:span>ferta. No serán rechazadas las Ofertas que contengan defectos de forma que no afecten la esencia de las mismas ni impidan su comparación con las demás propuestas.</text:p>
      <text:p text:style-name="P20"/>
      <text:p text:style-name="P23"><text:span text:style-name="T67">Artículo</text:span><text:span text:style-name="T64"> 33</text:span><text:span text:style-name="T71">º</text:span><text:span text:style-name="T64">:</text:span><text:span text:style-name="T79"> </text:span><text:span text:style-name="T64">DE LAS OFERTAS ADMISIBLES Y LA OFERTA MÁS VENTAJOSA Y CONVENIENTE</text:span></text:p>
      <text:p text:style-name="P14">Las <text:span text:style-name="T107">o</text:span>fertas que no se consideren <text:span text:style-name="T107">i</text:span>nadmisibles se considerarán <text:span text:style-name="T107">a</text:span>dmisibles.</text:p>
      <text:p text:style-name="P14">El <text:span text:style-name="T107">c</text:span>uadro <text:span text:style-name="T107">c</text:span>omparativo, la <text:span text:style-name="T107">e</text:span>valuación, orden de mérito y la determinación de la <text:span text:style-name="T107">o</text:span>ferta más ventajosa y conveniente se realizarán teniendo en cuenta los parámetros del presente <text:span text:style-name="T107">p</text:span>liego.</text:p>
      <text:p text:style-name="P20"/>
      <text:p text:style-name="P17"><text:span text:style-name="T75">Artículo</text:span><text:span text:style-name="T73"> 34</text:span><text:span text:style-name="T76">º</text:span><text:span text:style-name="T85">:</text:span><text:span text:style-name="T11"> </text:span><text:span text:style-name="T75">DE LA ADJUDICACIÓN</text:span></text:p>
      <text:p text:style-name="P14">Corresponde al Departamento Ejecutivo Municipal la resolución final sobre la adjudicación de los servicios licitados, previa evaluación e informe de la Comisión de Adjudicación.</text:p>
      <text:p text:style-name="P14"/>
      <text:p text:style-name="P24"><text:span text:style-name="T67">Artículo</text:span><text:span text:style-name="T64"> 35</text:span><text:span text:style-name="T71">º</text:span><text:span text:style-name="T64">:</text:span><text:span text:style-name="T79"> </text:span><text:span text:style-name="T81">BASE METODOLÓGICA DE ADJUDICACIÓN</text:span></text:p>
      <text:p text:style-name="P14">La adjudicación del servicio objeto de la presente licitación se resolverá aplicando los siguientes factores:</text:p>
      <text:p text:style-name="P14"/>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5"> </text:p>
          </table:table-cell>
          <table:table-cell table:style-name="Tabla5.B1" office:value-type="string">
            <text:p text:style-name="P25">Concepto</text:p>
          </table:table-cell>
          <table:table-cell table:style-name="Tabla5.B1" office:value-type="string">
            <text:p text:style-name="P25">Puntaje</text:p>
            <text:p text:style-name="P25">Máximo</text:p>
          </table:table-cell>
          <table:table-cell table:style-name="Tabla5.D1" office:value-type="string">
            <text:p text:style-name="P25">Puntaje</text:p>
            <text:p text:style-name="P25">Mínimo</text:p>
          </table:table-cell>
        </table:table-row>
        <text:soft-page-break/>
        <table:table-row table:style-name="Tabla5.1">
          <table:table-cell table:style-name="Tabla5.A1" office:value-type="string">
            <text:p text:style-name="P14">I</text:p>
          </table:table-cell>
          <table:table-cell table:style-name="Tabla5.B1" office:value-type="string">
            <text:p text:style-name="P70"><text:span text:style-name="T79">Lo producido por las </text:span><text:span text:style-name="T81">m</text:span><text:span text:style-name="T79">ultas efectivamente cobradas en cualquiera de todas las instancias, (</text:span><text:span text:style-name="T81">a</text:span><text:span text:style-name="T79">dministrativa, </text:span><text:span text:style-name="T81">p</text:span><text:span text:style-name="T79">rejudicial y </text:span><text:span text:style-name="T81">j</text:span><text:span text:style-name="T79">udicial), conformará el Ingreso Bruto Total por Multas, luego se deducirá un </text:span><text:span text:style-name="T81">m</text:span><text:span text:style-name="T79">onto denominado Fondo Asignado a Notificación de Infracciones, el mencionado Fondo será igual al </text:span><text:span text:style-name="T81">i</text:span><text:span text:style-name="T79">mporte que resulte por darle el valor de una (1) UF, a cada </text:span><text:span text:style-name="T81">a</text:span><text:span text:style-name="T79">cta o </text:span><text:span text:style-name="T81">r</text:span><text:span text:style-name="T79">esolución </text:span><text:span text:style-name="T81">n</text:span><text:span text:style-name="T79">otificada en el mes, una vez restado lo adjudicado al Fondo Asignado a Notificación de Infracciones, se asignará un cinco por ciento (5 %) a un Fondo de Seguridad y Educación Vial, el que se adjudicará para productos y acciones relacionadas al tema, el monto resultante será considerado el </text:span><text:span text:style-name="T10">Monto Neto</text:span><text:span text:style-name="T79"> a distribuir entre “LAS PARTES”.</text:span></text:p>
            <text:p text:style-name="P14">1.<text:tab/>El Porcentaje del Monto Neto que percibirá LA MUNICIPALIDAD por concesionar el servicio.</text:p>
            <text:p text:style-name="P14">2.<text:tab/>EL Porcentaje del Monto Neto que percibirá EL CONCESIONARIO en <text:span text:style-name="T107">c</text:span>oncepto de <text:span text:style-name="T107">c</text:span>anon. por la <text:span text:style-name="T107">p</text:span>restación de los <text:span text:style-name="T107">s</text:span>ervicios.</text:p>
            <text:p text:style-name="P14">3.<text:tab/>El Porcentaje del Monto Neto que se adjudicará al pago del equipamiento, su renovación <text:s/>y su mantenimiento <text:span text:style-name="T108">p</text:span>reventivo y <text:span text:style-name="T108">c</text:span>orrectivo.</text:p>
          </table:table-cell>
          <table:table-cell table:style-name="Tabla5.B1" office:value-type="string">
            <text:p text:style-name="P14">40 (cuarenta)</text:p>
          </table:table-cell>
          <table:table-cell table:style-name="Tabla5.D1" office:value-type="string">
            <text:p text:style-name="P14">10 (diez)</text:p>
          </table:table-cell>
        </table:table-row>
        <table:table-row table:style-name="Tabla5.1">
          <table:table-cell table:style-name="Tabla5.A1" office:value-type="string">
            <text:p text:style-name="P14">II</text:p>
          </table:table-cell>
          <table:table-cell table:style-name="Tabla5.B1" office:value-type="string">
            <text:p text:style-name="P27">Solvencia Técnica</text:p>
          </table:table-cell>
          <table:table-cell table:style-name="Tabla5.B1" office:value-type="string">
            <text:p text:style-name="P14">30 (treinta)</text:p>
          </table:table-cell>
          <table:table-cell table:style-name="Tabla5.D1" office:value-type="string">
            <text:p text:style-name="P14">6 (seis)</text:p>
          </table:table-cell>
        </table:table-row>
        <table:table-row table:style-name="Tabla5.1">
          <table:table-cell table:style-name="Tabla5.A1" office:value-type="string">
            <text:p text:style-name="P14">III</text:p>
          </table:table-cell>
          <table:table-cell table:style-name="Tabla5.B1" office:value-type="string">
            <text:p text:style-name="P27">Solvencia Financiera</text:p>
          </table:table-cell>
          <table:table-cell table:style-name="Tabla5.B1" office:value-type="string">
            <text:p text:style-name="P14">10 (diez)</text:p>
          </table:table-cell>
          <table:table-cell table:style-name="Tabla5.D1" office:value-type="string">
            <text:p text:style-name="P14"><text:s/>(tres)</text:p>
          </table:table-cell>
        </table:table-row>
        <table:table-row table:style-name="Tabla5.1">
          <table:table-cell table:style-name="Tabla5.A1" office:value-type="string">
            <text:p text:style-name="P14">IV</text:p>
          </table:table-cell>
          <table:table-cell table:style-name="Tabla5.B1" office:value-type="string">
            <text:p text:style-name="P27">Antecedentes</text:p>
          </table:table-cell>
          <table:table-cell table:style-name="Tabla5.B1" office:value-type="string">
            <text:p text:style-name="P14">20 (veinte)</text:p>
          </table:table-cell>
          <table:table-cell table:style-name="Tabla5.D1" office:value-type="string">
            <text:p text:style-name="P14">1 (uno)</text:p>
          </table:table-cell>
        </table:table-row>
        <table:table-row table:style-name="Tabla5.1">
          <table:table-cell table:style-name="Tabla5.A1" office:value-type="string">
            <text:p text:style-name="P15"> </text:p>
          </table:table-cell>
          <table:table-cell table:style-name="Tabla5.B1" office:value-type="string">
            <text:p text:style-name="P15">TOTAL</text:p>
          </table:table-cell>
          <table:table-cell table:style-name="Tabla5.B1" office:value-type="string">
            <text:p text:style-name="P15">100 (cien)</text:p>
          </table:table-cell>
          <table:table-cell table:style-name="Tabla5.D1" office:value-type="string">
            <text:p text:style-name="P15">20 (veinte)</text:p>
          </table:table-cell>
        </table:table-row>
      </table:table>
      <text:p text:style-name="P14"/>
      <text:p text:style-name="P20"/>
      <text:p text:style-name="P21"><text:span text:style-name="T108">Artículo</text:span> 36<text:span text:style-name="T120">º</text:span><text:span text:style-name="T83">: </text:span>A<text:span text:style-name="T108">DJUDICACIÓN</text:span></text:p>
      <text:p text:style-name="P14">Vencido el plazo para presentar impugnaciones, o vencido el plazo para resolverlas, o realizada la nueva evaluación, según corresponda, se pasará a resolver sobre la <text:span text:style-name="T108">a</text:span>djudicación.</text:p>
      <text:p text:style-name="P14">El Departamento de Compras y Suministros podrá declarar desierta o fracasada la <text:soft-page-break/><text:span text:style-name="T108">l</text:span>icitación, según corresponda, sin que ello genere derecho alguno, ni reembolso por gastos o indemnización. El presente procedimiento licitatorio no genera promesa de <text:span text:style-name="T108">c</text:span>ontrato.</text:p>
      <text:p text:style-name="P67"><text:span text:style-name="Fuente_20_de_20_párrafo_20_predeter."><text:span text:style-name="T44">El Departamento de Compras y Suministros podrá dejar sin efecto el procedimiento de contratación en cualquier momento anterior al perfeccionamiento del </text:span></text:span><text:span text:style-name="Fuente_20_de_20_párrafo_20_predeter."><text:span text:style-name="T50">c</text:span></text:span><text:span text:style-name="Fuente_20_de_20_párrafo_20_predeter."><text:span text:style-name="T44">ontrato. La convocatoria y la participación de modo alguno importarán promesa de </text:span></text:span><text:span text:style-name="Fuente_20_de_20_párrafo_20_predeter."><text:span text:style-name="T50">c</text:span></text:span><text:span text:style-name="Fuente_20_de_20_párrafo_20_predeter."><text:span text:style-name="T44">ontrato, ni d</text:span></text:span><text:span text:style-name="Fuente_20_de_20_párrafo_20_predeter."><text:span text:style-name="T50">á</text:span></text:span><text:span text:style-name="Fuente_20_de_20_párrafo_20_predeter."><text:span text:style-name="T44"> derecho a los </text:span></text:span><text:span text:style-name="Fuente_20_de_20_párrafo_20_predeter."><text:span text:style-name="T50">o</text:span></text:span><text:span text:style-name="Fuente_20_de_20_párrafo_20_predeter."><text:span text:style-name="T44">ferentes a ser </text:span></text:span><text:span text:style-name="Fuente_20_de_20_párrafo_20_predeter."><text:span text:style-name="T50">c</text:span></text:span><text:span text:style-name="Fuente_20_de_20_párrafo_20_predeter."><text:span text:style-name="T44">ontratados.</text:span></text:span></text:p>
      <text:p text:style-name="P66"/>
      <text:p text:style-name="P67"><text:span text:style-name="Fuente_20_de_20_párrafo_20_predeter."><text:span text:style-name="T34">Artículo</text:span></text:span><text:span text:style-name="Fuente_20_de_20_párrafo_20_predeter."><text:span text:style-name="T30"> 37</text:span></text:span><text:span text:style-name="Fuente_20_de_20_párrafo_20_predeter."><text:span text:style-name="T35">º</text:span></text:span><text:span text:style-name="Fuente_20_de_20_párrafo_20_predeter."><text:span text:style-name="T42">: </text:span></text:span><text:span text:style-name="Fuente_20_de_20_párrafo_20_predeter."><text:span text:style-name="T34">DEVOLUCIÓN DE LA GARANTÍA DE LA OFERTA</text:span></text:span></text:p>
      <text:p text:style-name="P14">La Garantía de Mantenimiento de Oferta de los oferentes que resultaren rechazados en el acto de apertura, si la hubieren constituido, será liberada y devuelta al día hábil inmediato posterior.</text:p>
      <text:p text:style-name="P14">La garantía de oferta de los <text:span text:style-name="T108">of</text:span>erentes que no resultaren <text:span text:style-name="T108">a</text:span>djudicados será devuelta dentro de los DIEZ (10) días hábiles posteriores a la suscripción del contrato.</text:p>
      <text:p text:style-name="P14">La garantía de la oferta <text:span text:style-name="T108">a</text:span>djudicataria no será devuelta, hasta su reemplazo con la garantía de fiel cumplimiento de contrato.</text:p>
      <text:p text:style-name="P29"/>
      <text:p text:style-name="P23"><text:span text:style-name="T68">Artículo</text:span><text:span text:style-name="T64"> 38</text:span><text:span text:style-name="T71">º</text:span><text:span text:style-name="T64">:</text:span><text:span text:style-name="T84"> </text:span><text:span text:style-name="T77">SUSCRIPCIÓN DEL CONTRATO Y GARANTÍA DE FIEL CUMPLIMIENTO DEL CONTRATO</text:span></text:p>
      <text:p text:style-name="P14">El <text:span text:style-name="T108">c</text:span>ontrato importará el compromiso de ejecución por ambas partes, sobre las bases y condiciones del presente <text:span text:style-name="T108">p</text:span>liego y conforme al contenido de la <text:span text:style-name="T108">o</text:span>ferta incondicionada que resulte adjudicada.</text:p>
      <text:p text:style-name="P14">Deberá consignarse expresamente la fecha de iniciación de la prestación del <text:span text:style-name="T108">s</text:span>ervicio.</text:p>
      <text:p text:style-name="P14">La <text:span text:style-name="T108">a</text:span>utoridad de <text:span text:style-name="T108">a</text:span>plicación no considerará ni permitirá la inserción de cláusulas de ningún tipo al <text:span text:style-name="T108">c</text:span>ontrato que no estén previstas en el <text:span text:style-name="T108">p</text:span>liego.</text:p>
      <text:p text:style-name="P14"/>
      <text:p text:style-name="P14">Dentro de los CINCO (5) días hábiles de la notificación de la adjudicación y previo a la firma del contrato y conforme lo determine el Departamento de Compras y Suministros, el <text:span text:style-name="T108">a</text:span>djudicatario deberá afianzar el cumplimiento de su compromiso con una garantía de cumplimiento del contrato.</text:p>
      <text:p text:style-name="P14">Dicha garantía se constituirá por cualquiera de las formas previstas en el presente <text:span text:style-name="T108">p</text:span>liego y bajo el fundamento de que no existe certeza de los <text:span text:style-name="T108">m</text:span>ontos a <text:span text:style-name="T108">p</text:span>agar por el Municipio, por el <text:span text:style-name="T108">o</text:span>bjeto <text:span text:style-name="T108">l</text:span>icitado, el <text:span text:style-name="T108">a</text:span>djudicatario deberá constituir y presentar una garantía de cumplimiento del contrato, por el monto de PESOS QUINIENTOS MIL ($500.000). </text:p>
      <text:p text:style-name="P14"><text:soft-page-break/>Si el adjudicatario no se presentase dentro del plazo indicado, perderá la garantía de oferta.</text:p>
      <text:p text:style-name="P20"/>
      <text:p text:style-name="P23"><text:span text:style-name="T64">Artículo 39</text:span><text:span text:style-name="T71">º</text:span><text:span text:style-name="T84">: </text:span><text:span text:style-name="T64">FINANCIACIÓN Y SUSTENTABILIDAD DEL SERVICIO</text:span></text:p>
      <text:p text:style-name="P14">1. <text:span text:style-name="T108">El e</text:span>quipamiento descripto será financiado con lo producido por el Sistema, mediante la afectación de un porcentaje debidamente especificado de los ingresos provenientes de la recaudación por infracciones de tránsito que genere el servicio. Este porcentaje está previsto en el <text:span text:style-name="T108">p</text:span>liego y deberá estar especificado en la <text:span text:style-name="T108">o</text:span>ferta. Sin perjuicio de lo expuesto, será el <text:span text:style-name="T108">a</text:span>djudicatario el encargado de proveer todo el equipamiento, insumos y el mantenimiento correspondiente – con el financiamiento <text:span text:style-name="T109">ut supra</text:span> detallado – al mismo tiempo, tendrá la obligación de destinar todos los recursos materiales y humanos especializados que sean necesarios para llevar adelante las tareas comprometidas en la <text:span text:style-name="T108">o</text:span>ferta, basadas en el Pliego de Bases y Condiciones.</text:p>
      <text:p text:style-name="P14"/>
      <text:p text:style-name="P14">2. “LAS PARTES”, acordarán la elección del o los <text:span text:style-name="T108">e</text:span>studios que se harán cargo de las <text:span text:style-name="T108">g</text:span>estiones para el cobro en las <text:span text:style-name="T108">i</text:span>nstancias <text:span text:style-name="T108">p</text:span>rejudiciales y/o <text:span text:style-name="T108">j</text:span>udiciales. A los <text:span text:style-name="T108">e</text:span>studios que se contraten para las tareas mencionadas se les abonará un porcentaje de lo efectivamente cobrado, para luego, de ese Ingreso Neto Descontado Gastos abonar los <text:span text:style-name="T108">p</text:span>orcentajes tal como surjan de la Planilla de Cotización de la Adjudicataria.</text:p>
      <text:p text:style-name="P14"/>
      <text:p text:style-name="P14">3. Presentación de las facturas</text:p>
      <text:p text:style-name="P14">Las facturas presentadas con motivo de los servicios prestados y confrontaciones efectuadas ya sea por el suministro total o parcial realizado, serán conformadas según la descripción de los servicios prestados por el <text:span text:style-name="T108">c</text:span>oncesionario, el <text:span text:style-name="T108">a</text:span>djudicatario presentará las facturas debidamente conformadas, las que se remitirá<text:span text:style-name="T108">n</text:span> al respectivo servicio administrativo, a fin de proceder a tramitar el pago pertinente.</text:p>
      <text:p text:style-name="P14">En caso de rechazo u observaciones, las facturas presentadas serán devueltas sin más trámite para su realización de manera correcta.</text:p>
      <text:p text:style-name="P14"/>
      <text:p text:style-name="P30">4. Forma de Pago</text:p>
      <text:p text:style-name="P14">Los pagos se efectuarán:</text:p>
      <text:p text:style-name="P14">A mes vencido se deducirá el porcentaje que se deba abonar al <text:span text:style-name="T108">c</text:span>oncesionario, en base al resultado de la <text:span text:style-name="T108">fó</text:span>rmula expresada y al <text:span text:style-name="T108">p</text:span>orcentaje expresado en la Planilla de <text:soft-page-break/>Cotización.</text:p>
      <text:p text:style-name="P14">Una vez realizado el cálculo pertinente sobre lo que se deberá abonar al <text:span text:style-name="T108">c</text:span>oncesionario y de recibida la factura correspondiente en legal forma; previa descripción de los servicios prestados por el concesionario, en conformidad de los funcionarios técnicos que el caso requiera, se efectivizará el pago.</text:p>
      <text:p text:style-name="P14">La Municipalidad deberá efectivizar al <text:span text:style-name="T110">c</text:span>oncesionario el pago total por los servicios prestados. Esto deberá concretarse todos los meses, a mes vencido antes del día 5. Se podrán hacer pagos semanales por rendiciones parciales, en caso de que al terminar el mes existan diferencias, luego se ajustar<text:span text:style-name="T110">á</text:span>n o compensarán en la rendición final de cada mes.</text:p>
      <text:p text:style-name="P14">El plazo de pago se computará a partir del momento de presentar la factura en legal forma, debidamente conformada con un detalle que exprese la prestación de los servicios oportunamente adjudicados.</text:p>
      <text:p text:style-name="P14">A partir del 1er. mes de cobranza y durante el periodo que dure el contrato se establecerá cuanto es:</text:p>
      <text:p text:style-name="P14"><text:span text:style-name="T119">a) </text:span>E<text:span text:style-name="T110">l</text:span> Porcentaje del Monto Neto que percibirá el concesionario en concepto de canon <text:s/>por la prestación de los servicios.</text:p>
      <text:list xml:id="list111410510691084" text:continue-list="list111409155669576" text:style-name="WW8Num7">
        <text:list-item>
          <text:p text:style-name="P109">El Porcentaje del Monto Neto que se adjudicará al pago del equipamiento, y su mantenimiento preventivo y correctivo.</text:p>
        </text:list-item>
      </text:list>
      <text:p text:style-name="P14"/>
      <text:p text:style-name="P14">5. En el caso que, como consecuencia de algún relevamiento surgiera la necesidad de contratación de equipamiento no contemplado en el presente documento, las partes firmarán la adenda correspondiente donde se especificará el tipo de equipamiento y servicios adicionales a ser incorporados al proyecto y la forma en que el mismo será abonado por parte de la Municipalidad.</text:p>
      <text:p text:style-name="P14"/>
      <text:p text:style-name="P14">6. En el caso de que la Municipalidad, mediante acto administrativo expreso, decidiera dejar de constatar infracciones de tránsito por un periodo determinado, suspender el servicio o rescindir sin causa justificada, deberá igualmente compensar al adjudicatario en forma mensual, y mientras dure dicha restricción y el contrato, con un importe equivalente al promedio de fondos destinados al adjudicatario en los seis (6) meses anteriores a que comenzara a operar la mencionada restricción.</text:p>
      <text:p text:style-name="P14"/>
      <text:p text:style-name="P23"><text:span text:style-name="T64">Artículo 40</text:span><text:span text:style-name="T71">º</text:span><text:span text:style-name="T84">:</text:span><text:span text:style-name="T79"> </text:span><text:span text:style-name="T64">DEL PLAZO DEL CONTRATO Y SU PRÓRROGA</text:span></text:p>
      <text:p text:style-name="P14">El contrato tendrá una vigencia de cinco (5) años que se computarán desde el día de iniciación del servicio.</text:p>
      <text:p text:style-name="P9"><text:soft-page-break/>El plazo podrá ser prorrogado por el Departamento Ejecutivo Municipal por periodos de igual lapso, <text:s/>de acuerdo a lo establecido en la ordenanza 502-CM-95 o la que en el futuro la reemplace, con las especificaciones que se dispongan, y en la medida en que la empresa haya cumplido con los indicadores de calidad de servicio y de gestión previstos en el presente pliego.</text:p>
      <text:p text:style-name="P20"/>
      <text:p text:style-name="P23"><text:span text:style-name="T64">Artículo 41</text:span><text:span text:style-name="T71">º</text:span><text:span text:style-name="T84">: </text:span><text:span text:style-name="T64">DEL INTERCAMBIO DE COMUNICACIONES</text:span></text:p>
      <text:p text:style-name="P14">La comunicación entre la autoridad de aplicación y el adjudicatario se realizará mediante "ORDENES DE SERVICIO", "INFORMES DE SANCIONES" y "ACTAS DE CONSTATACIÓN" que expedirá el primero y "NOTAS DE PEDIDO" que expedirá el segundo.</text:p>
      <text:p text:style-name="P14">Los formularios de las Órdenes de Servicio, Notas de Pedido, Actas de Constatación e Informes de Sanciones serán foliados y con hojas triplicadas en los que las partes dejarán constancia de todas y cada una de las novedades surgidas. Estas comunicaciones serán por escrito y deberán ser registradas cronológicamente por el adjudicatario, en el registro especial que será habilitado, foliado y rubricado por la autoridad de aplicación.</text:p>
      <text:p text:style-name="P14">En los Libros de <text:span text:style-name="T110">Ó</text:span>rdenes de Servicios e Informes de Sanciones, se registrarán las instrucciones pertinentes para la prestación del servicio, las observaciones y/o deficiencias detectadas, como así también todo requerimiento relacionado con el desarrollo del contrato, entregando el duplicado al adjudicatario o su representante, bajo firma en prueba de su notificación.</text:p>
      <text:p text:style-name="P14">En los Libros de Notas de Pedido el adjudicatario formulará las solicitudes, observaciones y respuestas pertinentes a la prestación del servicio o a las exigencias realizadas por la autoridad de aplicación.</text:p>
      <text:p text:style-name="P20"/>
      <text:p text:style-name="P23"><text:span text:style-name="T64">Artículo 42</text:span><text:span text:style-name="T71">º</text:span><text:span text:style-name="T84">:</text:span><text:span text:style-name="T79"> </text:span><text:span text:style-name="T64">DE LA EXTINCI</text:span><text:span text:style-name="T69">Ó</text:span><text:span text:style-name="T64">N DEL CONTRATO</text:span></text:p>
      <text:p text:style-name="P14">El contrato quedará extinguido por:</text:p>
      <text:list xml:id="list3335925333275900599" text:style-name="L3">
        <text:list-item>
          <text:p text:style-name="P114">Expiración del plazo de la concesión o de sus prórrogas.</text:p>
        </text:list-item>
        <text:list-item>
          <text:p text:style-name="P115">Mutuo acuerdo.</text:p>
        </text:list-item>
        <text:list-item>
          <text:p text:style-name="P115">Por razones de orden jurídico o de hecho que, a juicio de la autoridad de aplicación, hagan imposible el cumplimiento del objeto de la concesión.</text:p>
        </text:list-item>
        <text:list-item>
          <text:p text:style-name="P115">Por caducidad dispuesta por el Departamento Ejecutivo Municipal ante el incumplimiento del adjudicatario.</text:p>
        </text:list-item>
      </text:list>
      <text:p text:style-name="P14"/>
      <text:p text:style-name="P14"><text:soft-page-break/>Cuando la causa que determine la extinción anticipada del contrato sea imputable al adjudicatario, la misma tendrá efecto desde el día que la autoridad de aplicación notifique fehacientemente al adjudicatario de tal determinación y en este caso hará perder al mismo el depósito de Garantía de fiel cumplimiento en su totalidad, cualquiera sea el tiempo contractual cumplido con más la carga de los daños y perjuicios ocasionados a la institución.</text:p>
      <text:p text:style-name="P20"/>
      <text:p text:style-name="P23"><text:span text:style-name="T64">Artículo 43</text:span><text:span text:style-name="T71">º</text:span><text:span text:style-name="T64">:</text:span><text:span text:style-name="T79"> </text:span><text:span text:style-name="T64">JURISDICCIÓN. IMPUGNACI</text:span><text:span text:style-name="T70">Ó</text:span><text:span text:style-name="T64">N ADMINISTRATIVA PREVIA. DOMICILIOS</text:span></text:p>
      <text:p text:style-name="P14">Todas las cuestiones que se susciten en relación al cumplimiento del contrato deberán ser sometidas ante tribunales de la Tercera Jurisdicción del Poder Judicial de la Provincia de R<text:span text:style-name="T111">í</text:span>o Negro, previo agotamiento de las vías administrativas que establezca la normativa procedimental aplicable de resultar necesario.</text:p>
      <text:p text:style-name="P14">Ello sin perjuicio de la jurisdicción que compete a los usuarios en su relación con el adjudicatario, en cuyo cayo la responsabilidad será exclusiva y excluyente del adjudicatario.</text:p>
      <text:p text:style-name="P14">A todos los efectos, se considerará como domicilio del adjudicatario el constituido dentro de la ciudad, en oportunidad de suscribir el contrato. La Municipalidad de la ciudad de San Carlos de Bariloche, Provincia de R<text:span text:style-name="T112">í</text:span>o Negro constituye su domicilio en Centro Cívico S/N de la ciudad de San Carlos de Bariloche, Provincia de R<text:span text:style-name="T112">í</text:span>o Negro. Los domicilios se reputarán válidos hasta la notificación fehaciente de su modificación.</text:p>
      <text:p text:style-name="P14"/>
      <text:p text:style-name="P23"><text:span text:style-name="T64">Artículo 44</text:span><text:span text:style-name="T71">º</text:span><text:span text:style-name="T64">:</text:span><text:span text:style-name="T79"> POTESTADES DE LA MUNICIPALIDAD</text:span></text:p>
      <text:p text:style-name="P14">La Municipalidad de San Carlos de Bariloche conserva todas las potestades públicas que le competen en relación a la materia objeto del contrato, sin lugar a impugnación alguna por parte del adjudicatario, entre ellas:</text:p>
      <text:p text:style-name="P16"><text:span text:style-name="T80">Modificaciones:</text:span><text:span text:style-name="T79"> Durante el plazo del contrato la autoridad de aplicación podrá, por acreditadas razones, producir las modificaciones estructurales del sistema que surjan del monitoreo permanente del mismo, de acuerdo a criterios de flexibilidad que la dinámica del sistema requiere, a efectos de lograr la más eficiente prestación.</text:span><text:bookmark text:name="page8"/></text:p>
      <text:p text:style-name="P16"><text:span text:style-name="T80">Auditoría empresarial:</text:span><text:span text:style-name="T79"> Obtener del adjudicatario en el momento que se disponga todos los registros contables, y toda otra documentación que respalde la actividad del mismo y que posibiliten auditar el desarrollo del contrato en el tiempo y forma que determine la autoridad de aplicación, ya sea por sí o a través de auditores externos que designe al efecto. Asimismo, podrá exigir el acceso y la compulsa de </text:span><text:soft-page-break/><text:span text:style-name="T79">todos los registros y antecedentes contables, económicos y financieros, así como de toda documentación técnica, comercial u operativa.</text:span></text:p>
      <text:p text:style-name="P20"/>
      <text:p text:style-name="P23"><text:span text:style-name="T64">Artículo 45</text:span><text:span text:style-name="T71">º</text:span><text:span text:style-name="T84">:</text:span><text:span text:style-name="T79"> </text:span><text:span text:style-name="T64">DE LAS POTESTADES DE CONTROL</text:span></text:p>
      <text:p text:style-name="P14">Las facultades de fiscalización, supervisión, inspección y auditoría del mantenimiento y operación del servicio; y de las instalaciones y bienes comprendidos y/o afectados, estará a cargo de la autoridad de aplicación, quien podrá contar con la asistencia de empresas u organizaciones gubernamentales o no gubernamentales o auditores externos, especialmente contratados al efecto<text:bookmark text:name="page10"/>.</text:p>
      <text:p text:style-name="P20"/>
      <text:p text:style-name="P23"><text:span text:style-name="T64">Artículo 46</text:span><text:span text:style-name="T72">º</text:span><text:span text:style-name="T84">:</text:span><text:span text:style-name="T79"> </text:span><text:span text:style-name="T64">DE LOS MECANISMOS DE CONTROL</text:span></text:p>
      <text:p text:style-name="P14">La autoridad de aplicación establecerá mecanismos de control pertinentes a los efectos de velar por el cumplimiento de los requisitos de calidad en la prestación del servicio y de monitorear la evolución general del SISTEMA DE CONTROL DE ACCESOS PARA ÁREAS URBANAS. <text:s/></text:p>
      <text:p text:style-name="P20"/>
      <text:p text:style-name="P23"><text:span text:style-name="T64">Artículo 47</text:span><text:span text:style-name="T72">º</text:span><text:span text:style-name="T84">:</text:span><text:span text:style-name="T79"> </text:span><text:span text:style-name="T64">DE LA INTERRUPCIÓN DEL SERVICIO</text:span></text:p>
      <text:p text:style-name="P14">Estará a cargo del <text:span text:style-name="T112">a</text:span>djudicatario la obligación de mantener la regularidad y continuidad de los servicios.</text:p>
      <text:p text:style-name="P14"/>
      <text:p text:style-name="P23"><text:span text:style-name="T64">Artículo 48</text:span><text:span text:style-name="T72">º</text:span><text:span text:style-name="T64">:</text:span><text:span text:style-name="T79"> </text:span><text:span text:style-name="T64">DE LA CADUCIDAD</text:span></text:p>
      <text:p text:style-name="P34">El Departamento Ejecutivo Municipal podrá disponer la caducidad del contrato con pérdida de la garantía o su ejecución y recuperación e incautación de los bienes para asegurar la prestación del servicio, cuando mediare alguna de las siguientes causas, notificadas fehacientemente por la autoridad de aplicación:</text:p>
      <text:p text:style-name="P34"/>
      <text:p text:style-name="P34">a. Cuando el adjudicatario sea culpable de fraude, negligencia grave o contravenga las obligaciones y condiciones estipuladas en el Pliego de Condiciones Generales, en el contrato y en las disposiciones legales que regulan la materia objeto del contrato.</text:p>
      <text:p text:style-name="P34">b. Cuando por causas imputables al adjudicatario se suspendieren los servicios en forma total durante SEIS (6) días consecutivos, sin que medie causa debidamente justificada por la autoridad de aplicación.</text:p>
      <text:p text:style-name="P34">c. Por transferencia o cesión parcial del contrato, sin consentimiento previo y expreso del Departamento Ejecutivo Municipal. <text:s/></text:p>
      <text:p text:style-name="P34"><text:soft-page-break/>d. Por deficiencias graves reiteradas en el servicio, fehacientemente comprobadas y notificadas al adjudicatario.</text:p>
      <text:p text:style-name="P34">e. <text:span text:style-name="T112">P</text:span>or concurso o quiebra declarada del adjudicatario.</text:p>
      <text:p text:style-name="P34">f. Cuando no reintegrare en término el depósito de garantía del contrato, los montos deducidos por multas aplicadas o no lo mantuviere actualizado.</text:p>
      <text:p text:style-name="P34">g. Cuando el adjudicatario suprima o modifique total o parcialmente los servicios concedidos y diagramados por la autoridad de aplicación, sin el consentimiento expreso de <text:span text:style-name="T112">e</text:span>sta.</text:p>
      <text:p text:style-name="P34">h. Por falta de actualización o en su caso integración de la garantía de ejecución del contrato, o falta de constitución o mantenimiento de los seguros exigidos.</text:p>
      <text:p text:style-name="P34">i. Por falseamiento de informaciones, datos o antecedentes proporcionados a la autoridad de aplicación, adulteración de registración y toda otra actitud que tenga por efecto viciar de error una decisión administrativa o proporcionar al adjudicatario beneficios económicos indebidos.</text:p>
      <text:p text:style-name="P34">j. Cuando se comprobare el reiterado incumplimiento de las normas de mantenimiento e higiene de las máquinas, equipos, instrumentos, instalaciones, edificios, y cualquier otro elemento afectado a la prestación del servicio.</text:p>
      <text:p text:style-name="P34">k. Cuando por causas imputables al adjudicatario se generaren situaciones que alteren el orden como disturbios en la vía pública o interrupciones a la circulación del tránsito.</text:p>
      <text:p text:style-name="P34"><text:span text:style-name="T121">l</text:span>. Por incumplimientos reiterados ante requerimientos, o respuestas defectuosas a Órdenes de Servicios, o pedidos de informes, o impedimentos a la realización de auditorías por agentes municipales o auditores externos.</text:p>
      <text:p text:style-name="P34">Ante los casos mencionados, <text:span text:style-name="T113">l</text:span>a Municipalidad, notificará fehacientemente al concesionario, para posibilitar la resolución del conflicto y en caso de no solucionarse la situación planteada, el Municipio tomará las medidas pertinentes.</text:p>
      <text:p text:style-name="P20"/>
      <text:p text:style-name="P23"><text:span text:style-name="T64">Artículo 49</text:span><text:span text:style-name="T72">º</text:span><text:span text:style-name="T84">:</text:span><text:span text:style-name="T79"> </text:span><text:span text:style-name="T64">DE LA RETRIBUCIÓN DE LOS SERVICIOS PRESTADOS Y PAGO DE LOS SERVICIOS</text:span></text:p>
      <text:p text:style-name="P16"><text:span text:style-name="T79">La Municipalidad elegirá una entidad recaudadora del tipo de“Cuenta Digital”, para permitir que los pagos puedan realizarse por diferentes bocas (Pago Fácil, Rapipago, bancos, etc.) el adjudicatario tendrá derecho a supervisar los movimientos de las cuentas y desde estas, se podrá transferir, previa factura, lo</text:span><text:span text:style-name="T80"> adjudicado a los pagos que correspondan, </text:span><text:span text:style-name="T79">según los porcentajes estipulados en el contrato.</text:span></text:p>
      <text:p text:style-name="P20"/>
      <text:p text:style-name="P23"><text:soft-page-break/><text:span text:style-name="T64">Artículo 50</text:span><text:span text:style-name="T72">º</text:span><text:span text:style-name="T84">:</text:span><text:span text:style-name="T79"> </text:span><text:span text:style-name="T64">DE LOS DEBERES DEL ADJUDICATARIO</text:span></text:p>
      <text:p text:style-name="P15">Son deberes del adjudicatario, en general, todos los establecidos en el presente pliego, en el contrato y en las instrucciones que imparta la autoridad de aplicación. En especial, deberá:</text:p>
      <text:list xml:id="list2895843976753936763" text:style-name="L4">
        <text:list-item>
          <text:p text:style-name="P116">Cumplir las disposiciones legales relativas a higiene y seguridad en el trabajo y las disposiciones de carácter laboral y previsional.</text:p>
        </text:list-item>
        <text:list-item>
          <text:p text:style-name="P117">Cumplir con los programas de capacitación comprometidos en la oferta.</text:p>
        </text:list-item>
        <text:list-item>
          <text:p text:style-name="P117">Contar en todo momento con un representante legal, con facultades suficientes para obligar al adjudicatario, el que deberá acreditarse ante la autoridad de aplicación.</text:p>
        </text:list-item>
        <text:list-item>
          <text:p text:style-name="P117">Utilizar todos los medios técnicos comprometidos, pudiendo incorporar previa autorización de la autoridad de aplicación, los recursos, sistemas y métodos que aconsejen la evolución técnica del servicio.</text:p>
        </text:list-item>
        <text:list-item>
          <text:p text:style-name="P117">Adoptar recaudos para evitar alteraciones del orden por parte de su personal y situaciones de cualquier tipo que perjudiquen la tranquilidad pública, el orden y la seguridad de las personas; así como responder civil y administrativamente por el personal de su dependencia durante el desarrollo de la actividad laboral, por actos vinculados a <text:span text:style-name="T114">e</text:span>sta.</text:p>
        </text:list-item>
        <text:list-item>
          <text:p text:style-name="P117">Encuadrar la operación y funcionamiento total de la empresa dentro de la normativa municipal y las instrucciones de la autoridad de aplicación.</text:p>
        </text:list-item>
        <text:list-item>
          <text:p text:style-name="P117">Aceptar las instrucciones y modificaciones que dispusiere la autoridad de aplicación.</text:p>
        </text:list-item>
        <text:list-item>
          <text:p text:style-name="P117">Informar inmediatamente de conocido cualquier hecho o circunstancias que pudiera incidir en la normal prestación de los servicios y dentro de la VEINTICUATRO (24) horas corridas producir cualquier informe que se solicite por la autoridad de aplicación.</text:p>
        </text:list-item>
        <text:list-item>
          <text:p text:style-name="P117">Mantener la continuidad y regularidad de los servicios bajo las pautas establecidas en el presente pliego y el contrato.</text:p>
        </text:list-item>
        <text:list-item>
          <text:p text:style-name="P117">Someterse a las inspecciones y controles de cualquier tipo que disponga la autoridad de aplicación, tanto con relación al servicio como al funcionamiento de la empresa o sociedad, incluida la contabilidad y los sistemas y tecnologías de información y comunicación.</text:p>
        </text:list-item>
        <text:list-item>
          <text:p text:style-name="P117">Responder en forma exclusiva por cualquier daño que pudiere ocasionarse a terceros y/o sus bienes, así como al personal bajo su dependencia y material rodante e instalaciones a su cargo.</text:p>
        </text:list-item>
        <text:list-item>
          <text:p text:style-name="P117"><text:soft-page-break/>El Adjudicatario deberá contratar un seguro que cubra los riesgos de responsabilidad del trabajo y/o enfermedades profesionales, que implique cobertura de todo el personal a su cargo, afectado al servicio, sobre el total de las obligaciones emergentes de las leyes de trabajo y de la seguridad social.<text:bookmark text:name="page30"/></text:p>
        </text:list-item>
        <text:list-item>
          <text:p text:style-name="P117">Mantener la infraestructura exigida en el presente pliego.</text:p>
        </text:list-item>
        <text:list-item>
          <text:p text:style-name="P118"><text:span text:style-name="T14">Cumplir con lo comprometido en la oferta respecto al sistema de información y comunicación con el usuario</text:span><text:span text:style-name="T15">.</text:span></text:p>
        </text:list-item>
      </text:list>
      <text:p text:style-name="P20"/>
      <text:p text:style-name="P23"><text:span text:style-name="T64">Artículo 51</text:span><text:span text:style-name="T72">º</text:span><text:span text:style-name="T84">:</text:span><text:span text:style-name="T79"> </text:span><text:span text:style-name="T64">DE LOS DEBERES TRIBUTARIOS Y PREVISIONALES QUE RIGEN LA ACTIVIDAD</text:span></text:p>
      <text:p text:style-name="P14">Estarán a cargo del concesionario todos los impuestos, tasas, contribuciones o gravámenes en general, presentes o futuros, ya sean nacionales, provinciales o municipales, que graven al adjudicatario, sus inmuebles, instalaciones y/o equipos, o a la actividad que desarrolle por la prestación de los servicios de que trata esta licitación, salvo aquellas expresamente exceptuadas en el presente pliego.</text:p>
      <text:p text:style-name="P20"/>
      <text:p text:style-name="P23"><text:span text:style-name="T64">Artículo 52</text:span><text:span text:style-name="T72">º</text:span><text:span text:style-name="T84">:</text:span><text:span text:style-name="T79"> </text:span><text:span text:style-name="T64">DE LA PROHIBICIÓN DE LA TRANSFERENCIA DEL CONTRATO</text:span></text:p>
      <text:p text:style-name="P14">El contrato no podrá ser cedido o transferido por el adjudicatario a terceros, sin el consentimiento expreso del Departamento Ejecutivo Municipal.</text:p>
      <text:p text:style-name="P20"/>
      <text:p text:style-name="P23"><text:span text:style-name="T64">Artículo 53</text:span><text:span text:style-name="T72">º</text:span><text:span text:style-name="T84">: </text:span><text:span text:style-name="T64">DEL PROGRAMA DE CAPACITACIÓN DEL PERSONAL</text:span></text:p>
      <text:p text:style-name="P14">El adjudicatario deberá presentar un programa de capacitación del personal al inicio de la ejecución del contrato.</text:p>
      <text:p text:style-name="P14"><text:bookmark text:name="page32"/><text:bookmark text:name="page31"/><text:bookmark text:name="page33"/></text:p>
      <text:p text:style-name="P23"><text:span text:style-name="T64">Artículo 54</text:span><text:span text:style-name="T72">º</text:span><text:span text:style-name="T64">:</text:span><text:span text:style-name="T79"> DEL RÉGIMEN DE PENALIDADES</text:span></text:p>
      <text:p text:style-name="P14">Las infracciones cometidas por la adjudicataria, incumpliendo cualquier cláusula del contrato, del pliego, de las normativas vigentes o de las instrucciones emanadas de la autoridad de aplicación, podrán ser sancionadas con penas de multas y/o caducidad.</text:p>
      <text:p text:style-name="P16"><text:span text:style-name="T79">Las multas serán fijadas sobre la base de una UNIDAD FIJA –UF- Los valores de dichas multas oscilarán desde un mínimo de CINCUENTA UF (50) a un máximo de MIL QUINIENTAS UF (1.500). </text:span>V<text:span text:style-name="T79">alor de la Unidad Fija, (UF: igual a un litro de nafta especial, según lo informado por el Automóvil Club Argentino para las estaciones del territorio de la Provincia de R</text:span><text:span text:style-name="T82">í</text:span><text:span text:style-name="T79">o Negro), valor que el Departamento </text:span><text:soft-page-break/><text:span text:style-name="T79">Ejecutivo tomará como referencia para las multas que se detallan a continuación.</text:span></text:p>
      <text:p text:style-name="P14"><text:s/>Las multas especialmente previstas en los incisos que siguen a continuación tendrán el monto establecido en cada caso:</text:p>
      <text:p text:style-name="P14">La transferencia de los derechos emergentes de la adjudicación violando las disposiciones expresas en las reglamentaciones vigentes o en contradicción con lo establecido en el pliego, será penado con multa de hasta 1.500 unidades de UF.</text:p>
      <text:p text:style-name="P14">El abandono de los servicios sin la previa autorización de la autoridad de aplicación, será penado con una multa de hasta 1.500 UF.</text:p>
      <text:p text:style-name="P14">La omisión de contratar los seguros, en la forma establecida en las normas para la prestación del servicio, será penada con una multa de hasta 1.000 UF.</text:p>
      <text:p text:style-name="P14">El retiro de las instalaciones -parque móvil, informático, <text:span text:style-name="T109">hardware, software</text:span>, cinemómetros y semáforos- sin la previa y expresa autorización de la autoridad de aplicación, será sancionada con una multa de hasta 1.500 UF.</text:p>
      <text:p text:style-name="P20">Infracciones relativas a las relaciones de las empresas con la Municipalidad.</text:p>
      <text:p text:style-name="P14">La presentación falsa o incorrecta de datos u otros elementos requeridos por los organismos de control y fiscalización, será penada con una multa de hasta 1500 UF. Cuando los datos falsos o incorrectos hubieran sido consignados en los Estados patrimoniales, Balances generales o el resultado de la explotación, la irregularidad será penada con multa de hasta 500 UF.</text:p>
      <text:p text:style-name="P14">La no concurrencia a citaciones emanadas de los organismos de control y fiscalización, será penada con una multa de hasta 150 UF.</text:p>
      <text:p text:style-name="P14">Los actos que importen desconocimiento de las atribuciones de los organismos de control y fiscalización como de su personal autorizado, el trato desconsiderado a <text:span text:style-name="T115">e</text:span>stos o el entorpecimiento de sus tareas, serán penados con una multa de hasta 1000 UF.</text:p>
      <text:p text:style-name="P14">La falta de presentación en término de informes a los que está obligada la empresa, será penada con una multa de hasta 150 UF.</text:p>
      <text:p text:style-name="P34">Ante los casos mencionados, <text:span text:style-name="T115">l</text:span>a Municipalidad, notificará fehacientemente al concesionario, para posibilitar la resolución del conflicto y en caso de no solucionarse la situación planteada, el Municipio tomará las medidas pertinentes.</text:p>
      <text:p text:style-name="P14"/>
      <text:p text:style-name="P26"><text:span text:style-name="T63">Artículo 55</text:span><text:span text:style-name="T78">º</text:span><text:span text:style-name="T83">:</text:span> <text:span text:style-name="T63">DEL PROCEDIMIENTO DE APLICACIÓN DE PENALIDADES</text:span></text:p>
      <text:p text:style-name="P14">La aplicación de las penalidades previstas en el presente capítulo se efectuará por “Acta de Infracción”, para que el concesionario proceda a formular descargo ante la <text:soft-page-break/>autoridad de aplicación dentro de los CINCO (5) días, luego de ser fehacientemente notificado.</text:p>
      <text:p text:style-name="P14">La autoridad de aplicación resolverá en el plazo de CINCO (5) días hábiles de presentado el descargo, o de vencido el plazo para hacerlo, y en su caso notificará el correspondiente “Informe de Sanción” al Tribunal Administrativo de Faltas. La autoridad también podrá de oficio habilitar días y horas inhábiles.</text:p>
      <text:p text:style-name="P14">En caso de disconformidad del adjudicatario, deberá proceder conforme las normas establecidas <text:s/>por la Ley de Procedimientos Administrativos de Municipalidad de San Carlos de Bariloche. (Ordenanzas 20-I-78 y 21-I-78). El recurso que interpusiere el adjudicatario no suspenderá la ejecutoriedad de la sanción.</text:p>
      <text:p text:style-name="P14">A tal efecto, tanto el “Informe de Sanción” como la resolución detentan ejecutoriedad. La autoridad de aplicación podrá comunicar inmediatamente la sanción a la Secretaría de Hacienda, para proceder a descontar las multas de la garantía de fiel cumplimiento, o remitir las actuaciones a los órganos competentes para su ejecución.</text:p>
      <text:p text:style-name="P14">Para que el caso fortuito o la fuerza mayor puedan eximir de responsabilidad al adjudicatario, deberán estar debidamente documentados, ser puestos en conocimiento de la autoridad de aplicación dentro de los DOS (2) días hábiles de ocurrido, y ser aceptados por ésta.</text:p>
      <text:p text:style-name="P22"/>
      <text:p text:style-name="P31">ANEXO I</text:p>
      <text:p text:style-name="P28">PLANILLA DE COTIZACIÓN</text:p>
      <text:p text:style-name="P28"/>
      <table:table table:name="Tabla6" table:style-name="Tabla6">
        <table:table-column table:style-name="Tabla6.A"/>
        <table:table-column table:style-name="Tabla6.B"/>
        <table:table-row table:style-name="Tabla6.1">
          <table:table-cell table:style-name="Tabla6.A1" office:value-type="string">
            <text:p text:style-name="P16"><text:span text:style-name="T79">Lo producido por las multas efectivamente cobradas en cualquiera de todas las instancias (administrativa, prejudicial y judicial), conformará el Ingreso Bruto Total por Multas, luego se deducirá un monto denominado Fondo Asignado a Notificación de Infracciones, el mencionado Fondo será igual al importe que resulte por darle el valor máximo de una (1) UF, a cada acta o resolución notificada en el mes, una vez restado lo adjudicado al Fondo Asignado a Notificación de Infracciones, se asignará un cinco por ciento (5 %) a un Fondo de Seguridad y Educación Vial, el que se adjudicará para productos y acciones relacionadas al tema, el monto resultante será considerado el Monto Neto a distribuir entre “LAS PARTES”. </text:span><text:span text:style-name="T11">La cotización deberá consignar que porcentajes del mencionado monto neto, se oferta adjudicar a cada concepto:</text:span></text:p>
          </table:table-cell>
          <table:table-cell table:style-name="Tabla6.B1" office:value-type="string">
            <text:p text:style-name="P18"/>
          </table:table-cell>
        </table:table-row>
        <table:table-row table:style-name="Tabla6.2">
          <table:table-cell table:style-name="Tabla6.A2" table:number-columns-spanned="2" office:value-type="string">
            <text:p text:style-name="P25">Concepto</text:p>
          </table:table-cell>
          <table:covered-table-cell/>
        </table:table-row>
        <table:table-row table:style-name="Tabla6.3">
          <table:table-cell table:style-name="Tabla6.A3" table:number-columns-spanned="2" office:value-type="string">
            <text:p text:style-name="P19">1. El porcentaje del monto neto que percibirá LA MUNICIPALIDAD por concesionar el servicio.</text:p>
          </table:table-cell>
          <table:covered-table-cell/>
        </table:table-row>
        <table:table-row table:style-name="Tabla6.3">
          <table:table-cell table:style-name="Tabla6.A3" table:number-columns-spanned="2" office:value-type="string">
            <text:p text:style-name="P19">2. E<text:span text:style-name="T115">l</text:span> porcentaje del monto neto que percibirá EL CONCESIONARIO en concepto de canon por la prestación de los servicios.</text:p>
          </table:table-cell>
          <table:covered-table-cell/>
        </table:table-row>
        <table:table-row table:style-name="Tabla6.3">
          <table:table-cell table:style-name="Tabla6.A5" table:number-columns-spanned="2" office:value-type="string">
            <text:p text:style-name="P19">3. El Porcentaje del monto neto que se adjudicará al pago del equipamiento, su renovación y su mantenimiento preventivo y correctivo.</text:p>
          </table:table-cell>
          <table:covered-table-cell/>
        </table:table-row>
      </table:table>
      <text:p text:style-name="P10"/>
      <text:list xml:id="list4631787291776770814" text:style-name="WW8Num1">
        <text:list-item>
          <text:p text:style-name="P111">La mencionada Cotización deberá repetirse al final, en número y letras, firmándola y sellándola de conformidad.</text:p>
        </text:list-item>
      </text:list>
      <text:p text:style-name="P22"/>
      <text:p text:style-name="P31"/>
      <text:p text:style-name="P22">ANEXO II</text:p>
      <text:p text:style-name="P22"/>
      <text:p text:style-name="P50">De la propuesta técnica operativa</text:p>
      <text:p text:style-name="P14"/>
      <text:p text:style-name="P14">El oferente deberá consignar con certeza la siguiente información:</text:p>
      <text:p text:style-name="P14">A) En relación a los elementos ofrecidos, consignar nómina del parque móvil, informático, <text:span text:style-name="T109">hardware</text:span> y <text:span text:style-name="T109">software</text:span> a afectar a los servicios, con especificación de la cantidad de unidades, marca, modelo, año y características de los mismos.</text:p>
      <text:p text:style-name="P14">La antigüedad promedio del parque móvil, informático, <text:span text:style-name="T109">hardware</text:span> y <text:span text:style-name="T109">software</text:span> que se afecte al servicio no podrá superar los cinco (5) años.</text:p>
      <text:p text:style-name="P14">La edad máxima de los elementos de informática, <text:span text:style-name="T109">hardware</text:span> y <text:span text:style-name="T109">software</text:span> individualmente considerados no podrá superar los cinco (5) años.</text:p>
      <text:p text:style-name="P14">En ambos casos se tomará como referencia el último día del mes inmediato anterior al de la fecha de presentación de la oferta.</text:p>
      <text:p text:style-name="P14">Todas las unidades y equipamientos ofrecidos deberán ser de propiedad del oferente al momento de la prestación de los servicios. A tal efecto, en caso de adjudicación, se exigirá dentro de los 90 días próximos a la adjudicación, la inscripción en el Registro de la Propiedad Automotor respectivo y/o factura de compra que acredite la propiedad de los vehículos y los dispositivos a afectar a la concesión.</text:p>
      <text:p text:style-name="P14"/>
      <text:p text:style-name="P14">B) Antecedentes tecnológicos y experiencia en el ramo en un todo de acuerdo a lo establecido en el presente Pliego de Bases y Condiciones Particulares. Se adjuntarán los documentos que permitan corroborar los antecedentes que demuestren - por parte del oferente - experiencia en la prestación de servicios de características similares, en otras municipalidades donde se desarrollen controles de tránsito con Autorización de Vialidad Nacional y/o Disposición de la Agencia Nacional de Seguridad Vial.</text:p>
      <text:p text:style-name="P14"/>
      <text:p text:style-name="P14">C) Para decidir la adjudicación, la Municipalidad de San Carlos de Bariloche tendrá en cuenta los siguientes puntos que serán considerados para la evaluación y ponderación de las ofertas:</text:p>
      <text:p text:style-name="P76">I.- Precio cotizado.</text:p>
      <text:p text:style-name="P78">II- Solvencia técnica.</text:p>
      <text:p text:style-name="P78">III- Solvencia financiera.</text:p>
      <text:p text:style-name="P78">IV- Antecedentes de la firma oferente.</text:p>
      <text:p text:style-name="P14"><text:soft-page-break/>La evaluación de los puntos mencionados será efectuada de acuerdo a lo establecido en el presente Pliego de Bases y Condiciones Particulares.</text:p>
      <text:p text:style-name="P14"/>
      <text:p text:style-name="P20"><text:span text:style-name="T83">I.- </text:span>Precio cotizado.</text:p>
      <text:p text:style-name="P16"><text:span text:style-name="T79">Lo producido por las multas efectivamente cobradas en cualquiera de todas las instancias (administrativa, prejudicial y judicial) conformará el Ingreso Bruto Total por Multas, luego se deducirá un monto denominado Fondo Asignado a Notificación de Infracciones, el mencionado Fondo será igual o menor al importe que resulte por darle el valor de una (1) UF a cada acta o resolución notificada en el mes, una vez restado lo adjudicado al Fondo Asignado a Notificación de Infracciones, se asignará un cinco por ciento (5 %) a un Fondo de Seguridad y Educación Vial, el que se adjudicará para productos y acciones relacionadas al tema y el monto resultante será considerado el </text:span><text:span text:style-name="T10">Monto Neto</text:span><text:span text:style-name="T79"> a distribuir entre “LAS PARTES”. </text:span></text:p>
      <text:p text:style-name="P14">La cotización deberá consignar la Adjudicación de Porcentajes del Monto Neto:</text:p>
      <text:list xml:id="list983578795689343579" text:style-name="WW8Num4">
        <text:list-item>
          <text:list>
            <text:list-item>
              <text:p text:style-name="P110"><text:s/>El porcentaje del Monto Neto que percibirá LA MUNICIPALIDAD por concesionar el servicio.</text:p>
            </text:list-item>
            <text:list-item>
              <text:p text:style-name="P110"><text:s/>E<text:span text:style-name="T116">l</text:span> porcentaje del Monto Neto que percibirá EL CONCESIONARIO en concepto de canon por la prestación de los servicios.</text:p>
            </text:list-item>
            <text:list-item>
              <text:p text:style-name="P110"><text:s/>El porcentaje del Monto Neto que se adjudicará al pago del equipamiento, su renovación y el mantenimiento preventivo y correctivo.</text:p>
            </text:list-item>
          </text:list>
        </text:list-item>
      </text:list>
      <text:p text:style-name="P26"/>
      <text:p text:style-name="P6"><text:span text:style-name="T80">El oferente podrá plantear en la oferta hacerse cargo de abonar el costo de correo por las notificaciones que fueran realizadas fuera del ejido municipal de San Carlos de Bariloche. Luego la Municipalidad, reintegrará a mes vencido lo abonado por este concepto, tal como consta en la presente, con los recursos asignados al </text:span><text:span text:style-name="T79">Fondo para Notificación de Infracciones</text:span><text:span text:style-name="T80">.</text:span></text:p>
      <text:p text:style-name="P7"/>
      <text:p text:style-name="P20">II.- Solvencia Técnica.</text:p>
      <text:p text:style-name="P14">Se certificará en este rubro específicamente las bondades tecnológicas del conjunto de equipamientos, redes, <text:span text:style-name="T109">hardware</text:span> y <text:span text:style-name="T109">software</text:span>, antecedentes profesionales que el postulante del servicio y sus proveedores esté en condiciones de ofrecer en función directa de la operatividad del sistema por cuanto se entiende que de dicho activo dependerá el nivel de eficiencia y eficacia en la prestación del servicio que motiva la licitación. La eficiencia en el sistema de detección de faltas e incumplimientos a <text:soft-page-break/>las normas de tránsito, y el equipamiento integrado a este fin será preponderante.</text:p>
      <text:p text:style-name="P14">En la asignación de puntos para este rubro será indispensable, en el caso de los cinemómetros, la aprobación de modelo por Metrología Legal y su inscripción en los Registros correspondientes.</text:p>
      <text:p text:style-name="P16"><text:span text:style-name="T79">La asignación de puntaje se efectuará sobre las </text:span><text:span text:style-name="T86">siguientes características técnicas</text:span><text:span text:style-name="T79">:</text:span></text:p>
      <text:p text:style-name="P20"/>
      <text:p text:style-name="P20">Procesamiento de información, logística e instalación: <text:s/></text:p>
      <text:p text:style-name="P33"><text:span text:style-name="Ninguno"><text:span text:style-name="T44">- Procesar toda la documentación, información, datos y/o imágenes de todos los documentos y archivos informáticos </text:span></text:span><text:span text:style-name="Ninguno"><text:span text:style-name="T54">correspondientes a la constataci</text:span></text:span><text:span text:style-name="Ninguno"><text:span text:style-name="T55">ó</text:span></text:span><text:span text:style-name="Ninguno"><text:span text:style-name="T54">n de presuntas infracciones.</text:span></text:span></text:p>
      <text:p text:style-name="P33"><text:span text:style-name="Ninguno"><text:span text:style-name="T44">- Realizar la impresión de los siguientes documentos: formularios correspondientes a las Actas de Infracción, C</text:span></text:span><text:span text:style-name="Ninguno"><text:span text:style-name="T56">é</text:span></text:span><text:span text:style-name="Ninguno"><text:span text:style-name="T44">dulas de Notificación, Resoluciones y Títulos de Deuda, necesarios para desarrollar las gestiones de cobro de infracciones tránsito</text:span></text:span><text:span text:style-name="Ninguno"><text:span text:style-name="T57">.</text:span></text:span></text:p>
      <text:p text:style-name="P33"><text:span text:style-name="Ninguno"><text:span text:style-name="T57">- </text:span></text:span><text:span text:style-name="Ninguno"><text:span text:style-name="T44">Hacerse cargo de la logística para transportar hasta el correo las notificaciones que sean necesarias en el proceso administrativo fuera del ejido de la Municipalidad de San Carlos de Bariloche (C</text:span></text:span><text:span text:style-name="Ninguno"><text:span text:style-name="T56">é</text:span></text:span><text:span text:style-name="Ninguno"><text:span text:style-name="T44">dulas de Notificación y Resoluciones). </text:span></text:span></text:p>
      <text:p text:style-name="P33"><text:span text:style-name="Ninguno"><text:span text:style-name="T44">- </text:span></text:span><text:span text:style-name="Ninguno"><text:span text:style-name="T54">Permitir al Municipio durante la vigencia del contrato</text:span></text:span><text:span text:style-name="Ninguno"><text:span text:style-name="T44"> el acceso al sistema informático mediante el otorgamiento de claves necesarias, las cuales le permitirán trabajar con el </text:span></text:span><text:span text:style-name="Ninguno"><text:span text:style-name="T53">software</text:span></text:span><text:span text:style-name="Ninguno"><text:span text:style-name="T44"> mencionado, así como también el seguimiento de las gestiones de cobro de todas las infracciones de tránsito constatadas en el marco del presente instrumento convencional.</text:span></text:span></text:p>
      <text:p text:style-name="P33"><text:span text:style-name="Ninguno"><text:span text:style-name="T44">- </text:span></text:span><text:span text:style-name="Ninguno"><text:span text:style-name="T54">Entregar al Municipio </text:span></text:span><text:span text:style-name="Ninguno"><text:span text:style-name="T44">una vez finalizado el contrato</text:span></text:span><text:span text:style-name="Ninguno"><text:span text:style-name="T57">, un archivo inform</text:span></text:span><text:span text:style-name="Ninguno"><text:span text:style-name="T44">ático con los datos del estado de cada una de las infracciones procesadas hasta ese momento.</text:span></text:span></text:p>
      <text:p text:style-name="P33"><text:span text:style-name="Ninguno"><text:span text:style-name="T44">- </text:span></text:span><text:span text:style-name="T44">Instalar en zonas de alto tránsito, tótems con pantallas visuales tipo LED y radares, para la visualización de velocidades. Según los términos expresados en la Oferta.</text:span></text:p>
      <text:p text:style-name="P20"/>
      <text:p text:style-name="P20">Cinemómetros fijos</text:p>
      <text:p text:style-name="P10">- La tecnología de los equipamientos de detección de velocidad y flujo vehicular ofrecidos deberán ser para los de tipo fijo, solamente automáticos. Deberán contar con dispositivos de registro y almacenamiento automático de imágenes y de datos, relativos a la fiscalización de velocidad de cualquier tipo de vehículo automotor y deberán almacenar datos relativos al flujo vehicular.</text:p>
      <text:p text:style-name="P10">- Los cinemómetros deben ser de fabricación preferentemente nacional y estar homologados según reglamentación descripta en este artículo.</text:p>
      <text:p text:style-name="P10">- <text:s/>El registro gráfico deberá contar con doble sistema de autenticación de capturas (marca de agua o firma digital y encriptación) y las mismas deberán descargarse por <text:soft-page-break/>una conexión de red cableada o inalámbrica.</text:p>
      <text:p text:style-name="P10">- El tamaño en p<text:span text:style-name="T117">í</text:span>xeles del dominio, en el registro gráfico no debe ser menor al 3% del total de pixeles de la imagen para evitar su pixelado al momento de la impresión.</text:p>
      <text:p text:style-name="P10">- El oferente deberá adjuntar a la oferta fotografías de presunciones de infracción diurna y nocturna, capturadas por equipos operativos similares a los ofertados.</text:p>
      <text:p text:style-name="P10">- El cinemómetro fijo deberá contar con un <text:span text:style-name="T109">display</text:span> de gran tamaño para permitir que el conductor visualice la velocidad a la cual está circulando. Para evitar reclamos, la velocidad exhibida deberá ser medida por el cinemómetro.</text:p>
      <text:p text:style-name="P10">- Los equipos deberán generar en forma automática un Registro de Estadísticas del operativo por día y por rango de horas, que deberá especificar como mínimo: cantidad de infractores, cantidad de no infractores y velocidad promedio de los infractores.</text:p>
      <text:p text:style-name="P10">- El sistema de los cinemómetros fijos deberá permitir trabajar con un enlace inalámbrico que realizar operativos con detención de los vehículos que superen la velocidad máxima permitida.</text:p>
      <text:p text:style-name="P10">- El equipamiento debe tener capacidad de funcionamiento las 24 (veinticuatro) horas del día, indistintamente de las condiciones meteorológicas, de luminosidad o falta de energía eléctrica.</text:p>
      <text:p text:style-name="P10">- En operaciones nocturnas, deberá utilizar iluminadores que garanticen imágenes de calidad y no perjudique la visión de los conductores por encandilamiento. Se sugiere el uso de iluminadores infrarrojos.</text:p>
      <text:p text:style-name="P10">- Las instalaciones fijas deberán poseer una estructura rígida, resistente a intemperies, así como a corrosión de líquidos, oxidación, incendios y protección contra armas de fuego de bajo calibre. Deberá poseer protección anti vandalismo que dificulte el acceso a los compartimientos internos del equipo.</text:p>
      <text:p text:style-name="P10">- Los equipos que trabajen con 220V CA deberán poseer circuito electrónico de protección contra descargas atmosféricas en el sistema de entrada de energía y los sensores de medición de velocidad. Los equipos deberán continuar trabajando en forma ininterrumpida pese al corte de suministro, durante un periodo de 24 horas.</text:p>
      <text:p text:style-name="P10">El oferente deberá especificar las distancias de captura entre el vehículo y el punto de detección de sus equipos para obtener una óptima visualización del dominio.</text:p>
      <text:p text:style-name="P10">- Tendrá mayor puntuación o preferencia aquellos cinemómetros que utilicen espiras de detección con un tamaño por lo menos de la mitad del ancho de un carril, de forma tal que no permitan a los conductores circular sin ser detectados por la <text:soft-page-break/>misma. Al mismo tiempo tendrá mayor puntuación o preferencia aquellos cinemómetros que permitan trabajar con vehículos de gran porte.</text:p>
      <text:p text:style-name="P10"/>
      <text:p text:style-name="P13">Cinemómetros móviles</text:p>
      <text:p text:style-name="P10">- Deben estar homologados por la Secretaría de Comercio Interior, Metrología Legal.</text:p>
      <text:p text:style-name="P10">- Deben contar con dispositivos de registro y almacenamiento automático de imágenes y datos relativos a la fiscalización de velocidad de cualquier tipo de vehículo automotor entre los 20 y 150 km/h</text:p>
      <text:p text:style-name="P10">- Deben ser portátiles, autónomos, de fácil desplazamiento, transporte y guarda. Por razones operativas, tendrán preferencia aquellos equipos que a igual prestación tengan menor peso.</text:p>
      <text:p text:style-name="P10">- Las características metrológicas no deben ser afectadas por lluvia, neblina o humo.</text:p>
      <text:p text:style-name="P10">- La autonomía de operación no deberá ser menor a 8 horas sin alimentación externa.</text:p>
      <text:p text:style-name="P10">- El cinemómetro debe permitir trabajar con un enlace inalámbrico para permitir realizar operativos de detención a distancia.</text:p>
      <text:p text:style-name="P10">- El registro gráfico debe contar con sistema de autenticación de capturas (marca de agua o firma digital) y encriptación.</text:p>
      <text:p text:style-name="P10">- El cinemómetro debe poder discriminar de forma inmediata entre vehículos livianos y pesados, permitiendo capturas a dos velocidades distintas.</text:p>
      <text:p text:style-name="P10">- Tendrán mayor puntuación o preferencia aquellos cinemómetros que tengan GPS incorporado, indicando en cada captura las coordenadas georrefer<text:span text:style-name="T117">e</text:span>nciales.</text:p>
      <text:p text:style-name="P13"/>
      <text:p text:style-name="P13">Controladores de Cruce de Semáforo en Rojo</text:p>
      <text:p text:style-name="P10">- La contratista deberá ofrecer equipamiento para el control de cruce de semáforos en rojo y control de invasión de senda peatonal, con espiras inductivas o con métodos no invasivos de detección.</text:p>
      <text:p text:style-name="P10">- La descarga de infracciones podrá efectuarse mediante conexión cableada o inalámbrica.</text:p>
      <text:p text:style-name="P10">- Debe posibilitar por lo menos la captura de dos imágenes panorámicas en secuencias, más una imagen de acercamiento de chapa patente o de una ráfaga de imágenes donde pueda verse el vehículo con el semáforo en rojo.</text:p>
      <text:p text:style-name="P10">- Para ambos casos es obligatorio que permita ver en los registros gráficos el vehículo con el semáforo en rojo antes de la línea de pare y luego el avance posterior en rojo. </text:p>
      <text:p text:style-name="P10"><text:soft-page-break/>- El sistema deberá obtener un registro de video o GIF animado de la presunta infracción para facilitar la evaluación de la misma al momento del juzgamiento. La impresión del mencionado archivo deberá ser entregado al momento de la oferta.</text:p>
      <text:p text:style-name="P10">- Contará con doble sistema de autenticación de capturas (marca de agua y encriptación).</text:p>
      <text:p text:style-name="P10">- Deberá permitir realizar capturas en dos sentidos de circulación o un ancho máximo de hasta 6 (seis) carriles en un solo sentido.</text:p>
      <text:p text:style-name="P10"/>
      <text:p text:style-name="P13">Servicios accesorios del Programa</text:p>
      <text:p text:style-name="P10">El pago de los servicios necesarios para ejecutar el presente se realizará con el porcentaje debidamente especificado en la oferta, producto de los ingresos provenientes de la recaudación por infracciones de tránsito que genere el servicio:</text:p>
      <text:list xml:id="list4720359539683421283" text:style-name="WW8Num9">
        <text:list-item>
          <text:p text:style-name="P112"><text:s/>Capacitación y relevamientos.</text:p>
        </text:list-item>
        <text:list-item>
          <text:p text:style-name="P112"><text:s/>Renovación del equipamiento, mantenimiento preventivo y correctivo, soporte técnico, reparaciones del equipamiento provisto y actualizaciones tecnológicas.</text:p>
        </text:list-item>
        <text:list-item>
          <text:p text:style-name="P112"><text:s/>Desarrollo de <text:span text:style-name="T109">software</text:span>, provisión de <text:span text:style-name="T109">hardware</text:span>, implementación y funcionamiento de los Tribunales de Faltas.</text:p>
        </text:list-item>
        <text:list-item>
          <text:p text:style-name="P112"><text:s/>Logística de impresión, captura de infracciones, <text:span text:style-name="T117">escaneo</text:span>, digitalización, generación de bases de datos, procesamiento, impresión de notificaciones, sistema de seguimiento de correo. etc.</text:p>
        </text:list-item>
        <text:list-item>
          <text:p text:style-name="P112"><text:s/>Relevamiento de la movilidad urbana y señalética del Municipio y recomendaciones en materia de redes semaforizadas, señalización horizontal y vertical, cartelería o sistemas inteligentes, etc., relacionados al objeto.</text:p>
        </text:list-item>
      </text:list>
      <text:p text:style-name="P10"/>
      <text:p text:style-name="P10">En el caso que como consecuencia del relevamiento enunciado en el punto e) <text:span text:style-name="T109">ut supra</text:span>, surgiera la necesidad de contratación de equipamiento no contemplado en el presente documento, las partes firmarán la adenda correspondiente donde se especificará el tipo de equipamiento y servicios adicionales a ser incorporados al proyecto.</text:p>
      <text:p text:style-name="P10"/>
      <text:p text:style-name="P13">Diagnóstico Final, Complementario del Relevamiento Inicial</text:p>
      <text:p text:style-name="P10">Esta tarea se llevará a cabo durante los primeros quince (15) días, a contar de la firma del contrato entre la Municipalidad y el adjudicatario. Este relevamiento complementará el diagn<text:span text:style-name="T117">ó</text:span>stico realizado antes de la Licitación y permitirá tener un conocimiento más profundo de las debilidades en materia de seguridad vial a las <text:soft-page-break/>que se expone el Municipio, determinar los lugares más adecuados para la instalación del equipamiento, las mejoras en materia de señalización, estado de la red semaforizada y las necesidades de adecuación de las instalaciones del Tribunal de Faltas para encarar un proyecto de esta envergadura.</text:p>
      <text:p text:style-name="P10">Las propuestas que sumen en la oferta aplicaciones inteligentes para modernización de áreas municipales y otros elementos que posibiliten incluir en el precio cotizado, beneficios que permitan a la Municipalidad de San Carlos de Bariloche mejorar y/o incorporar servicios, tendrán un plus de puntaje, en los parámetros de evaluación.</text:p>
      <text:p text:style-name="P10"/>
      <text:p text:style-name="P10">El adjudicatario establecerá en la oferta la propuesta para instalar, como mínimo, el siguiente tipo de equipamiento:</text:p>
      <text:p text:style-name="P10"/>
      <table:table table:name="Tabla7" table:style-name="Tabla7">
        <table:table-column table:style-name="Tabla7.A"/>
        <table:table-column table:style-name="Tabla7.B"/>
        <table:table-row table:style-name="Tabla7.1">
          <table:table-cell table:style-name="Tabla7.A1" office:value-type="string">
            <text:p text:style-name="P11">TIPO DE EQUIPO</text:p>
          </table:table-cell>
          <table:table-cell table:style-name="Tabla7.B1" office:value-type="string">
            <text:p text:style-name="P11">CANTIDAD MÍNIMA A OFERTAR</text:p>
          </table:table-cell>
        </table:table-row>
        <table:table-row table:style-name="Tabla7.2">
          <table:table-cell table:style-name="Tabla7.A2" office:value-type="string">
            <text:p text:style-name="P10">Cinemómetros móviles para montaje en vehículos adecuados a tal efecto (en el precio cotizado deberá incluirse el monto de alquiler por los vehículos y los cinemómetros móviles).</text:p>
          </table:table-cell>
          <table:table-cell table:style-name="Tabla7.B2" office:value-type="string">
            <text:p text:style-name="P11">1</text:p>
          </table:table-cell>
        </table:table-row>
        <table:table-row table:style-name="Tabla7.3">
          <table:table-cell table:style-name="Tabla7.A2" office:value-type="string">
            <text:p text:style-name="P10">Equipo de control de violación luz roja / senda peatonal en semáforos. </text:p>
          </table:table-cell>
          <table:table-cell table:style-name="Tabla7.B2" office:value-type="string">
            <text:p text:style-name="P11">10</text:p>
          </table:table-cell>
        </table:table-row>
        <table:table-row table:style-name="Tabla7.2">
          <table:table-cell table:style-name="Tabla7.A2" office:value-type="string">
            <text:p text:style-name="P10">Cinemómetros fijos de control de velocidad</text:p>
          </table:table-cell>
          <table:table-cell table:style-name="Tabla7.B2" office:value-type="string">
            <text:p text:style-name="P11">10</text:p>
          </table:table-cell>
        </table:table-row>
        <table:table-row table:style-name="Tabla7.5">
          <table:table-cell table:style-name="Tabla7.A2" office:value-type="string">
            <text:p text:style-name="P10">Equipo móvil de mano PDA, tipo tablet para control de infracciones.</text:p>
          </table:table-cell>
          <table:table-cell table:style-name="Tabla7.B2" office:value-type="string">
            <text:p text:style-name="P11">10</text:p>
          </table:table-cell>
        </table:table-row>
        <table:table-row table:style-name="Tabla7.2">
          <table:table-cell table:style-name="Tabla7.A2" office:value-type="string">
            <text:p text:style-name="P10">Sistemas electrónicos de señalización / prevención de velocidad (tótem)</text:p>
          </table:table-cell>
          <table:table-cell table:style-name="Tabla7.B2" office:value-type="string">
            <text:p text:style-name="P11">2</text:p>
          </table:table-cell>
        </table:table-row>
      </table:table>
      <text:p text:style-name="P10"/>
      <text:p text:style-name="P10">El equipamiento descripto precedentemente deberá ser incorporado gradualmente de acuerdo al plan de entregas que se exprese en la oferta. Este equipamiento quedará como propiedad de la MUNICIPALIDAD desde el inicio del contrato, salvo los casos en que sean necesarias para su utilización, Disposiciones de Autorización de Uso de la Agencia Nacional de Seguridad Vial, en esos casos pasarán a ser propiedad de la Municipalidad, a partir de que se otorgue la correspondiente Disposición de Autorización de Uso por parte de la ANSV.</text:p>
      <text:p text:style-name="P16"><text:bookmark text:name="__DdeLink__308_1418714866"/><text:span text:style-name="T86">Para el caso de los </text:span><text:span text:style-name="T79">vehículos con el montaje de cinemómetros móviles y demás equipos y dispositivos de detección de infracciones (móviles de constatación) </text:span><text:soft-page-break/><text:span text:style-name="T79">debidamente identificados y acondicionados para las tareas de control, detección y registración de infracciones de tránsito, de vehículos y otras, estos elementos seguirán en propiedad del adjudicatario y en el precio cotizado se incluirá el alquiler de los mismos. Se destaca que, con este equipamiento, se decide esta modalidad, por la fragilidad de los cinemómetros y su cambio constante de tecnología por la modernización que tiene este tipo de dispositivos y para evitar los costos de mantenimiento y seguros de los vehículos.</text:span></text:p>
      <text:p text:style-name="P10"/>
      <text:p text:style-name="P10">El adjudicatario podrá, de común acuerdo con la Municipalidad, agregar equipamiento adicional que surja de los relevamientos, de los requerimientos y de la evaluación que anualmente deben hacer el adjudicatario y la Municipalidad.</text:p>
      <text:p text:style-name="P10"/>
      <text:p text:style-name="P10">Todo el equipamiento de control de infracciones provisto por el adjudicatario a la Municipalidad durante la vigencia del presente contrato, que pase a ser propiedad de la Municipalidad, contará con las certificaciones y homologaciones requeridas por leyes nacionales y provinciales en los casos que la legislación lo requiera y deberá ser operado por personal municipal debidamente capacitado y certificado en el uso de los mismos por parte de la autoridad competente.</text:p>
      <text:p text:style-name="P10"/>
      <text:p text:style-name="P13">Renovación de equipamiento, mantenimiento preventivo, correctivo y actualización tecnológica de todo el equipamiento</text:p>
      <text:p text:style-name="P10"/>
      <text:p text:style-name="P10">Todo el equipamiento que se provea al Municipio y sea instalado deberá contar con las homologaciones y certificaciones que se exijan para su funcionamiento, emitidas por la autoridad competente, conforme a las leyes aplicables, tarea que será a costa y cargo del adjudicatario. <text:s/></text:p>
      <text:p text:style-name="P10">El oferente, deberá expresar el cronograma de renovación del equipamiento ofertado y las formas en que va a implementarlo.</text:p>
      <text:p text:style-name="P10">La actividad específica de instalación y puesta en funcionamiento del equipamiento será responsabilidad de los proveedores de los equipos y del adjudicatario, quien además actuará en esta etapa realizando el control de calidad de dichas tareas de instalación. <text:s/></text:p>
      <text:p text:style-name="P10">A partir de ese momento el adjudicatario debe mantener operativos y válidos, tanto desde el punto de vista metrológico como desde el operacional a los equipos cinemómetros y a todos los otros equipos electrónicos provistos y que forman parte <text:soft-page-break/>del presente proyecto, garantizando el correcto funcionamiento de los mismos, durante todo el tiempo de uso previsto.</text:p>
      <text:p text:style-name="P10">Tales acciones se deberán iniciar con la prestación de un servicio de mantenimiento predictivo y preventivo, que, con una rutina mensual de servicios pre programados y realizados de acuerdo a protocolo actualizado del fabricante, que asegure, más allá de las contingencias, el conocimiento del estado general de los equipos, sus soportes estructurales y su entorno operacional, que permita el desarrollo de un plan semestral actualizable, de reparaciones y cambios preventivos de partes del equipamiento, en caso de considerarse necesario.</text:p>
      <text:p text:style-name="P10">El adjudicatario deberá implementar un fluido sistema de comunicaciones entre los móviles destinados al servicio y la base de operaciones logísticas, para reportar aquellas novedades que por su impronta afecten la normalidad del servicio, ameritando la intervención de los móviles destinados a las reparaciones y emergencias.</text:p>
      <text:p text:style-name="P10">El servicio deberá incluir sin cargo los repuestos y partes, incluida la mano de obra especializada, sin perjuicio de la garantía de los fabricantes. El adjudicatario deberá expresar en la oferta la modalidad a determinarse ante actos de robo o vandalismo que destruyeran o hicieran desaparecer el equipamiento provisto. Asimismo, deberá expresar el cronograma de recambio, por nuevas tecnologías.</text:p>
      <text:p text:style-name="P10">Dada la rigurosidad de los controles metrológicos aplicados a los cinemómetros, el servicio deberá incluir todas las calibraciones periódicas y no periódicas, además de la interacción permanente con los laboratorios de homologación correspondientes para asegurar la continuidad y legalidad de los controles de velocidad con dichos equipos.</text:p>
      <text:p text:style-name="P10">En la tarea mencionada se deberá incluir toda aquella disponibilidad administrativa que requiere el recambio de precintos numerados para el caso de reparaciones que obliguen a la apertura de componentes precintados por la autoridad de aplicación de la Ley de Metrología Legal . <text:s text:c="2"/></text:p>
      <text:p text:style-name="P10">Adicionalmente se deberá llevar un registro operacional que permita establecer estadísticas de producción por cada cinemómetro mantenido, los datos que hacen a la validez metrológica del mismo y de sus productos resultantes y el historial de reparaciones y de acciones de mantenimiento con registro de datos e imágenes.</text:p>
      <text:p text:style-name="P10">Dicho registro deberá permitir a las autoridades de constatación y a las de juzgamiento contar con una fuente de información de validez metrológica de cada uno de los cinemómetros con un ágil acceso de consulta y respuesta inmediata con certificación verificable.</text:p>
      <text:p text:style-name="P10"><text:soft-page-break/></text:p>
      <text:p text:style-name="P13">Servicios de logística</text:p>
      <text:p text:style-name="P10">Este servicio implica por un lado el requerimiento de retiro de memorias, con el contenido de datos e imágenes de cada cinemómetro en operación, impidiendo que la saturación de dichas memorias no permita el normal funcionamiento de los equipos, por tal razón y después de las primeras semanas de uso donde las memorias son revisadas y retiradas como mínimo cada 7 días, se establecerán los lapsos adecuados para el retiro periódico de las mismas de acuerdo a la actividad de cada equipo.</text:p>
      <text:p text:style-name="P10">El adjudicatario determinará de acuerdo a la actividad prevista, la cantidad de vehículos que se afectarán a esta tarea en virtud de distancias a recorrer y periodicidad de servicio.</text:p>
      <text:p text:style-name="P10">La tarea de retiro y reposición de la memoria se acompañará con las tareas de verificación del sistema que indican los protocolos del fabricante.</text:p>
      <text:p text:style-name="P10">Dada la legislación vigente, el adjudicatario capacitará previamente al personal municipal para poder actuar en oportunidad del retiro de cada memoria, el cual deberá labrar acta con los datos correspondientes al cinemómetro y al periodo contenido en dicha memoria más otras informaciones referidas al acto realizado.</text:p>
      <text:p text:style-name="P10">Dentro de las tareas conexas al retiro de memorias se verificará además la normalidad del servicio, considerando los equipos, las estructuras de soporte y el entorno operacional, debiendo registrarse en el acta tal condición. En caso de encontrarse alguna anormalidad presente, o que se pueda asumir futura, y que tal anormalidad presuponga algún tipo de afectación a la operatividad del cinemómetro o equipo de control de violación de luz roja, se informará de inmediato al adjudicatario.</text:p>
      <text:p text:style-name="P10">Las memorias retiradas se entregarán con remito en el centro de edición de imágenes del Programa. Toda esta documentación será parte del acta indicada y formará parte del registro operacional del equipo electrónico en cuestión. <text:s/></text:p>
      <text:p text:style-name="P10">En el centro de edición se procederá a la selección de todos aquellos registros que se pueden considerar válidos para el labrado de la infracción, generándose un registro de la imagen más apropiadas con el dominio (patente) del vehículo registrado en la infracción, preparándose el producto gráfico con más los datos requeridos por las normativas municipales y nacionales en materia de tránsito (fecha, hora, velocidad permitida, velocidad registrada, número y modelo de cinemómetro, lugar de captura de la falta, etc.) los cuales formar<text:span text:style-name="T118">á</text:span>n parte del acta de <text:soft-page-break/>infracción.</text:p>
      <text:p text:style-name="P10">Siendo que en el caso de los cinemómetros que constaten más de una imagen por cada infracción capturada, se mantendrá un archivo por número de foto asociado a datos de tiempo y lugar.</text:p>
      <text:p text:style-name="P10">En el caso de las capturas que por diversos problemas no se deberán considerar válidas para editar, las imágenes aquellas con, (Foto borrosa, sin patente, fuera de foco, etc.), se generará un archivo separado por número de foto asociado a tiempo y lugar y se comunicará al Centro de Mantenimiento para que proceda de acuerdo a los protocolos de mantenimiento.</text:p>
      <text:p text:style-name="P10"/>
      <text:p text:style-name="P13">Asistencia a la implementación y operación en el Juzgado de Faltas Municipal</text:p>
      <text:p text:style-name="P10">El sistema informático a ser implementado contará con los siguientes servicios y facilidades:</text:p>
      <text:p text:style-name="P10">Fase I: <text:span text:style-name="T109">In put</text:span> de la información:</text:p>
      <text:p text:style-name="P10">-Recepción de las actas fotográficas provenientes de los cinemómetros, semáforos, estacionamiento, etc. para ingreso de datos al sistema.</text:p>
      <text:p text:style-name="P10">-Verificación, autenticación de datos y resolución de casos ambiguos o <text:span text:style-name="T118">escaneo</text:span> y grabo verificación de todas las actas conformadas o provisión e instalación de equipamiento de computación (PC´s, impresoras, <text:span text:style-name="T109">scanners</text:span>) para brindar los servicios correspondientes a esta fase.</text:p>
      <text:p text:style-name="P10">Fase II: Procesamiento de la información:</text:p>
      <text:p text:style-name="P10">-Generar una base de datos general de presunciones de infracciones originadas por los equipos previstos por el adjudicatario, sobre las cuales la Municipalidad decidirá cuales se convierten realmente en infracciones de acuerdo a parámetros de gravedad, oportunidad, lugar, etc. permitiendo de este modo generar políticas activas de prevención por un lado y castigo a las infracciones graves por el otro.</text:p>
      <text:p text:style-name="P10">-Provisión e instalación de equipamiento de computación para la operación del Tribunal de Faltas. El detalle del equipamiento a proveer e instalar deberá proponerse en la oferta y podrá acordarse con LA MUNICIPALIDAD, la forma de complementarlo.</text:p>
      <text:p text:style-name="P10">-Soporte técnico, mantenimiento y programación de nuevos requerimientos o Mesa de Ayuda Central atendida vía <text:span text:style-name="T109">web</text:span>, <text:span text:style-name="T122">o</text:span> teléfono o generación de la documentación técnica y de usuarios de los sistemas o capacitación de:</text:p>
      <text:p text:style-name="P10">Usuarios Municipales:</text:p>
      <text:p text:style-name="P10">Inspectores de Tránsito Municipal.</text:p>
      <text:p text:style-name="P10">Juzgado de Faltas Municipal.</text:p>
      <text:p text:style-name="P10"><text:soft-page-break/></text:p>
      <text:p text:style-name="P10">Fase III: Instancias prejudicial y judicial – con las siguientes facilidades:</text:p>
      <text:p text:style-name="P10">-Generación de carátulas de expediente y unificación de infracciones de un mismo responsable.</text:p>
      <text:p text:style-name="P10">-Visualización al momento de juzgamiento de las imágenes digitales de las infracciones para ser consideradas por el Juez.</text:p>
      <text:p text:style-name="P10">-Envío de todos los antecedentes producidos al momento de la sentencia al Tribunal de Faltas.</text:p>
      <text:p text:style-name="P10">-Emisión de reportes de actividades realizadas por el Tribunal de Faltas, clasificación de acciones, estadísticas, etc.</text:p>
      <text:p text:style-name="P10"/>
      <text:p text:style-name="P13">Desarrollo de un sistema de seguimiento de notificaciones y cobranzas</text:p>
      <text:p text:style-name="P10">El adjudicatario deberá aportar un sistema computacional para hacer el seguimiento de las piezas postales, recibir las novedades sobre los casos en que la entrega no ha sido posible por diversas razones y generar las acciones correspondientes para seguir el circuito de entrega que corresponda. Asimismo, deberá implementar un procedimiento de cobranzas y ejecutar el mismo. <text:s text:c="2"/></text:p>
      <text:p text:style-name="P10"/>
      <text:p text:style-name="P8">Fondo de Seguridad y Educación Vial</text:p>
      <text:p text:style-name="P10">Los recursos adjudicados a este Fondo, deberán tener como destino, las siguientes acciones:</text:p>
      <text:p text:style-name="P10"/>
      <text:list xml:id="list111410675789033" text:continue-list="list7557101256135145438" text:style-name="WW8Num8">
        <text:list-header>
          <text:p text:style-name="P128">Elaboración del Plan de Educación Vial</text:p>
        </text:list-header>
      </text:list>
      <text:p text:style-name="P10">Las áreas municipales pertinentes, con participación del adjudicatario, diseñar<text:span text:style-name="T118">á</text:span>n durante toda la vigencia del presente contrato y conforme a las necesidades y cronogramas que establezca la autoridad de aplicación, la capacitación a las siguientes personas:</text:p>
      <text:p text:style-name="P10"/>
      <text:list xml:id="list111410017186123" text:continue-list="list111410510691084" text:style-name="WW8Num7">
        <text:list-item text:start-value="1">
          <text:p text:style-name="P113">Agentes municipales encargados del ejercicio del poder de policía en materia de tránsito y transporte; <text:s text:c="3"/></text:p>
        </text:list-item>
        <text:list-item>
          <text:p text:style-name="P113">Autoridades de aplicación y control que deberán matricularse para el uso de los equipos electrónicos de control de infracciones de tránsito.</text:p>
        </text:list-item>
      </text:list>
      <text:p text:style-name="P10"/>
      <text:list xml:id="list111409733285766" text:continue-list="list111410675789033" text:style-name="WW8Num8">
        <text:list-header>
          <text:p text:style-name="P128">Elaboración del Plan de Difusión y Concientización Ciudadana</text:p>
        </text:list-header>
      </text:list>
      <text:p text:style-name="P10"/>
      <text:p text:style-name="P10"><text:soft-page-break/>Los especialistas y educadores designados por “LAS PARTES”, dentro de los noventa (90) días de suscripto el contrato, deben sugerir y presentar a la Subsecretaría de Tránsito y Transporte un bosquejo de plan de difusión y concientización ciudadana para que sea aplicado por las autoridades pertinentes de la Municipalidad.</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OpenSymbol1" svg:font-family="OpenSymbol, 'Arial Unicode MS'"/>
    <style:font-face style:name="Courier New" svg:font-family="'Courier New'" style:font-family-generic="modern"/>
    <style:font-face style:name="FreeSans1" svg:font-family="FreeSans" style:font-family-generic="swiss"/>
    <style:font-face style:name="Calibri1" svg:font-family="Calibri" style:font-pitch="variable"/>
    <style:font-face style:name="Droid Sans Fallback" svg:font-family="'Droid Sans Fallback'" style:font-pitch="variable"/>
    <style:font-face style:name="Droid Sans Fallback1" svg:font-family="'Droid Sans Fallback', 'MS Mincho'" style:font-pitch="variable"/>
    <style:font-face style:name="FreeSans2" svg:font-family="FreeSans" style:font-pitch="variable"/>
    <style:font-face style:name="FreeSans3" svg:font-family="FreeSans, 'MS Gothic'" style:font-pitch="variable"/>
    <style:font-face style:name="Lucida Sans Unicode" svg:font-family="'Lucida Sans Unicode'" style:font-pitch="variable"/>
    <style:font-face style:name="Mangal" svg:font-family="Mangal" style:font-pitch="variable"/>
    <style:font-face style:name="Microsoft Sans Serif1" svg:font-family="'Microsoft Sans Serif'" style:font-pitch="variable"/>
    <style:font-face style:name="Bitstream Charter" svg:font-family="'Bitstream Charter'"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Nimbus Roman No9 L2" svg:font-family="'Nimbus Roman No9 L'"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Neue" svg:font-family="'Helvetica Neue', Corbe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1" fo:font-family="'Nimbus Roman No9 L', 'Times New Roman'" style:font-family-generic="roman" style:font-pitch="variable" fo:font-size="12pt" fo:language="es" fo:country="AR" style:font-name-asian="Droid Sans Fallback"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Nimbus Roman No9 L1" fo:font-family="'Nimbus Roman No9 L', 'Times New Roman'" style:font-family-generic="roman" style:font-pitch="variable" fo:font-size="12pt" fo:language="es" fo:country="AR" style:letter-kerning="true" style:font-name-asian="Droid Sans Fallback1" style:font-family-asian="'Droid Sans Fallback', 'MS Mincho'" style:font-pitch-asian="variable" style:font-size-asian="12pt" style:language-asian="zh" style:country-asian="CN" style:font-name-complex="FreeSans3" style:font-family-complex="FreeSans, 'MS Gothic'" style:font-pitch-complex="variable" style:font-size-complex="12pt" style:language-complex="hi" style:country-complex="IN" fo:hyphenate="false" fo:hyphenation-remain-char-count="2" fo:hyphenation-push-char-count="2"/>
    </style:style>
    <style:style style:name="Text_20_body_20_indent_20__28_user_29_" style:display-name="Text body indent (user)" style:family="paragraph" style:parent-style-name="Standard_20__28_user_29_">
      <style:paragraph-properties fo:margin-left="2.251cm" fo:margin-right="0cm" fo:text-align="justify" style:justify-single-word="false" fo:orphans="2" fo:widows="2" fo:text-indent="-2.251cm" style:auto-text-indent="false"/>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true" fo:hyphenation-remain-char-count="2" fo:hyphenation-push-char-count="2"/>
    </style:style>
    <style:style style:name="WW-Epígrafe" style:family="paragraph" style:parent-style-name="Standard" style:next-style-name="Standard">
      <style:paragraph-properties fo:margin-left="1.251cm" fo:margin-right="0cm" fo:margin-top="0cm" fo:margin-bottom="0cm" loext:contextual-spacing="false" fo:text-align="center" style:justify-single-word="false" fo:hyphenation-ladder-count="no-limit" fo:text-indent="-1.251cm" style:auto-text-indent="false"/>
      <style:text-properties fo:color="#000000" style:font-name="Courier New" fo:font-family="'Courier New'" style:font-family-generic="modern" fo:font-size="9pt" fo:font-weight="bold" style:font-size-asian="9pt" style:font-weight-asian="bold" style:font-name-complex="Tahoma" style:font-family-complex="Tahoma" style:font-family-generic-complex="swiss" style:font-pitch-complex="variable"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1.016cm" fo:margin-right="0cm" fo:margin-top="0.423cm" fo:margin-bottom="0.106cm" loext:contextual-spacing="false" fo:hyphenation-ladder-count="no-limit" fo:text-indent="0cm" style:auto-text-indent="false"/>
      <style:text-properties fo:font-size="13pt" fo:language="es" fo:country="AR"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exto_20_independiente_20_3" style:display-name="Texto independiente 3" style:family="paragraph" style:parent-style-name="Standard">
      <style:paragraph-properties fo:line-height="150%" fo:hyphenation-ladder-count="no-limit"/>
      <style:text-properties style:font-name="Arial" fo:font-family="Arial" style:font-family-generic="swiss" style:font-pitch="variable" fo:font-size="14pt" fo:language="es" fo:country="AR" fo:font-weight="bold" style:font-size-asian="14pt" style:font-weight-asian="bold" style:font-name-complex="Arial" style:font-family-complex="Arial" style:font-family-generic-complex="swiss" style:font-pitch-complex="variable" style:font-size-complex="10pt" style:font-weight-complex="bold" fo:hyphenate="false" fo:hyphenation-remain-char-count="2" fo:hyphenation-push-char-count="2"/>
    </style:style>
    <style:style style:name="Normal" style:family="paragraph">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letter-kerning="true" style:font-name-asian="Lucida Sans Unicode" style:font-family-asian="'Lucida Sans Unicode'"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Texto_20_independiente_20_2" style:display-name="Texto independiente 2" style:family="paragraph" style:parent-style-name="Standard">
      <style:paragraph-properties fo:line-height="150%"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árrafo_20_de_20_lista1" style:display-name="Párrafo de lista1" style:family="paragraph" style:parent-style-name="Standard_20__28_user_29_">
      <style:paragraph-properties fo:margin-left="1.27cm" fo:margin-right="0cm" fo:text-indent="0cm" style:auto-text-indent="false"/>
      <style:text-properties style:font-name-asian="Calibri" style:font-family-asian="Calibri" style:font-family-generic-asian="swiss" style:font-pitch-asian="variable"/>
    </style:style>
    <style:style style:name="Párrafo_20_de_20_lista" style:display-name="Párrafo de lista" style:family="paragraph" style:parent-style-name="Standard_20__28_user_29_">
      <style:paragraph-properties fo:margin-left="1.27cm" fo:margin-right="0cm" fo:text-indent="0cm" style:auto-text-indent="false"/>
    </style:style>
    <style:style style:name="Cuerpo_20_A" style:display-name="Cuerpo A" style:family="paragraph">
      <style:paragraph-properties fo:orphans="2" fo:widows="2" fo:hyphenation-ladder-count="no-limit" style:vertical-align="baseline"/>
      <style:text-properties fo:color="#000000" style:font-name="Cambria" fo:font-family="Cambria" style:font-family-generic="roman" style:font-pitch="variable" fo:font-size="12pt" fo:language="es" fo:country="ES" style:letter-kerning="true" style:font-name-asian="Cambria" style:font-family-asian="Cambria" style:font-family-generic-asian="roman" style:font-pitch-asian="variable" style:font-size-asian="12pt" style:language-asian="zh" style:country-asian="CN" style:font-name-complex="Cambria" style:font-family-complex="Cambria" style:font-family-generic-complex="roman" style:font-pitch-complex="variable" style:font-size-complex="12pt" style:language-complex="hi" style:country-complex="IN" fo:hyphenate="false" fo:hyphenation-remain-char-count="2" fo:hyphenation-push-char-count="2"/>
    </style:style>
    <style:style style:name="Título_20_artículo" style:display-name="Título artículo" style:family="paragraph" style:parent-style-name="Standard" style:master-page-name="">
      <style:paragraph-properties style:page-number="auto"/>
      <style:text-properties style:font-name="Nimbus Roman No9 L" fo:font-family="'Nimbus Roman No9 L'" style:font-style-name="Normal" style:font-family-generic="roman" style:font-pitch="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text-properties fo:color="#000000" style:text-position="0% 100%" style:font-name="Microsoft Sans Serif" fo:font-family="'Microsoft Sans Serif'" style:font-family-generic="roman" style:font-pitch="variable" fo:font-size="12pt" fo:letter-spacing="normal" fo:language="es" fo:country="ES" style:font-name-asian="Microsoft Sans Serif1" style:font-family-asian="'Microsoft Sans Serif'" style:font-pitch-asian="variable" style:font-size-asian="12pt" style:language-asian="es" style:country-asian="ES" style:font-name-complex="Microsoft Sans Serif1" style:font-family-complex="'Microsoft Sans Serif'" style:font-pitch-complex="variable" style:font-size-complex="12pt" style:language-complex="es" style:country-complex="ES" style:text-scale="100%"/>
    </style:style>
    <style:style style:name="Body_20_text_20__28_2_29__5f_" style:display-name="Body text (2)_" style:family="text" style:parent-style-name="Default_20_Paragraph_20_Font">
      <style:text-properties fo:font-variant="normal" fo:text-transform="none" style:text-line-through-style="none" style:text-line-through-type="none" style:font-name="Times New Roman" fo:font-family="'Times New Roman'" style:font-family-generic="roman" style:font-pitch="variable" fo:font-size="11pt" fo:font-style="normal" style:text-underline-style="none" fo:font-weight="normal"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Body_20_text_20__28_2_29__20__2b__20_10.5_20_pt" style:display-name="Body text (2) + 10.5 pt" style:family="text" style:parent-style-name="Body_20_text_20__28_2_29__5f_">
      <style:text-properties fo:color="#000000" style:text-position="0% 100%" fo:font-size="10.5pt" fo:letter-spacing="normal" fo:language="es" fo:country="ES" style:font-size-asian="10.5pt" style:language-asian="es" style:country-asian="ES" style:font-size-complex="10.5pt" style:language-complex="es" style:country-complex="ES" style:text-scale="10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inguno" style:family="text">
      <style:text-properties fo:language="es" fo:country="ES"/>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2"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3"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4"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5"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6"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7"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8"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9"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2"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3"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4"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5"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6"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7"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8"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9"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Character_5f_20_5f_style" style:num-suffix=")" style:num-format="a" style:num-letter-sync="true">
        <style:list-level-properties text:list-level-position-and-space-mode="label-alignment">
          <style:list-level-label-alignment text:label-followed-by="listtab" text:list-tab-stop-position="0.67cm" fo:text-indent="-0.635cm" fo:margin-left="0.6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94cm" fo:text-indent="-0.635cm" fo:margin-left="1.9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3.21cm" fo:margin-left="3.2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4.48cm" fo:text-indent="-0.635cm" fo:margin-left="4.4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5.75cm" fo:text-indent="-0.635cm" fo:margin-left="5.7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7.02cm" fo:margin-left="7.0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8.29cm" fo:text-indent="-0.635cm" fo:margin-left="8.2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9.56cm" fo:text-indent="-0.635cm" fo:margin-left="9.5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0.83cm" fo:margin-left="10.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style:list-level-properties text:list-level-position-and-space-mode="label-alignment">
          <style:list-level-label-alignment text:label-followed-by="nothing"/>
        </style:list-level-properties>
      </text:list-level-style-number>
      <text:list-level-style-number text:level="3" text:style-name="WW8Num2z2" style:num-suffix="." style:num-format="1">
        <style:list-level-properties text:list-level-position-and-space-mode="label-alignment">
          <style:list-level-label-alignment text:label-followed-by="nothing"/>
        </style:list-level-properties>
      </text:list-level-style-number>
      <text:list-level-style-number text:level="4" text:style-name="WW8Num2z3" style:num-suffix="." style:num-format="1">
        <style:list-level-properties text:list-level-position-and-space-mode="label-alignment">
          <style:list-level-label-alignment text:label-followed-by="nothing"/>
        </style:list-level-properties>
      </text:list-level-style-number>
      <text:list-level-style-number text:level="5" text:style-name="WW8Num2z4" style:num-suffix="." style:num-format="1">
        <style:list-level-properties text:list-level-position-and-space-mode="label-alignment">
          <style:list-level-label-alignment text:label-followed-by="nothing"/>
        </style:list-level-properties>
      </text:list-level-style-number>
      <text:list-level-style-number text:level="6" text:style-name="WW8Num2z5" style:num-suffix="." style:num-format="1">
        <style:list-level-properties text:list-level-position-and-space-mode="label-alignment">
          <style:list-level-label-alignment text:label-followed-by="nothing"/>
        </style:list-level-properties>
      </text:list-level-style-number>
      <text:list-level-style-number text:level="7" text:style-name="WW8Num2z6" style:num-suffix="." style:num-format="1">
        <style:list-level-properties text:list-level-position-and-space-mode="label-alignment">
          <style:list-level-label-alignment text:label-followed-by="nothing"/>
        </style:list-level-properties>
      </text:list-level-style-number>
      <text:list-level-style-number text:level="8" text:style-name="WW8Num2z7" style:num-suffix="." style:num-format="1">
        <style:list-level-properties text:list-level-position-and-space-mode="label-alignment">
          <style:list-level-label-alignment text:label-followed-by="nothing"/>
        </style:list-level-properties>
      </text:list-level-style-number>
      <text:list-level-style-number text:level="9" text:style-name="WW8Num2z8"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2"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3"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4"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5"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6"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7"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8"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9"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Character_5f_20_5f_style" style:num-suffix=")" style:num-format="a" style:num-letter-sync="true">
        <style:list-level-properties text:list-level-position-and-space-mode="label-alignment">
          <style:list-level-label-alignment text:label-followed-by="nothing"/>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nothing"/>
        </style:list-level-properties>
      </text:list-level-style-number>
      <text:list-level-style-number text:level="3" text:style-name="Character_5f_20_5f_style" style:num-suffix="." style:num-format="i" text:display-levels="3">
        <style:list-level-properties text:list-level-position-and-space-mode="label-alignment" fo:text-align="end">
          <style:list-level-label-alignment text:label-followed-by="nothing"/>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nothing"/>
        </style:list-level-properties>
      </text:list-level-style-number>
      <text:list-level-style-number text:level="5" text:style-name="Character_5f_20_5f_style" style:num-suffix="." style:num-format="a" style:num-letter-sync="true" text:display-levels="5">
        <style:list-level-properties text:list-level-position-and-space-mode="label-alignment">
          <style:list-level-label-alignment text:label-followed-by="nothing"/>
        </style:list-level-properties>
      </text:list-level-style-number>
      <text:list-level-style-number text:level="6" text:style-name="Character_5f_20_5f_style" style:num-suffix="." style:num-format="i" text:display-levels="6">
        <style:list-level-properties text:list-level-position-and-space-mode="label-alignment" fo:text-align="end">
          <style:list-level-label-alignment text:label-followed-by="nothing"/>
        </style:list-level-properties>
      </text:list-level-style-number>
      <text:list-level-style-number text:level="7" text:style-name="Character_5f_20_5f_style" style:num-suffix="." style:num-format="1" text:display-levels="7">
        <style:list-level-properties text:list-level-position-and-space-mode="label-alignment">
          <style:list-level-label-alignment text:label-followed-by="nothing"/>
        </style:list-level-properties>
      </text:list-level-style-number>
      <text:list-level-style-number text:level="8" text:style-name="Character_5f_20_5f_style" style:num-suffix="." style:num-format="a" style:num-letter-sync="true" text:display-levels="8">
        <style:list-level-properties text:list-level-position-and-space-mode="label-alignment">
          <style:list-level-label-alignment text:label-followed-by="nothing"/>
        </style:list-level-properties>
      </text:list-level-style-number>
      <text:list-level-style-number text:level="9" text:style-name="Character_5f_20_5f_style" style:num-suffix="." style:num-format="i" text:display-levels="9">
        <style:list-level-properties text:list-level-position-and-space-mode="label-alignment" fo:text-align="end">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Character_5f_20_5f_style"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nothing"/>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84cm" fo:break-before="page" table:align="left" style:writing-mode="lr-tb"/>
    </style:style>
    <style:style style:name="Tabla2.A" style:family="table-column">
      <style:table-column-properties style:column-width="4.378cm"/>
    </style:style>
    <style:style style:name="Tabla2.B" style:family="table-column">
      <style:table-column-properties style:column-width="5.186cm"/>
    </style:style>
    <style:style style:name="Tabla2.C" style:family="table-column">
      <style:table-column-properties style:column-width="5.62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342cm" fo:break-before="page" table:align="left" style:writing-mode="lr-tb"/>
    </style:style>
    <style:style style:name="Tabla3.A" style:family="table-column">
      <style:table-column-properties style:column-width="4.378cm"/>
    </style:style>
    <style:style style:name="Tabla3.B" style:family="table-column">
      <style:table-column-properties style:column-width="5.186cm"/>
    </style:style>
    <style:style style:name="Tabla3.C" style:family="table-column">
      <style:table-column-properties style:column-width="5.779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style>
    <style:style style:name="MP2" style:family="paragraph" style:parent-style-name="Standard">
      <style:paragraph-properties fo:margin-left="0cm" fo:margin-right="-0.508cm" fo:text-align="center" style:justify-single-word="false" fo:text-indent="0cm" style:auto-text-indent="false"/>
      <style:text-properties fo:language="es" fo:country="MX"/>
    </style:style>
    <style:style style:name="MP3" style:family="paragraph" style:parent-style-name="Standard">
      <style:paragraph-properties fo:margin-left="0cm" fo:margin-right="-0.508cm" fo:text-indent="0cm" style:auto-text-indent="false" style:snap-to-layout-grid="false"/>
    </style:style>
    <style:style style:name="MP4" style:family="paragraph" style:parent-style-name="Standard">
      <style:paragraph-properties fo:margin-left="0cm" fo:margin-right="-0.508cm" fo:text-indent="0cm" style:auto-text-indent="false"/>
    </style:style>
    <style:style style:name="MP5"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6" style:family="paragraph" style:parent-style-name="Standard">
      <style:paragraph-properties fo:margin-left="0cm" fo:margin-right="-0.233cm" fo:text-align="center" style:justify-single-word="false" fo:text-indent="0cm" style:auto-text-indent="false"/>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2cm" fo:margin-left="3.5cm" fo:margin-right="3.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cm" fo:background-color="transparent" style:dynamic-spacing="false" draw:fill="none"/>
      </style:footer-style>
    </style:page-layout>
    <style:page-layout style:name="Mpm2">
      <style:page-layout-properties fo:page-width="21.001cm" fo:page-height="29.7cm" style:num-format="1" style:print-orientation="portrait" fo:margin-top="4.486cm" fo:margin-bottom="2cm" fo:margin-left="2cm" fo:margin-right="1.86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2">DCLE</text:p>
            </table:table-cell>
            <table:table-cell table:style-name="Tabla2.A1" office:value-type="string">
              <text:p text:style-name="MP2">ORDENANZA </text:p>
            </table:table-cell>
            <table:table-cell table:style-name="Tabla2.C1" office:value-type="string">
              <text:p text:style-name="MP3"/>
              <text:p text:style-name="MP4"><draw:frame draw:style-name="Mfr1" draw:name="Imagen1" text:anchor-type="char" svg:y="-0.146cm" svg:width="4.309cm" svg:height="1.281cm" draw:z-index="26"><draw:image xlink:href="Pictures/10000000000000F10000005849028E7FD4B347B6.jpg" xlink:type="simple" xlink:show="embed" xlink:actuate="onLoad"/></draw:frame></text:p>
              <text:p text:style-name="MP4"/>
              <text:p text:style-name="MP4"/>
              <text:p text:style-name="MP5"/>
              <text:p text:style-name="MP6"><text:span text:style-name="MT1">No a la violencia de género. Ni una menos. </text:span><text:span text:style-name="MT2">(Ordenanza 3029-CM-18)</text:span></text:p>
            </table:table-cell>
          </table:table-row>
        </table:table>
        <text:p text:style-name="Standard"/>
      </style:header>
      <style:header-lef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CLE</text:p>
            </table:table-cell>
            <table:table-cell table:style-name="Tabla3.A1" office:value-type="string">
              <text:p text:style-name="MP2">ORDENANZA </text:p>
            </table:table-cell>
            <table:table-cell table:style-name="Tabla3.C1" office:value-type="string">
              <text:p text:style-name="MP3"/>
              <text:p text:style-name="MP4"><draw:frame draw:style-name="Mfr1" draw:name="Imagen2" text:anchor-type="char" svg:y="-0.146cm" svg:width="4.293cm" svg:height="1.265cm" draw:z-index="21"><draw:image xlink:href="Pictures/10000000000000F100000058C178BD6B4A4305A5.jpg" xlink:type="simple" xlink:show="embed" xlink:actuate="onLoad"/></draw:frame></text:p>
              <text:p text:style-name="MP4"/>
              <text:p text:style-name="MP4"/>
              <text:p text:style-name="MP5"/>
              <text:p text:style-name="MP6"><text:span text:style-name="MT1">No a la violencia de género. Ni una menos. </text:span><text:span text:style-name="MT2">(Ordenanza 3029-CM-18)</text:span></text:p>
            </table:table-cell>
          </table:table-row>
        </table:table>
        <text:p text:style-name="MP4"/>
      </style:header-left>
      <style:footer>
        <text:p text:style-name="Footer"/>
      </style:footer>
      <style:footer-left>
        <text:p text:style-name="Footer"/>
      </style:footer-left>
    </style:master-page>
    <style:master-page style:name="Convertir_20_1" style:display-name="Converti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19-03-20T11:14:08.361872221</dc:date>
    <meta:editing-cycles>39</meta:editing-cycles>
    <meta:editing-duration>PT2H34M32S</meta:editing-duration>
    <meta:generator>LibreOffice/5.1.6.2$Linux_X86_64 LibreOffice_project/10m0$Build-2</meta:generator>
    <meta:print-date>2019-03-20T10:42:34.157492563</meta:print-date>
    <meta:document-statistic meta:table-count="6" meta:image-count="2" meta:object-count="0" meta:page-count="44" meta:paragraph-count="529" meta:word-count="12866" meta:character-count="83605" meta:non-whitespace-character-count="71184"/>
  </office:meta>
</office:document-meta>
</file>